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111.74pt"/>
    </style:style>
    <style:style style:name="co3" style:family="table-column">
      <style:table-column-properties fo:break-before="auto" style:column-width="81.75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45.5pt"/>
    </style:style>
    <style:style style:name="co6" style:family="table-column">
      <style:table-column-properties fo:break-before="auto" style:column-width="137.25pt"/>
    </style:style>
    <style:style style:name="co7" style:family="table-column">
      <style:table-column-properties fo:break-before="auto" style:column-width="139.49pt"/>
    </style:style>
    <style:style style:name="co8" style:family="table-column">
      <style:table-column-properties fo:break-before="auto" style:column-width="82.49pt"/>
    </style:style>
    <style:style style:name="co9" style:family="table-column">
      <style:table-column-properties fo:break-before="auto" style:column-width="75pt"/>
    </style:style>
    <style:style style:name="co10" style:family="table-column">
      <style:table-column-properties fo:break-before="auto" style:column-width="99.01pt"/>
    </style:style>
    <style:style style:name="co11" style:family="table-column">
      <style:table-column-properties fo:break-before="auto" style:column-width="141.76pt"/>
    </style:style>
    <style:style style:name="co12" style:family="table-column">
      <style:table-column-properties fo:break-before="auto" style:column-width="129pt"/>
    </style:style>
    <style:style style:name="co13" style:family="table-column">
      <style:table-column-properties fo:break-before="auto" style:column-width="90pt"/>
    </style:style>
    <style:style style:name="co14" style:family="table-column">
      <style:table-column-properties fo:break-before="auto" style:column-width="5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Panjang_20_Bayangan_20_Terhadap_20_Jarak">
      <style:table-properties table:display="true" style:writing-mode="lr-tb"/>
    </style:style>
    <style:style style:name="ta3" style:family="table" style:master-page-name="PageStyle_5f_Jarak_20_Pengamat_20_vs_20_Ketinggian_20_Matahari_20_GE">
      <style:table-properties table:display="true" style:writing-mode="lr-tb"/>
    </style:style>
    <style:style style:name="ta4" style:family="table" style:master-page-name="PageStyle_5f_Jarak_20_dari_20_Pontianak_20_vs_20_Ketinggian_20_Matahari_20_FE">
      <style:table-properties table:display="true" style:writing-mode="lr-tb"/>
    </style:style>
    <style:style style:name="ta5" style:family="table" style:master-page-name="PageStyle_5f_Sudut_20_vs_20_Jarak">
      <style:table-properties table:display="true" style:writing-mode="lr-tb"/>
    </style:style>
    <style:style style:name="ta6" style:family="table" style:master-page-name="PageStyle_5f_Simulasi_20_GE_20__28_unused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ntianak</text:p>
          </table:table-cell>
          <table:table-cell table:style-name="ce1" table:number-columns-repeated="2"/>
          <table:table-cell table:style-name="ce3"/>
          <table:table-cell table:style-name="ce3" office:value-type="float" office:value="-0.1427" calcext:value-type="float">
            <text:p>-0.14270000000000000</text:p>
          </table:table-cell>
          <table:table-cell table:style-name="ce3" office:value-type="float" office:value="109.3487" calcext:value-type="float">
            <text:p>109.3487000000000000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 table:number-columns-repeated="3"/>
          <table:table-cell table:style-name="ce7"/>
          <table:table-cell table:style-name="ce2" table:number-columns-repeated="3"/>
          <table:table-cell table:style-name="ce7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Gnomon (cm)</text:p>
          </table:table-cell>
          <table:table-cell table:style-name="ce2" office:value-type="string" calcext:value-type="string">
            <text:p>Shadow (cm)</text:p>
          </table:table-cell>
          <table:table-cell table:style-name="ce4" office:value-type="string" calcext:value-type="string">
            <text:p>Normalized Shadow (cm)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style-name="ce2" office:value-type="string" calcext:value-type="string">
            <text:p>Distance (km)</text:p>
          </table:table-cell>
          <table:table-cell table:style-name="ce2" office:value-type="string" calcext:value-type="string">
            <text:p>Distance (°)</text:p>
          </table:table-cell>
          <table:table-cell table:style-name="ce2" office:value-type="string" calcext:value-type="string">
            <text:p>Angle 1</text:p>
          </table:table-cell>
          <table:table-cell table:style-name="ce2" office:value-type="string" calcext:value-type="string">
            <text:p>Angle 2</text:p>
          </table:table-cell>
          <table:table-cell table:style-name="ce2" office:value-type="string" calcext:value-type="string">
            <text:p>FE Sun Distance</text:p>
          </table:table-cell>
          <table:table-cell table:style-name="ce2" office:value-type="string" calcext:value-type="string">
            <text:p>GE Earth Circumference</text:p>
          </table:table-cell>
          <table:table-cell table:style-name="ce2" office:value-type="string" calcext:value-type="string">
            <text:p>GE Sun Distance (BD)</text:p>
          </table:table-cell>
          <table:table-cell table:style-name="ce2" office:value-type="string" calcext:value-type="string">
            <text:p>Parallax</text:p>
          </table:table-cell>
          <table:table-cell table:style-name="ce2" office:value-type="string" calcext:value-type="string">
            <text:p>GE Sun Distance (FE101)</text:p>
          </table:table-cell>
          <table:table-cell table:style-name="ce2"/>
          <table:table-cell table:style-name="ce7" table:number-columns-repeated="10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ctoria Australi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5" table:formula="of:=200*[.D4]/[.C4]" office:value-type="float" office:value="253.333333333333" calcext:value-type="float">
            <text:p>253.33333333333300000</text:p>
          </table:table-cell>
          <table:table-cell table:style-name="ce5" office:value-type="float" office:value="-37.7359633333" calcext:value-type="float">
            <text:p>-37.73596333330000000</text:p>
          </table:table-cell>
          <table:table-cell table:style-name="ce5" office:value-type="float" office:value="144.96681" calcext:value-type="float">
            <text:p>144.96681000000000000</text:p>
          </table:table-cell>
          <table:table-cell table:formula="of:=6371*ACOS(COS(RADIANS(90-[.F4])) *COS(RADIANS(90-[.$F$1])) +SIN(RADIANS(90-[.F4])) *SIN(RADIANS(90-[.$F$1])) *COS(RADIANS([.G4]-[.$G$1])))" office:value-type="float" office:value="5546.24975801128" calcext:value-type="float">
            <text:p>5546.2497580113</text:p>
          </table:table-cell>
          <table:table-cell table:formula="of:=[.H4]/111.3194" office:value-type="float" office:value="49.8228499076646" calcext:value-type="float">
            <text:p>49.8228499077</text:p>
          </table:table-cell>
          <table:table-cell table:formula="of:=DEGREES(ATAN2([.C4];[.D4]))" office:value-type="float" office:value="51.7098368077569" calcext:value-type="float">
            <text:p>51.7098368078</text:p>
          </table:table-cell>
          <table:table-cell table:formula="of:=DEGREES(ATAN2([.D4];[.C4]))" office:value-type="float" office:value="38.2901631922431" calcext:value-type="float">
            <text:p>38.2901631922</text:p>
          </table:table-cell>
          <table:table-cell table:formula="of:=([.H4]+[.D4])*[.C4]/[.D4]" office:value-type="float" office:value="4408.6182300089" calcext:value-type="float">
            <text:p>4408.6182300089</text:p>
          </table:table-cell>
          <table:table-cell table:formula="of:=360/[.J4]*[.H4]" office:value-type="float" office:value="38612.5742439888" calcext:value-type="float">
            <text:p>38612.5742439888</text:p>
          </table:table-cell>
          <table:table-cell table:formula="of:=6371*(COS(RADIANS([.I4]))+SIN(RADIANS([.I4]))/TAN(RADIANS(90-[.I4]-[.K4])))" office:value-type="float" office:value="151860.441507843" calcext:value-type="float">
            <text:p>151860.441507843</text:p>
          </table:table-cell>
          <table:table-cell table:style-name="ce1" table:formula="of:=90-[.I4]-[.K4]" office:value-type="float" office:value="1.88698690009235" calcext:value-type="float">
            <text:p>1.8869869001</text:p>
          </table:table-cell>
          <table:table-cell table:formula="of:=6371*TAN(RADIANS([.I4]))/SIN(RADIANS([.I4]))+(([.D4]+6371*TAN(RADIANS([.I4])))*SIN([.K4]))/SIN(RADIANS(90-[.I4]-[.K4]))-6371" office:value-type="float" office:value="131831.888266713" calcext:value-type="float">
            <text:p>131831.888266713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gamakmur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4" calcext:value-type="float">
            <text:p>34</text:p>
          </table:table-cell>
          <table:table-cell table:style-name="ce5" table:formula="of:=200*[.D5]/[.C5]" office:value-type="float" office:value="24.1992882562278" calcext:value-type="float">
            <text:p>24.19928825622780000</text:p>
          </table:table-cell>
          <table:table-cell table:style-name="ce5" office:value-type="float" office:value="-3.43858705" calcext:value-type="float">
            <text:p>-3.43858705000000000</text:p>
          </table:table-cell>
          <table:table-cell table:style-name="ce5" office:value-type="float" office:value="102.20030321" calcext:value-type="float">
            <text:p>102.20030321000000000</text:p>
          </table:table-cell>
          <table:table-cell table:formula="of:=6371*ACOS(COS(RADIANS(90-[.F5])) *COS(RADIANS(90-[.$F$1])) +SIN(RADIANS(90-[.F5])) *SIN(RADIANS(90-[.$F$1])) *COS(RADIANS([.G5]-[.$G$1])))" office:value-type="float" office:value="874.831811215193" calcext:value-type="float">
            <text:p>874.8318112152</text:p>
          </table:table-cell>
          <table:table-cell table:formula="of:=[.H5]/111.3194" office:value-type="float" office:value="7.85875428016315" calcext:value-type="float">
            <text:p>7.8587542802</text:p>
          </table:table-cell>
          <table:table-cell table:formula="of:=DEGREES(ATAN2([.C5];[.D5]))" office:value-type="float" office:value="6.89904818850068" calcext:value-type="float">
            <text:p>6.8990481885</text:p>
          </table:table-cell>
          <table:table-cell table:formula="of:=DEGREES(ATAN2([.D5];[.C5]))" office:value-type="float" office:value="83.1009518114993" calcext:value-type="float">
            <text:p>83.1009518115</text:p>
          </table:table-cell>
          <table:table-cell table:formula="of:=([.H5]+[.D5])*[.C5]/[.D5]" office:value-type="float" office:value="7511.22761621969" calcext:value-type="float">
            <text:p>7511.2276162197</text:p>
          </table:table-cell>
          <table:table-cell table:formula="of:=360/[.J5]*[.H5]" office:value-type="float" office:value="45649.6959337681" calcext:value-type="float">
            <text:p>45649.6959337681</text:p>
          </table:table-cell>
          <table:table-cell table:formula="of:=6371*(COS(RADIANS([.I5]))+SIN(RADIANS([.I5]))/TAN(RADIANS(90-[.I5]-[.K5])))" office:value-type="float" office:value="-45690.811531751" calcext:value-type="float">
            <text:p>-45690.811531751</text:p>
          </table:table-cell>
          <table:table-cell table:style-name="ce1" table:formula="of:=90-[.I5]-[.K5]" office:value-type="float" office:value="-0.959706091662454" calcext:value-type="float">
            <text:p>-0.9597060917</text:p>
          </table:table-cell>
          <table:table-cell table:formula="of:=6371*TAN(RADIANS([.I5]))/SIN(RADIANS([.I5]))+(([.D5]+6371*TAN(RADIANS([.I5])))*SIN([.K5]))/SIN(RADIANS(90-[.I5]-[.K5]))-6371" office:value-type="float" office:value="-53849.3088380988" calcext:value-type="float">
            <text:p>-53849.3088380988</text:p>
          </table:table-cell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pasar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9.4" calcext:value-type="float">
            <text:p>29.4</text:p>
          </table:table-cell>
          <table:table-cell table:style-name="ce5" table:formula="of:=200*[.D6]/[.C6]" office:value-type="float" office:value="33.9884393063584" calcext:value-type="float">
            <text:p>33.98843930635840000</text:p>
          </table:table-cell>
          <table:table-cell table:style-name="ce5" office:value-type="float" office:value="-8.6634433333" calcext:value-type="float">
            <text:p>-8.66344333330000000</text:p>
          </table:table-cell>
          <table:table-cell table:style-name="ce5" office:value-type="float" office:value="115.245875" calcext:value-type="float">
            <text:p>115.24587500000000000</text:p>
          </table:table-cell>
          <table:table-cell table:formula="of:=6371*ACOS(COS(RADIANS(90-[.F6])) *COS(RADIANS(90-[.$F$1])) +SIN(RADIANS(90-[.F6])) *SIN(RADIANS(90-[.$F$1])) *COS(RADIANS([.G6]-[.$G$1])))" office:value-type="float" office:value="1150.7987242424" calcext:value-type="float">
            <text:p>1150.7987242424</text:p>
          </table:table-cell>
          <table:table-cell table:formula="of:=[.H6]/111.3194" office:value-type="float" office:value="10.3378092609411" calcext:value-type="float">
            <text:p>10.3378092609</text:p>
          </table:table-cell>
          <table:table-cell table:formula="of:=DEGREES(ATAN2([.C6];[.D6]))" office:value-type="float" office:value="9.64482641591654" calcext:value-type="float">
            <text:p>9.6448264159</text:p>
          </table:table-cell>
          <table:table-cell table:formula="of:=DEGREES(ATAN2([.D6];[.C6]))" office:value-type="float" office:value="80.3551735840835" calcext:value-type="float">
            <text:p>80.3551735841</text:p>
          </table:table-cell>
          <table:table-cell table:formula="of:=([.H6]+[.D6])*[.C6]/[.D6]" office:value-type="float" office:value="6944.70677870529" calcext:value-type="float">
            <text:p>6944.7067787053</text:p>
          </table:table-cell>
          <table:table-cell table:formula="of:=360/[.J6]*[.H6]" office:value-type="float" office:value="42954.3801891115" calcext:value-type="float">
            <text:p>42954.3801891115</text:p>
          </table:table-cell>
          <table:table-cell table:formula="of:=6371*(COS(RADIANS([.I6]))+SIN(RADIANS([.I6]))/TAN(RADIANS(90-[.I6]-[.K6])))" office:value-type="float" office:value="-88254.5557373913" calcext:value-type="float">
            <text:p>-88254.5557373913</text:p>
          </table:table-cell>
          <table:table-cell table:style-name="ce1" table:formula="of:=90-[.I6]-[.K6]" office:value-type="float" office:value="-0.692982845024517" calcext:value-type="float">
            <text:p>-0.692982845</text:p>
          </table:table-cell>
          <table:table-cell table:formula="of:=6371*TAN(RADIANS([.I6]))/SIN(RADIANS([.I6]))+(([.D6]+6371*TAN(RADIANS([.I6])))*SIN([.K6]))/SIN(RADIANS(90-[.I6]-[.K6]))-6371" office:value-type="float" office:value="95693.2733938536" calcext:value-type="float">
            <text:p>95693.2733938536</text:p>
          </table:table-cell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likpapan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4" calcext:value-type="float">
            <text:p>34</text:p>
          </table:table-cell>
          <table:table-cell table:style-name="ce5" table:formula="of:=200*[.D7]/[.C7]" office:value-type="float" office:value="29.5652173913043" calcext:value-type="float">
            <text:p>29.56521739130430000</text:p>
          </table:table-cell>
          <table:table-cell table:style-name="ce5" office:value-type="float" office:value="-1.23138031" calcext:value-type="float">
            <text:p>-1.23138031000000000</text:p>
          </table:table-cell>
          <table:table-cell table:style-name="ce5" office:value-type="float" office:value="116.8463978" calcext:value-type="float">
            <text:p>116.84639780000000000</text:p>
          </table:table-cell>
          <table:table-cell table:formula="of:=6371*ACOS(COS(RADIANS(90-[.F7])) *COS(RADIANS(90-[.$F$1])) +SIN(RADIANS(90-[.F7])) *SIN(RADIANS(90-[.$F$1])) *COS(RADIANS([.G7]-[.$G$1])))" office:value-type="float" office:value="842.377058085175" calcext:value-type="float">
            <text:p>842.3770580852</text:p>
          </table:table-cell>
          <table:table-cell table:formula="of:=[.H7]/111.3194" office:value-type="float" office:value="7.56720803458494" calcext:value-type="float">
            <text:p>7.5672080346</text:p>
          </table:table-cell>
          <table:table-cell table:formula="of:=DEGREES(ATAN2([.C7];[.D7]))" office:value-type="float" office:value="8.40891173260071" calcext:value-type="float">
            <text:p>8.4089117326</text:p>
          </table:table-cell>
          <table:table-cell table:formula="of:=DEGREES(ATAN2([.D7];[.C7]))" office:value-type="float" office:value="81.5910882673993" calcext:value-type="float">
            <text:p>81.5910882674</text:p>
          </table:table-cell>
          <table:table-cell table:formula="of:=([.H7]+[.D7])*[.C7]/[.D7]" office:value-type="float" office:value="5928.43303998795" calcext:value-type="float">
            <text:p>5928.433039988</text:p>
          </table:table-cell>
          <table:table-cell table:formula="of:=360/[.J7]*[.H7]" office:value-type="float" office:value="36063.6132895727" calcext:value-type="float">
            <text:p>36063.6132895727</text:p>
          </table:table-cell>
          <table:table-cell table:formula="of:=6371*(COS(RADIANS([.I7]))+SIN(RADIANS([.I7]))/TAN(RADIANS(90-[.I7]-[.K7])))" office:value-type="float" office:value="63422.5336199451" calcext:value-type="float">
            <text:p>63422.5336199451</text:p>
          </table:table-cell>
          <table:table-cell table:style-name="ce1" table:formula="of:=90-[.I7]-[.K7]" office:value-type="float" office:value="0.841703698015778" calcext:value-type="float">
            <text:p>0.841703698</text:p>
          </table:table-cell>
          <table:table-cell table:formula="of:=6371*TAN(RADIANS([.I7]))/SIN(RADIANS([.I7]))+(([.D7]+6371*TAN(RADIANS([.I7])))*SIN([.K7]))/SIN(RADIANS(90-[.I7]-[.K7]))-6371" office:value-type="float" office:value="-5349.54278129658" calcext:value-type="float">
            <text:p>-5349.5427812966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ndung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formula="of:=200*[.D8]/[.C8]" office:value-type="float" office:value="25.8620689655172" calcext:value-type="float">
            <text:p>25.86206896551720000</text:p>
          </table:table-cell>
          <table:table-cell table:style-name="ce5" office:value-type="float" office:value="-6.9187441936" calcext:value-type="float">
            <text:p>-6.91874419360000000</text:p>
          </table:table-cell>
          <table:table-cell table:style-name="ce5" office:value-type="float" office:value="107.652163756" calcext:value-type="float">
            <text:p>107.65216375600000000</text:p>
          </table:table-cell>
          <table:table-cell table:formula="of:=6371*ACOS(COS(RADIANS(90-[.F8])) *COS(RADIANS(90-[.$F$1])) +SIN(RADIANS(90-[.F8])) *SIN(RADIANS(90-[.$F$1])) *COS(RADIANS([.G8]-[.$G$1])))" office:value-type="float" office:value="776.604922628624" calcext:value-type="float">
            <text:p>776.6049226286</text:p>
          </table:table-cell>
          <table:table-cell table:formula="of:=[.H8]/111.3194" office:value-type="float" office:value="6.97636640719069" calcext:value-type="float">
            <text:p>6.9763664072</text:p>
          </table:table-cell>
          <table:table-cell table:formula="of:=DEGREES(ATAN2([.C8];[.D8]))" office:value-type="float" office:value="7.36805107162218" calcext:value-type="float">
            <text:p>7.3680510716</text:p>
          </table:table-cell>
          <table:table-cell table:formula="of:=DEGREES(ATAN2([.D8];[.C8]))" office:value-type="float" office:value="82.6319489283778" calcext:value-type="float">
            <text:p>82.6319489284</text:p>
          </table:table-cell>
          <table:table-cell table:formula="of:=([.H8]+[.D8])*[.C8]/[.D8]" office:value-type="float" office:value="6121.74473499469" calcext:value-type="float">
            <text:p>6121.7447349947</text:p>
          </table:table-cell>
          <table:table-cell table:formula="of:=360/[.J8]*[.H8]" office:value-type="float" office:value="37944.6029117645" calcext:value-type="float">
            <text:p>37944.6029117645</text:p>
          </table:table-cell>
          <table:table-cell table:formula="of:=6371*(COS(RADIANS([.I8]))+SIN(RADIANS([.I8]))/TAN(RADIANS(90-[.I8]-[.K8])))" office:value-type="float" office:value="119516.919201538" calcext:value-type="float">
            <text:p>119516.919201538</text:p>
          </table:table-cell>
          <table:table-cell table:style-name="ce1" table:formula="of:=90-[.I8]-[.K8]" office:value-type="float" office:value="0.39168466443148" calcext:value-type="float">
            <text:p>0.3916846644</text:p>
          </table:table-cell>
          <table:table-cell table:formula="of:=6371*TAN(RADIANS([.I8]))/SIN(RADIANS([.I8]))+(([.D8]+6371*TAN(RADIANS([.I8])))*SIN([.K8]))/SIN(RADIANS(90-[.I8]-[.K8]))-6371" office:value-type="float" office:value="94630.7698575506" calcext:value-type="float">
            <text:p>94630.7698575506</text:p>
          </table:table-cell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gor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6" calcext:value-type="float">
            <text:p>16</text:p>
          </table:table-cell>
          <table:table-cell table:style-name="ce5" table:formula="of:=200*[.D9]/[.C9]" office:value-type="float" office:value="24.6153846153846" calcext:value-type="float">
            <text:p>24.61538461538460000</text:p>
          </table:table-cell>
          <table:table-cell table:style-name="ce5" office:value-type="float" office:value="-6.6726342" calcext:value-type="float">
            <text:p>-6.67263420000000000</text:p>
          </table:table-cell>
          <table:table-cell table:style-name="ce5" office:value-type="float" office:value="106.8492853" calcext:value-type="float">
            <text:p>106.84928530000000000</text:p>
          </table:table-cell>
          <table:table-cell table:formula="of:=6371*ACOS(COS(RADIANS(90-[.F9])) *COS(RADIANS(90-[.$F$1])) +SIN(RADIANS(90-[.F9])) *SIN(RADIANS(90-[.$F$1])) *COS(RADIANS([.G9]-[.$G$1])))" office:value-type="float" office:value="777.237647489273" calcext:value-type="float">
            <text:p>777.2376474893</text:p>
          </table:table-cell>
          <table:table-cell table:formula="of:=[.H9]/111.3194" office:value-type="float" office:value="6.98205027595615" calcext:value-type="float">
            <text:p>6.982050276</text:p>
          </table:table-cell>
          <table:table-cell table:formula="of:=DEGREES(ATAN2([.C9];[.D9]))" office:value-type="float" office:value="7.01650174472291" calcext:value-type="float">
            <text:p>7.0165017447</text:p>
          </table:table-cell>
          <table:table-cell table:formula="of:=DEGREES(ATAN2([.D9];[.C9]))" office:value-type="float" office:value="82.9834982552771" calcext:value-type="float">
            <text:p>82.9834982553</text:p>
          </table:table-cell>
          <table:table-cell table:formula="of:=([.H9]+[.D9])*[.C9]/[.D9]" office:value-type="float" office:value="6445.05588585034" calcext:value-type="float">
            <text:p>6445.0558858504</text:p>
          </table:table-cell>
          <table:table-cell table:formula="of:=360/[.J9]*[.H9]" office:value-type="float" office:value="39878.2132857844" calcext:value-type="float">
            <text:p>39878.2132857844</text:p>
          </table:table-cell>
          <table:table-cell table:formula="of:=6371*(COS(RADIANS([.I9]))+SIN(RADIANS([.I9]))/TAN(RADIANS(90-[.I9]-[.K9])))" office:value-type="float" office:value="1294298.61263979" calcext:value-type="float">
            <text:p>1294298.61263979</text:p>
          </table:table-cell>
          <table:table-cell table:style-name="ce1" table:formula="of:=90-[.I9]-[.K9]" office:value-type="float" office:value="0.034451468766747" calcext:value-type="float">
            <text:p>0.0344514688</text:p>
          </table:table-cell>
          <table:table-cell table:formula="of:=6371*TAN(RADIANS([.I9]))/SIN(RADIANS([.I9]))+(([.D9]+6371*TAN(RADIANS([.I9])))*SIN([.K9]))/SIN(RADIANS(90-[.I9]-[.K9]))-6371" office:value-type="float" office:value="1276735.46809066" calcext:value-type="float">
            <text:p>1276735.46809066</text:p>
          </table:table-cell>
          <table:table-cell table:number-columns-repeated="100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pok</text:p>
          </table:table-cell>
          <table:table-cell table:style-name="ce1" office:value-type="float" office:value="232.5" calcext:value-type="float">
            <text:p>232.5</text:p>
          </table:table-cell>
          <table:table-cell table:style-name="ce1" office:value-type="float" office:value="21" calcext:value-type="float">
            <text:p>21</text:p>
          </table:table-cell>
          <table:table-cell table:style-name="ce5" table:formula="of:=200*[.D10]/[.C10]" office:value-type="float" office:value="18.0645161290323" calcext:value-type="float">
            <text:p>18.06451612903230000</text:p>
          </table:table-cell>
          <table:table-cell table:style-name="ce5" office:value-type="float" office:value="-6.4408628" calcext:value-type="float">
            <text:p>-6.44086280000000000</text:p>
          </table:table-cell>
          <table:table-cell table:style-name="ce5" office:value-type="float" office:value="106.88661544" calcext:value-type="float">
            <text:p>106.88661544000000000</text:p>
          </table:table-cell>
          <table:table-cell table:formula="of:=6371*ACOS(COS(RADIANS(90-[.F10])) *COS(RADIANS(90-[.$F$1])) +SIN(RADIANS(90-[.F10])) *SIN(RADIANS(90-[.$F$1])) *COS(RADIANS([.G10]-[.$G$1])))" office:value-type="float" office:value="751.71865657733" calcext:value-type="float">
            <text:p>751.7186565773</text:p>
          </table:table-cell>
          <table:table-cell table:formula="of:=[.H10]/111.3194" office:value-type="float" office:value="6.75280909326973" calcext:value-type="float">
            <text:p>6.7528090933</text:p>
          </table:table-cell>
          <table:table-cell table:formula="of:=DEGREES(ATAN2([.C10];[.D10]))" office:value-type="float" office:value="5.16109803336026" calcext:value-type="float">
            <text:p>5.1610980334</text:p>
          </table:table-cell>
          <table:table-cell table:formula="of:=DEGREES(ATAN2([.D10];[.C10]))" office:value-type="float" office:value="84.8389019666397" calcext:value-type="float">
            <text:p>84.8389019666</text:p>
          </table:table-cell>
          <table:table-cell table:formula="of:=([.H10]+[.D10])*[.C10]/[.D10]" office:value-type="float" office:value="8555.09941210616" calcext:value-type="float">
            <text:p>8555.0994121062</text:p>
          </table:table-cell>
          <table:table-cell table:formula="of:=360/[.J10]*[.H10]" office:value-type="float" office:value="52434.3297915708" calcext:value-type="float">
            <text:p>52434.3297915708</text:p>
          </table:table-cell>
          <table:table-cell table:formula="of:=6371*(COS(RADIANS([.I10]))+SIN(RADIANS([.I10]))/TAN(RADIANS(90-[.I10]-[.K10])))" office:value-type="float" office:value="-20632.5956817449" calcext:value-type="float">
            <text:p>-20632.5956817449</text:p>
          </table:table-cell>
          <table:table-cell table:style-name="ce1" table:formula="of:=90-[.I10]-[.K10]" office:value-type="float" office:value="-1.59171105990947" calcext:value-type="float">
            <text:p>-1.5917110599</text:p>
          </table:table-cell>
          <table:table-cell table:formula="of:=6371*TAN(RADIANS([.I10]))/SIN(RADIANS([.I10]))+(([.D10]+6371*TAN(RADIANS([.I10])))*SIN([.K10]))/SIN(RADIANS(90-[.I10]-[.K10]))-6371" office:value-type="float" office:value="488.332813629677" calcext:value-type="float">
            <text:p>488.3328136297</text:p>
          </table:table-cell>
          <table:table-cell table:number-columns-repeated="100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arut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9.5" calcext:value-type="float">
            <text:p>19.5</text:p>
          </table:table-cell>
          <table:table-cell table:style-name="ce5" table:formula="of:=200*[.D11]/[.C11]" office:value-type="float" office:value="19.5" calcext:value-type="float">
            <text:p>19.50000000000000000</text:p>
          </table:table-cell>
          <table:table-cell table:style-name="ce5" office:value-type="float" office:value="-7.18786" calcext:value-type="float">
            <text:p>-7.18786000000000000</text:p>
          </table:table-cell>
          <table:table-cell table:style-name="ce5" office:value-type="float" office:value="107.8858633333" calcext:value-type="float">
            <text:p>107.88586333330000000</text:p>
          </table:table-cell>
          <table:table-cell table:formula="of:=6371*ACOS(COS(RADIANS(90-[.F11])) *COS(RADIANS(90-[.$F$1])) +SIN(RADIANS(90-[.F11])) *SIN(RADIANS(90-[.$F$1])) *COS(RADIANS([.G11]-[.$G$1])))" office:value-type="float" office:value="800.00639454415" calcext:value-type="float">
            <text:p>800.0063945442</text:p>
          </table:table-cell>
          <table:table-cell table:formula="of:=[.H11]/111.3194" office:value-type="float" office:value="7.18658557757363" calcext:value-type="float">
            <text:p>7.1865855776</text:p>
          </table:table-cell>
          <table:table-cell table:formula="of:=DEGREES(ATAN2([.C11];[.D11]))" office:value-type="float" office:value="5.56873707797664" calcext:value-type="float">
            <text:p>5.568737078</text:p>
          </table:table-cell>
          <table:table-cell table:formula="of:=DEGREES(ATAN2([.D11];[.C11]))" office:value-type="float" office:value="84.4312629220234" calcext:value-type="float">
            <text:p>84.431262922</text:p>
          </table:table-cell>
          <table:table-cell table:formula="of:=([.H11]+[.D11])*[.C11]/[.D11]" office:value-type="float" office:value="8405.19379019641" calcext:value-type="float">
            <text:p>8405.1937901964</text:p>
          </table:table-cell>
          <table:table-cell table:formula="of:=360/[.J11]*[.H11]" office:value-type="float" office:value="51717.7051103547" calcext:value-type="float">
            <text:p>51717.7051103547</text:p>
          </table:table-cell>
          <table:table-cell table:formula="of:=6371*(COS(RADIANS([.I11]))+SIN(RADIANS([.I11]))/TAN(RADIANS(90-[.I11]-[.K11])))" office:value-type="float" office:value="-21897.786132247" calcext:value-type="float">
            <text:p>-21897.786132247</text:p>
          </table:table-cell>
          <table:table-cell table:style-name="ce1" table:formula="of:=90-[.I11]-[.K11]" office:value-type="float" office:value="-1.617848499597" calcext:value-type="float">
            <text:p>-1.6178484996</text:p>
          </table:table-cell>
          <table:table-cell table:formula="of:=6371*TAN(RADIANS([.I11]))/SIN(RADIANS([.I11]))+(([.D11]+6371*TAN(RADIANS([.I11])))*SIN([.K11]))/SIN(RADIANS(90-[.I11]-[.K11]))-6371" office:value-type="float" office:value="-11076.6921690992" calcext:value-type="float">
            <text:p>-11076.6921690992</text:p>
          </table:table-cell>
          <table:table-cell table:number-columns-repeated="100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orontalo</text:p>
          </table:table-cell>
          <table:table-cell table:style-name="ce1" office:value-type="float" office:value="100.02" calcext:value-type="float">
            <text:p>100.02</text:p>
          </table:table-cell>
          <table:table-cell table:style-name="ce1" office:value-type="float" office:value="27" calcext:value-type="float">
            <text:p>27</text:p>
          </table:table-cell>
          <table:table-cell table:style-name="ce5" table:formula="of:=200*[.D12]/[.C12]" office:value-type="float" office:value="53.9892021595681" calcext:value-type="float">
            <text:p>53.98920215956810000</text:p>
          </table:table-cell>
          <table:table-cell table:style-name="ce5" office:value-type="float" office:value="0.5559183333" calcext:value-type="float">
            <text:p>0.55591833330000000</text:p>
          </table:table-cell>
          <table:table-cell table:style-name="ce5" office:value-type="float" office:value="123.063255" calcext:value-type="float">
            <text:p>123.06325500000000000</text:p>
          </table:table-cell>
          <table:table-cell table:formula="of:=6371*ACOS(COS(RADIANS(90-[.F12])) *COS(RADIANS(90-[.$F$1])) +SIN(RADIANS(90-[.F12])) *SIN(RADIANS(90-[.$F$1])) *COS(RADIANS([.G12]-[.$G$1])))" office:value-type="float" office:value="1526.94683975998" calcext:value-type="float">
            <text:p>1526.94683976</text:p>
          </table:table-cell>
          <table:table-cell table:formula="of:=[.H12]/111.3194" office:value-type="float" office:value="13.7168080295077" calcext:value-type="float">
            <text:p>13.7168080295</text:p>
          </table:table-cell>
          <table:table-cell table:formula="of:=DEGREES(ATAN2([.C12];[.D12]))" office:value-type="float" office:value="15.1066919128622" calcext:value-type="float">
            <text:p>15.1066919129</text:p>
          </table:table-cell>
          <table:table-cell table:formula="of:=DEGREES(ATAN2([.D12];[.C12]))" office:value-type="float" office:value="74.8933080871378" calcext:value-type="float">
            <text:p>74.8933080871</text:p>
          </table:table-cell>
          <table:table-cell table:formula="of:=([.H12]+[.D12])*[.C12]/[.D12]" office:value-type="float" office:value="5756.50973751087" calcext:value-type="float">
            <text:p>5756.5097375109</text:p>
          </table:table-cell>
          <table:table-cell table:formula="of:=360/[.J12]*[.H12]" office:value-type="float" office:value="36387.9044786479" calcext:value-type="float">
            <text:p>36387.9044786479</text:p>
          </table:table-cell>
          <table:table-cell table:formula="of:=6371*(COS(RADIANS([.I12]))+SIN(RADIANS([.I12]))/TAN(RADIANS(90-[.I12]-[.K12])))" office:value-type="float" office:value="68453.7909682395" calcext:value-type="float">
            <text:p>68453.7909682395</text:p>
          </table:table-cell>
          <table:table-cell table:style-name="ce1" table:formula="of:=90-[.I12]-[.K12]" office:value-type="float" office:value="1.3898838833545" calcext:value-type="float">
            <text:p>1.3898838834</text:p>
          </table:table-cell>
          <table:table-cell table:formula="of:=6371*TAN(RADIANS([.I12]))/SIN(RADIANS([.I12]))+(([.D12]+6371*TAN(RADIANS([.I12])))*SIN([.K12]))/SIN(RADIANS(90-[.I12]-[.K12]))-6371" office:value-type="float" office:value="-31364.213740153" calcext:value-type="float">
            <text:p>-31364.213740153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robogan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3.7" calcext:value-type="float">
            <text:p>33.7</text:p>
          </table:table-cell>
          <table:table-cell table:style-name="ce5" table:formula="of:=200*[.D13]/[.C13]" office:value-type="float" office:value="26.4313725490196" calcext:value-type="float">
            <text:p>26.43137254901960000</text:p>
          </table:table-cell>
          <table:table-cell table:style-name="ce5" office:value-type="float" office:value="-7.0907886823" calcext:value-type="float">
            <text:p>-7.09078868230000000</text:p>
          </table:table-cell>
          <table:table-cell table:style-name="ce5" office:value-type="float" office:value="111.0961801651" calcext:value-type="float">
            <text:p>111.09618016510000000</text:p>
          </table:table-cell>
          <table:table-cell table:formula="of:=6371*ACOS(COS(RADIANS(90-[.F13])) *COS(RADIANS(90-[.$F$1])) +SIN(RADIANS(90-[.F13])) *SIN(RADIANS(90-[.$F$1])) *COS(RADIANS([.G13]-[.$G$1])))" office:value-type="float" office:value="796.529065305305" calcext:value-type="float">
            <text:p>796.5290653053</text:p>
          </table:table-cell>
          <table:table-cell table:formula="of:=[.H13]/111.3194" office:value-type="float" office:value="7.15534817206439" calcext:value-type="float">
            <text:p>7.1553481721</text:p>
          </table:table-cell>
          <table:table-cell table:formula="of:=DEGREES(ATAN2([.C13];[.D13]))" office:value-type="float" office:value="7.528403800988" calcext:value-type="float">
            <text:p>7.528403801</text:p>
          </table:table-cell>
          <table:table-cell table:formula="of:=DEGREES(ATAN2([.D13];[.C13]))" office:value-type="float" office:value="82.471596199012" calcext:value-type="float">
            <text:p>82.471596199</text:p>
          </table:table-cell>
          <table:table-cell table:formula="of:=([.H13]+[.D13])*[.C13]/[.D13]" office:value-type="float" office:value="6282.1487137345" calcext:value-type="float">
            <text:p>6282.1487137345</text:p>
          </table:table-cell>
          <table:table-cell table:formula="of:=360/[.J13]*[.H13]" office:value-type="float" office:value="38089.1449356473" calcext:value-type="float">
            <text:p>38089.1449356473</text:p>
          </table:table-cell>
          <table:table-cell table:formula="of:=6371*(COS(RADIANS([.I13]))+SIN(RADIANS([.I13]))/TAN(RADIANS(90-[.I13]-[.K13])))" office:value-type="float" office:value="128200.463890454" calcext:value-type="float">
            <text:p>128200.463890454</text:p>
          </table:table-cell>
          <table:table-cell table:style-name="ce1" table:formula="of:=90-[.I13]-[.K13]" office:value-type="float" office:value="0.373055628923609" calcext:value-type="float">
            <text:p>0.3730556289</text:p>
          </table:table-cell>
          <table:table-cell table:formula="of:=6371*TAN(RADIANS([.I13]))/SIN(RADIANS([.I13]))+(([.D13]+6371*TAN(RADIANS([.I13])))*SIN([.K13]))/SIN(RADIANS(90-[.I13]-[.K13]))-6371" office:value-type="float" office:value="91002.1595977458" calcext:value-type="float">
            <text:p>91002.1595977458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alimantan Selatan</text:p>
          </table:table-cell>
          <table:table-cell table:style-name="ce1" office:value-type="float" office:value="81.5" calcext:value-type="float">
            <text:p>81.5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200*[.D14]/[.C14]" office:value-type="float" office:value="24.5398773006135" calcext:value-type="float">
            <text:p>24.53987730061350000</text:p>
          </table:table-cell>
          <table:table-cell table:style-name="ce5" office:value-type="float" office:value="-3.42999" calcext:value-type="float">
            <text:p>-3.42999000000000000</text:p>
          </table:table-cell>
          <table:table-cell table:style-name="ce5" office:value-type="float" office:value="114.80696" calcext:value-type="float">
            <text:p>114.80696000000000000</text:p>
          </table:table-cell>
          <table:table-cell table:formula="of:=6371*ACOS(COS(RADIANS(90-[.F14])) *COS(RADIANS(90-[.$F$1])) +SIN(RADIANS(90-[.F14])) *SIN(RADIANS(90-[.$F$1])) *COS(RADIANS([.G14]-[.$G$1])))" office:value-type="float" office:value="708.179139187876" calcext:value-type="float">
            <text:p>708.1791391879</text:p>
          </table:table-cell>
          <table:table-cell table:formula="of:=[.H14]/111.3194" office:value-type="float" office:value="6.36168663492506" calcext:value-type="float">
            <text:p>6.3616866349</text:p>
          </table:table-cell>
          <table:table-cell table:formula="of:=DEGREES(ATAN2([.C14];[.D14]))" office:value-type="float" office:value="6.995192297258" calcext:value-type="float">
            <text:p>6.9951922973</text:p>
          </table:table-cell>
          <table:table-cell table:formula="of:=DEGREES(ATAN2([.D14];[.C14]))" office:value-type="float" office:value="83.004807702742" calcext:value-type="float">
            <text:p>83.0048077027</text:p>
          </table:table-cell>
          <table:table-cell table:formula="of:=([.H14]+[.D14])*[.C14]/[.D14]" office:value-type="float" office:value="5853.15998438119" calcext:value-type="float">
            <text:p>5853.1599843812</text:p>
          </table:table-cell>
          <table:table-cell table:formula="of:=360/[.J14]*[.H14]" office:value-type="float" office:value="36445.6728670018" calcext:value-type="float">
            <text:p>36445.6728670018</text:p>
          </table:table-cell>
          <table:table-cell table:formula="of:=6371*(COS(RADIANS([.I14]))+SIN(RADIANS([.I14]))/TAN(RADIANS(90-[.I14]-[.K14])))" office:value-type="float" office:value="70175.6040246662" calcext:value-type="float">
            <text:p>70175.6040246662</text:p>
          </table:table-cell>
          <table:table-cell table:style-name="ce1" table:formula="of:=90-[.I14]-[.K14]" office:value-type="float" office:value="0.633505662332922" calcext:value-type="float">
            <text:p>0.6335056623</text:p>
          </table:table-cell>
          <table:table-cell table:formula="of:=6371*TAN(RADIANS([.I14]))/SIN(RADIANS([.I14]))+(([.D14]+6371*TAN(RADIANS([.I14])))*SIN([.K14]))/SIN(RADIANS(90-[.I14]-[.K14]))-6371" office:value-type="float" office:value="63203.6942517965" calcext:value-type="float">
            <text:p>63203.6942517965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uantan Malaysi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5" table:formula="of:=200*[.D15]/[.C15]" office:value-type="float" office:value="14" calcext:value-type="float">
            <text:p>14.00000000000000000</text:p>
          </table:table-cell>
          <table:table-cell table:style-name="ce5" office:value-type="float" office:value="3.89217816" calcext:value-type="float">
            <text:p>3.89217816000000000</text:p>
          </table:table-cell>
          <table:table-cell table:style-name="ce5" office:value-type="float" office:value="103.337188" calcext:value-type="float">
            <text:p>103.33718800000000000</text:p>
          </table:table-cell>
          <table:table-cell table:formula="of:=6371*ACOS(COS(RADIANS(90-[.F15])) *COS(RADIANS(90-[.$F$1])) +SIN(RADIANS(90-[.F15])) *SIN(RADIANS(90-[.$F$1])) *COS(RADIANS([.G15]-[.$G$1])))" office:value-type="float" office:value="804.645975764234" calcext:value-type="float">
            <text:p>804.6459757642</text:p>
          </table:table-cell>
          <table:table-cell table:formula="of:=[.H15]/111.3194" office:value-type="float" office:value="7.22826367878585" calcext:value-type="float">
            <text:p>7.2282636788</text:p>
          </table:table-cell>
          <table:table-cell table:formula="of:=DEGREES(ATAN2([.C15];[.D15]))" office:value-type="float" office:value="4.00417294070939" calcext:value-type="float">
            <text:p>4.0041729407</text:p>
          </table:table-cell>
          <table:table-cell table:formula="of:=DEGREES(ATAN2([.D15];[.C15]))" office:value-type="float" office:value="85.9958270592906" calcext:value-type="float">
            <text:p>85.9958270593</text:p>
          </table:table-cell>
          <table:table-cell table:formula="of:=([.H15]+[.D15])*[.C15]/[.D15]" office:value-type="float" office:value="11594.9425109176" calcext:value-type="float">
            <text:p>11594.9425109176</text:p>
          </table:table-cell>
          <table:table-cell table:formula="of:=360/[.J15]*[.H15]" office:value-type="float" office:value="72342.6674033228" calcext:value-type="float">
            <text:p>72342.6674033228</text:p>
          </table:table-cell>
          <table:table-cell table:formula="of:=6371*(COS(RADIANS([.I15]))+SIN(RADIANS([.I15]))/TAN(RADIANS(90-[.I15]-[.K15])))" office:value-type="float" office:value="-7910.2246224809" calcext:value-type="float">
            <text:p>-7910.2246224809</text:p>
          </table:table-cell>
          <table:table-cell table:style-name="ce1" table:formula="of:=90-[.I15]-[.K15]" office:value-type="float" office:value="-3.22409073807647" calcext:value-type="float">
            <text:p>-3.2240907381</text:p>
          </table:table-cell>
          <table:table-cell table:formula="of:=6371*TAN(RADIANS([.I15]))/SIN(RADIANS([.I15]))+(([.D15]+6371*TAN(RADIANS([.I15])))*SIN([.K15]))/SIN(RADIANS(90-[.I15]-[.K15]))-6371" office:value-type="float" office:value="13410.2898045633" calcext:value-type="float">
            <text:p>13410.2898045633</text:p>
          </table:table-cell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udu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" calcext:value-type="float">
            <text:p>11</text:p>
          </table:table-cell>
          <table:table-cell table:style-name="ce5" table:formula="of:=200*[.D16]/[.C16]" office:value-type="float" office:value="14.6666666666667" calcext:value-type="float">
            <text:p>14.66666666666670000</text:p>
          </table:table-cell>
          <table:table-cell table:style-name="ce5" office:value-type="float" office:value="-6.8017" calcext:value-type="float">
            <text:p>-6.80170000000000000</text:p>
          </table:table-cell>
          <table:table-cell table:style-name="ce5" office:value-type="float" office:value="110.831" calcext:value-type="float">
            <text:p>110.83100000000000000</text:p>
          </table:table-cell>
          <table:table-cell table:formula="of:=6371*ACOS(COS(RADIANS(90-[.F16])) *COS(RADIANS(90-[.$F$1])) +SIN(RADIANS(90-[.F16])) *SIN(RADIANS(90-[.$F$1])) *COS(RADIANS([.G16]-[.$G$1])))" office:value-type="float" office:value="758.484243547537" calcext:value-type="float">
            <text:p>758.4842435475</text:p>
          </table:table-cell>
          <table:table-cell table:formula="of:=[.H16]/111.3194" office:value-type="float" office:value="6.81358544465329" calcext:value-type="float">
            <text:p>6.8135854447</text:p>
          </table:table-cell>
          <table:table-cell table:formula="of:=DEGREES(ATAN2([.C16];[.D16]))" office:value-type="float" office:value="4.19418278839086" calcext:value-type="float">
            <text:p>4.1941827884</text:p>
          </table:table-cell>
          <table:table-cell table:formula="of:=DEGREES(ATAN2([.D16];[.C16]))" office:value-type="float" office:value="85.8058172116091" calcext:value-type="float">
            <text:p>85.8058172116</text:p>
          </table:table-cell>
          <table:table-cell table:formula="of:=([.H16]+[.D16])*[.C16]/[.D16]" office:value-type="float" office:value="10492.9669574664" calcext:value-type="float">
            <text:p>10492.9669574664</text:p>
          </table:table-cell>
          <table:table-cell table:formula="of:=360/[.J16]*[.H16]" office:value-type="float" office:value="65103.1062434629" calcext:value-type="float">
            <text:p>65103.1062434629</text:p>
          </table:table-cell>
          <table:table-cell table:formula="of:=6371*(COS(RADIANS([.I16]))+SIN(RADIANS([.I16]))/TAN(RADIANS(90-[.I16]-[.K16])))" office:value-type="float" office:value="-10195.6766472303" calcext:value-type="float">
            <text:p>-10195.6766472303</text:p>
          </table:table-cell>
          <table:table-cell table:style-name="ce1" table:formula="of:=90-[.I16]-[.K16]" office:value-type="float" office:value="-2.61940265626242" calcext:value-type="float">
            <text:p>-2.6194026563</text:p>
          </table:table-cell>
          <table:table-cell table:formula="of:=6371*TAN(RADIANS([.I16]))/SIN(RADIANS([.I16]))+(([.D16]+6371*TAN(RADIANS([.I16])))*SIN([.K16]))/SIN(RADIANS(90-[.I16]-[.K16]))-6371" office:value-type="float" office:value="14104.9189051749" calcext:value-type="float">
            <text:p>14104.9189051749</text:p>
          </table:table-cell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gelan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formula="of:=200*[.D17]/[.C17]" office:value-type="float" office:value="30" calcext:value-type="float">
            <text:p>30.00000000000000000</text:p>
          </table:table-cell>
          <table:table-cell table:style-name="ce5" office:value-type="float" office:value="-7.47363469" calcext:value-type="float">
            <text:p>-7.47363469000000000</text:p>
          </table:table-cell>
          <table:table-cell table:style-name="ce5" office:value-type="float" office:value="110.32460032" calcext:value-type="float">
            <text:p>110.32460032000000000</text:p>
          </table:table-cell>
          <table:table-cell table:formula="of:=6371*ACOS(COS(RADIANS(90-[.F17])) *COS(RADIANS(90-[.$F$1])) +SIN(RADIANS(90-[.F17])) *SIN(RADIANS(90-[.$F$1])) *COS(RADIANS([.G17]-[.$G$1])))" office:value-type="float" office:value="822.312401924386" calcext:value-type="float">
            <text:p>822.3124019244</text:p>
          </table:table-cell>
          <table:table-cell table:formula="of:=[.H17]/111.3194" office:value-type="float" office:value="7.38696401457775" calcext:value-type="float">
            <text:p>7.3869640146</text:p>
          </table:table-cell>
          <table:table-cell table:formula="of:=DEGREES(ATAN2([.C17];[.D17]))" office:value-type="float" office:value="8.53076560994813" calcext:value-type="float">
            <text:p>8.5307656099</text:p>
          </table:table-cell>
          <table:table-cell table:formula="of:=DEGREES(ATAN2([.D17];[.C17]))" office:value-type="float" office:value="81.4692343900519" calcext:value-type="float">
            <text:p>81.4692343901</text:p>
          </table:table-cell>
          <table:table-cell table:formula="of:=([.H17]+[.D17])*[.C17]/[.D17]" office:value-type="float" office:value="5582.08267949591" calcext:value-type="float">
            <text:p>5582.0826794959</text:p>
          </table:table-cell>
          <table:table-cell table:formula="of:=360/[.J17]*[.H17]" office:value-type="float" office:value="34701.7463881039" calcext:value-type="float">
            <text:p>34701.7463881039</text:p>
          </table:table-cell>
          <table:table-cell table:formula="of:=6371*(COS(RADIANS([.I17]))+SIN(RADIANS([.I17]))/TAN(RADIANS(90-[.I17]-[.K17])))" office:value-type="float" office:value="47344.3312987997" calcext:value-type="float">
            <text:p>47344.3312987997</text:p>
          </table:table-cell>
          <table:table-cell table:style-name="ce1" table:formula="of:=90-[.I17]-[.K17]" office:value-type="float" office:value="1.14380159537038" calcext:value-type="float">
            <text:p>1.1438015954</text:p>
          </table:table-cell>
          <table:table-cell table:formula="of:=6371*TAN(RADIANS([.I17]))/SIN(RADIANS([.I17]))+(([.D17]+6371*TAN(RADIANS([.I17])))*SIN([.K17]))/SIN(RADIANS(90-[.I17]-[.K17]))-6371" office:value-type="float" office:value="-8818.51852234108" calcext:value-type="float">
            <text:p>-8818.5185223411</text:p>
          </table:table-cell>
          <table:table-cell table:number-columns-repeated="100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dakan Malaysia</text:p>
          </table:table-cell>
          <table:table-cell table:style-name="ce1" office:value-type="float" office:value="107.95" calcext:value-type="float">
            <text:p>107.95</text:p>
          </table:table-cell>
          <table:table-cell table:style-name="ce1" office:value-type="float" office:value="22.86" calcext:value-type="float">
            <text:p>22.86</text:p>
          </table:table-cell>
          <table:table-cell table:style-name="ce5" table:formula="of:=200*[.D18]/[.C18]" office:value-type="float" office:value="42.3529411764706" calcext:value-type="float">
            <text:p>42.35294117647060000</text:p>
          </table:table-cell>
          <table:table-cell table:style-name="ce5" office:value-type="float" office:value="5.83944" calcext:value-type="float">
            <text:p>5.83944000000000000</text:p>
          </table:table-cell>
          <table:table-cell table:style-name="ce5" office:value-type="float" office:value="118.12106606" calcext:value-type="float">
            <text:p>118.12106606000000000</text:p>
          </table:table-cell>
          <table:table-cell table:formula="of:=6371*ACOS(COS(RADIANS(90-[.F18])) *COS(RADIANS(90-[.$F$1])) +SIN(RADIANS(90-[.F18])) *SIN(RADIANS(90-[.$F$1])) *COS(RADIANS([.G18]-[.$G$1])))" office:value-type="float" office:value="1179.29394195143" calcext:value-type="float">
            <text:p>1179.2939419514</text:p>
          </table:table-cell>
          <table:table-cell table:formula="of:=[.H18]/111.3194" office:value-type="float" office:value="10.5937863656419" calcext:value-type="float">
            <text:p>10.5937863656</text:p>
          </table:table-cell>
          <table:table-cell table:formula="of:=DEGREES(ATAN2([.C18];[.D18]))" office:value-type="float" office:value="11.9565842431491" calcext:value-type="float">
            <text:p>11.9565842431</text:p>
          </table:table-cell>
          <table:table-cell table:formula="of:=DEGREES(ATAN2([.D18];[.C18]))" office:value-type="float" office:value="78.0434157568509" calcext:value-type="float">
            <text:p>78.0434157569</text:p>
          </table:table-cell>
          <table:table-cell table:formula="of:=([.H18]+[.D18])*[.C18]/[.D18]" office:value-type="float" office:value="5676.83805921511" calcext:value-type="float">
            <text:p>5676.8380592151</text:p>
          </table:table-cell>
          <table:table-cell table:formula="of:=360/[.J18]*[.H18]" office:value-type="float" office:value="35507.2828885701" calcext:value-type="float">
            <text:p>35507.2828885701</text:p>
          </table:table-cell>
          <table:table-cell table:formula="of:=6371*(COS(RADIANS([.I18]))+SIN(RADIANS([.I18]))/TAN(RADIANS(90-[.I18]-[.K18])))" office:value-type="float" office:value="55496.7475919368" calcext:value-type="float">
            <text:p>55496.7475919368</text:p>
          </table:table-cell>
          <table:table-cell table:style-name="ce1" table:formula="of:=90-[.I18]-[.K18]" office:value-type="float" office:value="1.36279787750725" calcext:value-type="float">
            <text:p>1.3627978775</text:p>
          </table:table-cell>
          <table:table-cell table:formula="of:=6371*TAN(RADIANS([.I18]))/SIN(RADIANS([.I18]))+(([.D18]+6371*TAN(RADIANS([.I18])))*SIN([.K18]))/SIN(RADIANS(90-[.I18]-[.K18]))-6371" office:value-type="float" office:value="24430.1333881504" calcext:value-type="float">
            <text:p>24430.1333881504</text:p>
          </table:table-cell>
          <table:table-cell table:number-columns-repeated="100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lembang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.2" calcext:value-type="float">
            <text:p>15.2</text:p>
          </table:table-cell>
          <table:table-cell table:style-name="ce5" table:formula="of:=200*[.D19]/[.C19]" office:value-type="float" office:value="24.1269841269841" calcext:value-type="float">
            <text:p>24.12698412698410000</text:p>
          </table:table-cell>
          <table:table-cell table:style-name="ce5" office:value-type="float" office:value="-3.01392" calcext:value-type="float">
            <text:p>-3.01392000000000000</text:p>
          </table:table-cell>
          <table:table-cell table:style-name="ce5" office:value-type="float" office:value="104.7943466667" calcext:value-type="float">
            <text:p>104.79434666670000000</text:p>
          </table:table-cell>
          <table:table-cell table:formula="of:=6371*ACOS(COS(RADIANS(90-[.F19])) *COS(RADIANS(90-[.$F$1])) +SIN(RADIANS(90-[.F19])) *SIN(RADIANS(90-[.$F$1])) *COS(RADIANS([.G19]-[.$G$1])))" office:value-type="float" office:value="598.451330436612" calcext:value-type="float">
            <text:p>598.4513304366</text:p>
          </table:table-cell>
          <table:table-cell table:formula="of:=[.H19]/111.3194" office:value-type="float" office:value="5.37598415403435" calcext:value-type="float">
            <text:p>5.375984154</text:p>
          </table:table-cell>
          <table:table-cell table:formula="of:=DEGREES(ATAN2([.C19];[.D19]))" office:value-type="float" office:value="6.87863257650135" calcext:value-type="float">
            <text:p>6.8786325765</text:p>
          </table:table-cell>
          <table:table-cell table:formula="of:=DEGREES(ATAN2([.D19];[.C19]))" office:value-type="float" office:value="83.1213674234987" calcext:value-type="float">
            <text:p>83.1213674235</text:p>
          </table:table-cell>
          <table:table-cell table:formula="of:=([.H19]+[.D19])*[.C19]/[.D19]" office:value-type="float" office:value="5086.84655493507" calcext:value-type="float">
            <text:p>5086.8465549351</text:p>
          </table:table-cell>
          <table:table-cell table:formula="of:=360/[.J19]*[.H19]" office:value-type="float" office:value="31320.5388659907" calcext:value-type="float">
            <text:p>31320.5388659907</text:p>
          </table:table-cell>
          <table:table-cell table:formula="of:=6371*(COS(RADIANS([.I19]))+SIN(RADIANS([.I19]))/TAN(RADIANS(90-[.I19]-[.K19])))" office:value-type="float" office:value="29097.6800159602" calcext:value-type="float">
            <text:p>29097.6800159602</text:p>
          </table:table-cell>
          <table:table-cell table:style-name="ce1" table:formula="of:=90-[.I19]-[.K19]" office:value-type="float" office:value="1.50264842246698" calcext:value-type="float">
            <text:p>1.5026484225</text:p>
          </table:table-cell>
          <table:table-cell table:formula="of:=6371*TAN(RADIANS([.I19]))/SIN(RADIANS([.I19]))+(([.D19]+6371*TAN(RADIANS([.I19])))*SIN([.K19]))/SIN(RADIANS(90-[.I19]-[.K19]))-6371" office:value-type="float" office:value="23270.5204069049" calcext:value-type="float">
            <text:p>23270.5204069049</text:p>
          </table:table-cell>
          <table:table-cell table:number-columns-repeated="100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Jayapura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31" calcext:value-type="float">
            <text:p>131</text:p>
          </table:table-cell>
          <table:table-cell table:style-name="ce5" table:formula="of:=200*[.D20]/[.C20]" office:value-type="float" office:value="129.70297029703" calcext:value-type="float">
            <text:p>129.70297029703000000</text:p>
          </table:table-cell>
          <table:table-cell table:style-name="ce5" office:value-type="float" office:value="-2.5807016667" calcext:value-type="float">
            <text:p>-2.58070166670000000</text:p>
          </table:table-cell>
          <table:table-cell table:style-name="ce5" office:value-type="float" office:value="140.5683266667" calcext:value-type="float">
            <text:p>140.56832666670000000</text:p>
          </table:table-cell>
          <table:table-cell table:formula="of:=6371*ACOS(COS(RADIANS(90-[.F20])) *COS(RADIANS(90-[.$F$1])) +SIN(RADIANS(90-[.F20])) *SIN(RADIANS(90-[.$F$1])) *COS(RADIANS([.G20]-[.$G$1])))" office:value-type="float" office:value="3480.76803911214" calcext:value-type="float">
            <text:p>3480.7680391122</text:p>
          </table:table-cell>
          <table:table-cell table:formula="of:=[.H20]/111.3194" office:value-type="float" office:value="31.2682968028227" calcext:value-type="float">
            <text:p>31.2682968028</text:p>
          </table:table-cell>
          <table:table-cell table:formula="of:=DEGREES(ATAN2([.C20];[.D20]))" office:value-type="float" office:value="32.9640078044469" calcext:value-type="float">
            <text:p>32.9640078044</text:p>
          </table:table-cell>
          <table:table-cell table:formula="of:=DEGREES(ATAN2([.D20];[.C20]))" office:value-type="float" office:value="57.0359921955531" calcext:value-type="float">
            <text:p>57.0359921956</text:p>
          </table:table-cell>
          <table:table-cell table:formula="of:=([.H20]+[.D20])*[.C20]/[.D20]" office:value-type="float" office:value="5569.29117481415" calcext:value-type="float">
            <text:p>5569.2911748142</text:p>
          </table:table-cell>
          <table:table-cell table:formula="of:=360/[.J20]*[.H20]" office:value-type="float" office:value="38013.4752277097" calcext:value-type="float">
            <text:p>38013.4752277097</text:p>
          </table:table-cell>
          <table:table-cell table:formula="of:=6371*(COS(RADIANS([.I20]))+SIN(RADIANS([.I20]))/TAN(RADIANS(90-[.I20]-[.K20])))" office:value-type="float" office:value="117146.731901215" calcext:value-type="float">
            <text:p>117146.731901215</text:p>
          </table:table-cell>
          <table:table-cell table:style-name="ce1" table:formula="of:=90-[.I20]-[.K20]" office:value-type="float" office:value="1.69571100162418" calcext:value-type="float">
            <text:p>1.6957110016</text:p>
          </table:table-cell>
          <table:table-cell table:formula="of:=6371*TAN(RADIANS([.I20]))/SIN(RADIANS([.I20]))+(([.D20]+6371*TAN(RADIANS([.I20])))*SIN([.K20]))/SIN(RADIANS(90-[.I20]-[.K20]))-6371" office:value-type="float" office:value="64376.7348112135" calcext:value-type="float">
            <text:p>64376.7348112135</text:p>
          </table:table-cell>
          <table:table-cell table:number-columns-repeated="100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ekanbaru</text:p>
          </table:table-cell>
          <table:table-cell table:style-name="ce1" office:value-type="float" office:value="156.4" calcext:value-type="float">
            <text:p>156.4</text:p>
          </table:table-cell>
          <table:table-cell table:style-name="ce1" office:value-type="float" office:value="21.5" calcext:value-type="float">
            <text:p>21.5</text:p>
          </table:table-cell>
          <table:table-cell table:style-name="ce5" table:formula="of:=200*[.D21]/[.C21]" office:value-type="float" office:value="27.4936061381074" calcext:value-type="float">
            <text:p>27.49360613810740000</text:p>
          </table:table-cell>
          <table:table-cell table:style-name="ce5" office:value-type="float" office:value="0.5267766667" calcext:value-type="float">
            <text:p>0.52677666670000000</text:p>
          </table:table-cell>
          <table:table-cell table:style-name="ce5" office:value-type="float" office:value="101.4782716667" calcext:value-type="float">
            <text:p>101.47827166670000000</text:p>
          </table:table-cell>
          <table:table-cell table:formula="of:=6371*ACOS(COS(RADIANS(90-[.F21])) *COS(RADIANS(90-[.$F$1])) +SIN(RADIANS(90-[.F21])) *SIN(RADIANS(90-[.$F$1])) *COS(RADIANS([.G21]-[.$G$1])))" office:value-type="float" office:value="878.30224753771" calcext:value-type="float">
            <text:p>878.3022475377</text:p>
          </table:table-cell>
          <table:table-cell table:formula="of:=[.H21]/111.3194" office:value-type="float" office:value="7.88992976550098" calcext:value-type="float">
            <text:p>7.8899297655</text:p>
          </table:table-cell>
          <table:table-cell table:formula="of:=DEGREES(ATAN2([.C21];[.D21]))" office:value-type="float" office:value="7.82727878391161" calcext:value-type="float">
            <text:p>7.8272787839</text:p>
          </table:table-cell>
          <table:table-cell table:formula="of:=DEGREES(ATAN2([.D21];[.C21]))" office:value-type="float" office:value="82.1727212160884" calcext:value-type="float">
            <text:p>82.1727212161</text:p>
          </table:table-cell>
          <table:table-cell table:formula="of:=([.H21]+[.D21])*[.C21]/[.D21]" office:value-type="float" office:value="6545.53820999525" calcext:value-type="float">
            <text:p>6545.5382099953</text:p>
          </table:table-cell>
          <table:table-cell table:formula="of:=360/[.J21]*[.H21]" office:value-type="float" office:value="40395.7515558891" calcext:value-type="float">
            <text:p>40395.7515558891</text:p>
          </table:table-cell>
          <table:table-cell table:formula="of:=6371*(COS(RADIANS([.I21]))+SIN(RADIANS([.I21]))/TAN(RADIANS(90-[.I21]-[.K21])))" office:value-type="float" office:value="-793485.355420935" calcext:value-type="float">
            <text:p>-793485.355420935</text:p>
          </table:table-cell>
          <table:table-cell table:style-name="ce1" table:formula="of:=90-[.I21]-[.K21]" office:value-type="float" office:value="-0.0626509815893712" calcext:value-type="float">
            <text:p>-0.0626509816</text:p>
          </table:table-cell>
          <table:table-cell table:formula="of:=6371*TAN(RADIANS([.I21]))/SIN(RADIANS([.I21]))+(([.D21]+6371*TAN(RADIANS([.I21])))*SIN([.K21]))/SIN(RADIANS(90-[.I21]-[.K21]))-6371" office:value-type="float" office:value="-390152.17682774" calcext:value-type="float">
            <text:p>-390152.17682774</text:p>
          </table:table-cell>
          <table:table-cell table:number-columns-repeated="100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robolinggo</text:p>
          </table:table-cell>
          <table:table-cell table:style-name="ce1" office:value-type="float" office:value="151.6" calcext:value-type="float">
            <text:p>151.6</text:p>
          </table:table-cell>
          <table:table-cell table:style-name="ce1" office:value-type="float" office:value="21.5" calcext:value-type="float">
            <text:p>21.5</text:p>
          </table:table-cell>
          <table:table-cell table:style-name="ce5" table:formula="of:=200*[.D22]/[.C22]" office:value-type="float" office:value="28.3641160949868" calcext:value-type="float">
            <text:p>28.36411609498680000</text:p>
          </table:table-cell>
          <table:table-cell table:style-name="ce5" office:value-type="float" office:value="-7.713989" calcext:value-type="float">
            <text:p>-7.71398900000000000</text:p>
          </table:table-cell>
          <table:table-cell table:style-name="ce5" office:value-type="float" office:value="113.493025" calcext:value-type="float">
            <text:p>113.49302500000000000</text:p>
          </table:table-cell>
          <table:table-cell table:formula="of:=6371*ACOS(COS(RADIANS(90-[.F22])) *COS(RADIANS(90-[.$F$1])) +SIN(RADIANS(90-[.F22])) *SIN(RADIANS(90-[.$F$1])) *COS(RADIANS([.G22]-[.$G$1])))" office:value-type="float" office:value="959.077751696958" calcext:value-type="float">
            <text:p>959.077751697</text:p>
          </table:table-cell>
          <table:table-cell table:formula="of:=[.H22]/111.3194" office:value-type="float" office:value="8.61554905701035" calcext:value-type="float">
            <text:p>8.615549057</text:p>
          </table:table-cell>
          <table:table-cell table:formula="of:=DEGREES(ATAN2([.C22];[.D22]))" office:value-type="float" office:value="8.07189108992838" calcext:value-type="float">
            <text:p>8.0718910899</text:p>
          </table:table-cell>
          <table:table-cell table:formula="of:=DEGREES(ATAN2([.D22];[.C22]))" office:value-type="float" office:value="81.9281089100716" calcext:value-type="float">
            <text:p>81.9281089101</text:p>
          </table:table-cell>
          <table:table-cell table:formula="of:=([.H22]+[.D22])*[.C22]/[.D22]" office:value-type="float" office:value="6914.21335615158" calcext:value-type="float">
            <text:p>6914.2133561516</text:p>
          </table:table-cell>
          <table:table-cell table:formula="of:=360/[.J22]*[.H22]" office:value-type="float" office:value="42774.1141157999" calcext:value-type="float">
            <text:p>42774.1141157999</text:p>
          </table:table-cell>
          <table:table-cell table:formula="of:=6371*(COS(RADIANS([.I22]))+SIN(RADIANS([.I22]))/TAN(RADIANS(90-[.I22]-[.K22])))" office:value-type="float" office:value="-94281.4164808479" calcext:value-type="float">
            <text:p>-94281.4164808479</text:p>
          </table:table-cell>
          <table:table-cell table:style-name="ce1" table:formula="of:=90-[.I22]-[.K22]" office:value-type="float" office:value="-0.54365796708197" calcext:value-type="float">
            <text:p>-0.5436579671</text:p>
          </table:table-cell>
          <table:table-cell table:formula="of:=6371*TAN(RADIANS([.I22]))/SIN(RADIANS([.I22]))+(([.D22]+6371*TAN(RADIANS([.I22])))*SIN([.K22]))/SIN(RADIANS(90-[.I22]-[.K22]))-6371" office:value-type="float" office:value="-25324.3614104518" calcext:value-type="float">
            <text:p>-25324.3614104518</text:p>
          </table:table-cell>
          <table:table-cell table:number-columns-repeated="100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robolinggo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6.8" calcext:value-type="float">
            <text:p>36.8</text:p>
          </table:table-cell>
          <table:table-cell table:style-name="ce5" table:formula="of:=200*[.D23]/[.C23]" office:value-type="float" office:value="29.0909090909091" calcext:value-type="float">
            <text:p>29.09090909090910000</text:p>
          </table:table-cell>
          <table:table-cell table:style-name="ce5" office:value-type="float" office:value="-7.71398903" calcext:value-type="float">
            <text:p>-7.71398903000000000</text:p>
          </table:table-cell>
          <table:table-cell table:style-name="ce5" office:value-type="float" office:value="113.49302477" calcext:value-type="float">
            <text:p>113.49302477000000000</text:p>
          </table:table-cell>
          <table:table-cell table:formula="of:=6371*ACOS(COS(RADIANS(90-[.F23])) *COS(RADIANS(90-[.$F$1])) +SIN(RADIANS(90-[.F23])) *SIN(RADIANS(90-[.$F$1])) *COS(RADIANS([.G23]-[.$G$1])))" office:value-type="float" office:value="959.077742407247" calcext:value-type="float">
            <text:p>959.0777424072</text:p>
          </table:table-cell>
          <table:table-cell table:formula="of:=[.H23]/111.3194" office:value-type="float" office:value="8.61554897355938" calcext:value-type="float">
            <text:p>8.6155489736</text:p>
          </table:table-cell>
          <table:table-cell table:formula="of:=DEGREES(ATAN2([.C23];[.D23]))" office:value-type="float" office:value="8.2758928270752" calcext:value-type="float">
            <text:p>8.2758928271</text:p>
          </table:table-cell>
          <table:table-cell table:formula="of:=DEGREES(ATAN2([.D23];[.C23]))" office:value-type="float" office:value="81.7241071729248" calcext:value-type="float">
            <text:p>81.7241071729</text:p>
          </table:table-cell>
          <table:table-cell table:formula="of:=([.H23]+[.D23])*[.C23]/[.D23]" office:value-type="float" office:value="6846.65947904982" calcext:value-type="float">
            <text:p>6846.6594790498</text:p>
          </table:table-cell>
          <table:table-cell table:formula="of:=360/[.J23]*[.H23]" office:value-type="float" office:value="41719.7267389736" calcext:value-type="float">
            <text:p>41719.7267389736</text:p>
          </table:table-cell>
          <table:table-cell table:formula="of:=6371*(COS(RADIANS([.I23]))+SIN(RADIANS([.I23]))/TAN(RADIANS(90-[.I23]-[.K23])))" office:value-type="float" office:value="-154694.308677157" calcext:value-type="float">
            <text:p>-154694.308677157</text:p>
          </table:table-cell>
          <table:table-cell table:style-name="ce1" table:formula="of:=90-[.I23]-[.K23]" office:value-type="float" office:value="-0.339656146484174" calcext:value-type="float">
            <text:p>-0.3396561465</text:p>
          </table:table-cell>
          <table:table-cell table:formula="of:=6371*TAN(RADIANS([.I23]))/SIN(RADIANS([.I23]))+(([.D23]+6371*TAN(RADIANS([.I23])))*SIN([.K23]))/SIN(RADIANS(90-[.I23]-[.K23]))-6371" office:value-type="float" office:value="-7142.8564156296" calcext:value-type="float">
            <text:p>-7142.8564156296</text:p>
          </table:table-cell>
          <table:table-cell table:number-columns-repeated="100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gur Lampung</text:p>
          </table:table-cell>
          <table:table-cell table:style-name="ce1" office:value-type="float" office:value="82.7" calcext:value-type="float">
            <text:p>82.7</text:p>
          </table:table-cell>
          <table:table-cell table:style-name="ce1" office:value-type="float" office:value="28" calcext:value-type="float">
            <text:p>28</text:p>
          </table:table-cell>
          <table:table-cell table:style-name="ce5" table:formula="of:=200*[.D24]/[.C24]" office:value-type="float" office:value="67.714631197098" calcext:value-type="float">
            <text:p>67.71463119709800000</text:p>
          </table:table-cell>
          <table:table-cell table:style-name="ce5" office:value-type="float" office:value="-5.062889" calcext:value-type="float">
            <text:p>-5.06288900000000000</text:p>
          </table:table-cell>
          <table:table-cell table:style-name="ce5" office:value-type="float" office:value="105.277361" calcext:value-type="float">
            <text:p>105.27736100000000000</text:p>
          </table:table-cell>
          <table:table-cell table:formula="of:=6371*ACOS(COS(RADIANS(90-[.F24])) *COS(RADIANS(90-[.$F$1])) +SIN(RADIANS(90-[.F24])) *SIN(RADIANS(90-[.$F$1])) *COS(RADIANS([.G24]-[.$G$1])))" office:value-type="float" office:value="709.730600595035" calcext:value-type="float">
            <text:p>709.730600595</text:p>
          </table:table-cell>
          <table:table-cell table:formula="of:=[.H24]/111.3194" office:value-type="float" office:value="6.37562366123996" calcext:value-type="float">
            <text:p>6.3756236612</text:p>
          </table:table-cell>
          <table:table-cell table:formula="of:=DEGREES(ATAN2([.C24];[.D24]))" office:value-type="float" office:value="18.7047205105306" calcext:value-type="float">
            <text:p>18.7047205105</text:p>
          </table:table-cell>
          <table:table-cell table:formula="of:=DEGREES(ATAN2([.D24];[.C24]))" office:value-type="float" office:value="71.2952794894694" calcext:value-type="float">
            <text:p>71.2952794895</text:p>
          </table:table-cell>
          <table:table-cell table:formula="of:=([.H24]+[.D24])*[.C24]/[.D24]" office:value-type="float" office:value="2178.94002390034" calcext:value-type="float">
            <text:p>2178.9400239003</text:p>
          </table:table-cell>
          <table:table-cell table:formula="of:=360/[.J24]*[.H24]" office:value-type="float" office:value="13659.8147013406" calcext:value-type="float">
            <text:p>13659.8147013406</text:p>
          </table:table-cell>
          <table:table-cell table:formula="of:=6371*(COS(RADIANS([.I24]))+SIN(RADIANS([.I24]))/TAN(RADIANS(90-[.I24]-[.K24])))" office:value-type="float" office:value="9568.47128897262" calcext:value-type="float">
            <text:p>9568.4712889726</text:p>
          </table:table-cell>
          <table:table-cell table:style-name="ce1" table:formula="of:=90-[.I24]-[.K24]" office:value-type="float" office:value="12.3290968492907" calcext:value-type="float">
            <text:p>12.3290968493</text:p>
          </table:table-cell>
          <table:table-cell table:formula="of:=6371*TAN(RADIANS([.I24]))/SIN(RADIANS([.I24]))+(([.D24]+6371*TAN(RADIANS([.I24])))*SIN([.K24]))/SIN(RADIANS(90-[.I24]-[.K24]))-6371" office:value-type="float" office:value="2880.86176545856" calcext:value-type="float">
            <text:p>2880.8617654586</text:p>
          </table:table-cell>
          <table:table-cell table:number-columns-repeated="100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urbalingga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4.02" calcext:value-type="float">
            <text:p>14.02</text:p>
          </table:table-cell>
          <table:table-cell table:style-name="ce5" table:formula="of:=200*[.D25]/[.C25]" office:value-type="float" office:value="23.7627118644068" calcext:value-type="float">
            <text:p>23.76271186440680000</text:p>
          </table:table-cell>
          <table:table-cell table:style-name="ce5" office:value-type="float" office:value="-7.29338675" calcext:value-type="float">
            <text:p>-7.29338675000000000</text:p>
          </table:table-cell>
          <table:table-cell table:style-name="ce5" office:value-type="float" office:value="109.46565598" calcext:value-type="float">
            <text:p>109.46565598000000000</text:p>
          </table:table-cell>
          <table:table-cell table:formula="of:=6371*ACOS(COS(RADIANS(90-[.F25])) *COS(RADIANS(90-[.$F$1])) +SIN(RADIANS(90-[.F25])) *SIN(RADIANS(90-[.$F$1])) *COS(RADIANS([.G25]-[.$G$1])))" office:value-type="float" office:value="795.225848695484" calcext:value-type="float">
            <text:p>795.2258486955</text:p>
          </table:table-cell>
          <table:table-cell table:formula="of:=[.H25]/111.3194" office:value-type="float" office:value="7.14364116852483" calcext:value-type="float">
            <text:p>7.1436411685</text:p>
          </table:table-cell>
          <table:table-cell table:formula="of:=DEGREES(ATAN2([.C25];[.D25]))" office:value-type="float" office:value="6.7757509809856" calcext:value-type="float">
            <text:p>6.775750981</text:p>
          </table:table-cell>
          <table:table-cell table:formula="of:=DEGREES(ATAN2([.D25];[.C25]))" office:value-type="float" office:value="83.2242490190144" calcext:value-type="float">
            <text:p>83.224249019</text:p>
          </table:table-cell>
          <table:table-cell table:formula="of:=([.H25]+[.D25])*[.C25]/[.D25]" office:value-type="float" office:value="6811.05635849266" calcext:value-type="float">
            <text:p>6811.0563584927</text:p>
          </table:table-cell>
          <table:table-cell table:formula="of:=360/[.J25]*[.H25]" office:value-type="float" office:value="42250.8599170408" calcext:value-type="float">
            <text:p>42250.8599170408</text:p>
          </table:table-cell>
          <table:table-cell table:formula="of:=6371*(COS(RADIANS([.I25]))+SIN(RADIANS([.I25]))/TAN(RADIANS(90-[.I25]-[.K25])))" office:value-type="float" office:value="-117067.694219349" calcext:value-type="float">
            <text:p>-117067.694219349</text:p>
          </table:table-cell>
          <table:table-cell table:style-name="ce1" table:formula="of:=90-[.I25]-[.K25]" office:value-type="float" office:value="-0.367890187539246" calcext:value-type="float">
            <text:p>-0.3678901875</text:p>
          </table:table-cell>
          <table:table-cell table:formula="of:=6371*TAN(RADIANS([.I25]))/SIN(RADIANS([.I25]))+(([.D25]+6371*TAN(RADIANS([.I25])))*SIN([.K25]))/SIN(RADIANS(90-[.I25]-[.K25]))-6371" office:value-type="float" office:value="-126441.327813542" calcext:value-type="float">
            <text:p>-126441.327813542</text:p>
          </table:table-cell>
          <table:table-cell table:number-columns-repeated="100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erang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" calcext:value-type="float">
            <text:p>7</text:p>
          </table:table-cell>
          <table:table-cell table:style-name="ce5" table:formula="of:=200*[.D26]/[.C26]" office:value-type="float" office:value="12.8440366972477" calcext:value-type="float">
            <text:p>12.84403669724770000</text:p>
          </table:table-cell>
          <table:table-cell table:style-name="ce5" office:value-type="float" office:value="-6.122204" calcext:value-type="float">
            <text:p>-6.12220400000000000</text:p>
          </table:table-cell>
          <table:table-cell table:style-name="ce5" office:value-type="float" office:value="106.15057791" calcext:value-type="float">
            <text:p>106.15057791000000000</text:p>
          </table:table-cell>
          <table:table-cell table:formula="of:=6371*ACOS(COS(RADIANS(90-[.F26])) *COS(RADIANS(90-[.$F$1])) +SIN(RADIANS(90-[.F26])) *SIN(RADIANS(90-[.$F$1])) *COS(RADIANS([.G26]-[.$G$1])))" office:value-type="float" office:value="753.689707485049" calcext:value-type="float">
            <text:p>753.6897074851</text:p>
          </table:table-cell>
          <table:table-cell table:formula="of:=[.H26]/111.3194" office:value-type="float" office:value="6.77051535927295" calcext:value-type="float">
            <text:p>6.7705153593</text:p>
          </table:table-cell>
          <table:table-cell table:formula="of:=DEGREES(ATAN2([.C26];[.D26]))" office:value-type="float" office:value="3.67449952082966" calcext:value-type="float">
            <text:p>3.6744995208</text:p>
          </table:table-cell>
          <table:table-cell table:formula="of:=DEGREES(ATAN2([.D26];[.C26]))" office:value-type="float" office:value="86.3255004791703" calcext:value-type="float">
            <text:p>86.3255004792</text:p>
          </table:table-cell>
          <table:table-cell table:formula="of:=([.H26]+[.D26])*[.C26]/[.D26]" office:value-type="float" office:value="11845.0254451243" calcext:value-type="float">
            <text:p>11845.0254451243</text:p>
          </table:table-cell>
          <table:table-cell table:formula="of:=360/[.J26]*[.H26]" office:value-type="float" office:value="73840.8844950277" calcext:value-type="float">
            <text:p>73840.8844950277</text:p>
          </table:table-cell>
          <table:table-cell table:formula="of:=6371*(COS(RADIANS([.I26]))+SIN(RADIANS([.I26]))/TAN(RADIANS(90-[.I26]-[.K26])))" office:value-type="float" office:value="-7559.90344164101" calcext:value-type="float">
            <text:p>-7559.903441641</text:p>
          </table:table-cell>
          <table:table-cell table:style-name="ce1" table:formula="of:=90-[.I26]-[.K26]" office:value-type="float" office:value="-3.09601583844329" calcext:value-type="float">
            <text:p>-3.0960158384</text:p>
          </table:table-cell>
          <table:table-cell table:formula="of:=6371*TAN(RADIANS([.I26]))/SIN(RADIANS([.I26]))+(([.D26]+6371*TAN(RADIANS([.I26])))*SIN([.K26]))/SIN(RADIANS(90-[.I26]-[.K26]))-6371" office:value-type="float" office:value="14145.831477512" calcext:value-type="float">
            <text:p>14145.831477512</text:p>
          </table:table-cell>
          <table:table-cell table:number-columns-repeated="100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orong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2" calcext:value-type="float">
            <text:p>52</text:p>
          </table:table-cell>
          <table:table-cell table:style-name="ce5" table:formula="of:=200*[.D27]/[.C27]" office:value-type="float" office:value="88.8888888888889" calcext:value-type="float">
            <text:p>88.88888888888890000</text:p>
          </table:table-cell>
          <table:table-cell table:style-name="ce5" office:value-type="float" office:value="-0.88447" calcext:value-type="float">
            <text:p>-0.88447000000000000</text:p>
          </table:table-cell>
          <table:table-cell table:style-name="ce5" office:value-type="float" office:value="131.28654" calcext:value-type="float">
            <text:p>131.28654000000000000</text:p>
          </table:table-cell>
          <table:table-cell table:formula="of:=6371*ACOS(COS(RADIANS(90-[.F27])) *COS(RADIANS(90-[.$F$1])) +SIN(RADIANS(90-[.F27])) *SIN(RADIANS(90-[.$F$1])) *COS(RADIANS([.G27]-[.$G$1])))" office:value-type="float" office:value="2440.6543211256" calcext:value-type="float">
            <text:p>2440.6543211256</text:p>
          </table:table-cell>
          <table:table-cell table:formula="of:=[.H27]/111.3194" office:value-type="float" office:value="21.9247886812685" calcext:value-type="float">
            <text:p>21.9247886813</text:p>
          </table:table-cell>
          <table:table-cell table:formula="of:=DEGREES(ATAN2([.C27];[.D27]))" office:value-type="float" office:value="23.9624889745782" calcext:value-type="float">
            <text:p>23.9624889746</text:p>
          </table:table-cell>
          <table:table-cell table:formula="of:=DEGREES(ATAN2([.D27];[.C27]))" office:value-type="float" office:value="66.0375110254218" calcext:value-type="float">
            <text:p>66.0375110254</text:p>
          </table:table-cell>
          <table:table-cell table:formula="of:=([.H27]+[.D27])*[.C27]/[.D27]" office:value-type="float" office:value="5608.47222253261" calcext:value-type="float">
            <text:p>5608.4722225326</text:p>
          </table:table-cell>
          <table:table-cell table:formula="of:=360/[.J27]*[.H27]" office:value-type="float" office:value="36667.1240428055" calcext:value-type="float">
            <text:p>36667.1240428055</text:p>
          </table:table-cell>
          <table:table-cell table:formula="of:=6371*(COS(RADIANS([.I27]))+SIN(RADIANS([.I27]))/TAN(RADIANS(90-[.I27]-[.K27])))" office:value-type="float" office:value="72770.5420189331" calcext:value-type="float">
            <text:p>72770.5420189331</text:p>
          </table:table-cell>
          <table:table-cell table:style-name="ce1" table:formula="of:=90-[.I27]-[.K27]" office:value-type="float" office:value="2.03770029330965" calcext:value-type="float">
            <text:p>2.0377002933</text:p>
          </table:table-cell>
          <table:table-cell table:formula="of:=6371*TAN(RADIANS([.I27]))/SIN(RADIANS([.I27]))+(([.D27]+6371*TAN(RADIANS([.I27])))*SIN([.K27]))/SIN(RADIANS(90-[.I27]-[.K27]))-6371" office:value-type="float" office:value="-4214.06050591267" calcext:value-type="float">
            <text:p>-4214.0605059127</text:p>
          </table:table-cell>
          <table:table-cell table:number-columns-repeated="100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ukabumi</text:p>
          </table:table-cell>
          <table:table-cell table:style-name="ce1" office:value-type="float" office:value="101.5" calcext:value-type="float">
            <text:p>101.5</text:p>
          </table:table-cell>
          <table:table-cell table:style-name="ce1" office:value-type="float" office:value="11" calcext:value-type="float">
            <text:p>11</text:p>
          </table:table-cell>
          <table:table-cell table:style-name="ce5" table:formula="of:=200*[.D28]/[.C28]" office:value-type="float" office:value="21.6748768472906" calcext:value-type="float">
            <text:p>21.67487684729060000</text:p>
          </table:table-cell>
          <table:table-cell table:style-name="ce5" office:value-type="float" office:value="-6.91945406" calcext:value-type="float">
            <text:p>-6.91945406000000000</text:p>
          </table:table-cell>
          <table:table-cell table:style-name="ce5" office:value-type="float" office:value="106.92632874" calcext:value-type="float">
            <text:p>106.92632874000000000</text:p>
          </table:table-cell>
          <table:table-cell table:formula="of:=6371*ACOS(COS(RADIANS(90-[.F28])) *COS(RADIANS(90-[.$F$1])) +SIN(RADIANS(90-[.F28])) *SIN(RADIANS(90-[.$F$1])) *COS(RADIANS([.G28]-[.$G$1])))" office:value-type="float" office:value="800.009606672641" calcext:value-type="float">
            <text:p>800.0096066726</text:p>
          </table:table-cell>
          <table:table-cell table:formula="of:=[.H28]/111.3194" office:value-type="float" office:value="7.18661443263835" calcext:value-type="float">
            <text:p>7.1866144326</text:p>
          </table:table-cell>
          <table:table-cell table:formula="of:=DEGREES(ATAN2([.C28];[.D28]))" office:value-type="float" office:value="6.18525491558234" calcext:value-type="float">
            <text:p>6.1852549156</text:p>
          </table:table-cell>
          <table:table-cell table:formula="of:=DEGREES(ATAN2([.D28];[.C28]))" office:value-type="float" office:value="83.8147450844177" calcext:value-type="float">
            <text:p>83.8147450844</text:p>
          </table:table-cell>
          <table:table-cell table:formula="of:=([.H28]+[.D28])*[.C28]/[.D28]" office:value-type="float" office:value="7483.40682520664" calcext:value-type="float">
            <text:p>7483.4068252067</text:p>
          </table:table-cell>
          <table:table-cell table:formula="of:=360/[.J28]*[.H28]" office:value-type="float" office:value="46562.9084545233" calcext:value-type="float">
            <text:p>46562.9084545233</text:p>
          </table:table-cell>
          <table:table-cell table:formula="of:=6371*(COS(RADIANS([.I28]))+SIN(RADIANS([.I28]))/TAN(RADIANS(90-[.I28]-[.K28])))" office:value-type="float" office:value="-39278.3671065952" calcext:value-type="float">
            <text:p>-39278.3671065952</text:p>
          </table:table-cell>
          <table:table-cell table:style-name="ce1" table:formula="of:=90-[.I28]-[.K28]" office:value-type="float" office:value="-1.001359517056" calcext:value-type="float">
            <text:p>-1.0013595171</text:p>
          </table:table-cell>
          <table:table-cell table:formula="of:=6371*TAN(RADIANS([.I28]))/SIN(RADIANS([.I28]))+(([.D28]+6371*TAN(RADIANS([.I28])))*SIN([.K28]))/SIN(RADIANS(90-[.I28]-[.K28]))-6371" office:value-type="float" office:value="-39365.9673729771" calcext:value-type="float">
            <text:p>-39365.9673729771</text:p>
          </table:table-cell>
          <table:table-cell table:number-columns-repeated="100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urabaya 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" calcext:value-type="float">
            <text:p>38</text:p>
          </table:table-cell>
          <table:table-cell table:style-name="ce5" table:formula="of:=200*[.D29]/[.C29]" office:value-type="float" office:value="30.4" calcext:value-type="float">
            <text:p>30.40000000000000000</text:p>
          </table:table-cell>
          <table:table-cell table:style-name="ce5" office:value-type="float" office:value="-7.27883" calcext:value-type="float">
            <text:p>-7.27883000000000000</text:p>
          </table:table-cell>
          <table:table-cell table:style-name="ce5" office:value-type="float" office:value="112.75072" calcext:value-type="float">
            <text:p>112.75072000000000000</text:p>
          </table:table-cell>
          <table:table-cell table:formula="of:=6371*ACOS(COS(RADIANS(90-[.F29])) *COS(RADIANS(90-[.$F$1])) +SIN(RADIANS(90-[.F29])) *SIN(RADIANS(90-[.$F$1])) *COS(RADIANS([.G29]-[.$G$1])))" office:value-type="float" office:value="878.612376296542" calcext:value-type="float">
            <text:p>878.6123762965</text:p>
          </table:table-cell>
          <table:table-cell table:formula="of:=[.H29]/111.3194" office:value-type="float" office:value="7.89271570181426" calcext:value-type="float">
            <text:p>7.8927157018</text:p>
          </table:table-cell>
          <table:table-cell table:formula="of:=DEGREES(ATAN2([.C29];[.D29]))" office:value-type="float" office:value="8.64280258000453" calcext:value-type="float">
            <text:p>8.64280258</text:p>
          </table:table-cell>
          <table:table-cell table:formula="of:=DEGREES(ATAN2([.D29];[.C29]))" office:value-type="float" office:value="81.3571974199955" calcext:value-type="float">
            <text:p>81.35719742</text:p>
          </table:table-cell>
          <table:table-cell table:formula="of:=([.H29]+[.D29])*[.C29]/[.D29]" office:value-type="float" office:value="6030.3445808983" calcext:value-type="float">
            <text:p>6030.3445808983</text:p>
          </table:table-cell>
          <table:table-cell table:formula="of:=360/[.J29]*[.H29]" office:value-type="float" office:value="36596.9779523287" calcext:value-type="float">
            <text:p>36596.9779523287</text:p>
          </table:table-cell>
          <table:table-cell table:formula="of:=6371*(COS(RADIANS([.I29]))+SIN(RADIANS([.I29]))/TAN(RADIANS(90-[.I29]-[.K29])))" office:value-type="float" office:value="73133.2327978732" calcext:value-type="float">
            <text:p>73133.2327978732</text:p>
          </table:table-cell>
          <table:table-cell table:style-name="ce1" table:formula="of:=90-[.I29]-[.K29]" office:value-type="float" office:value="0.750086878190288" calcext:value-type="float">
            <text:p>0.7500868782</text:p>
          </table:table-cell>
          <table:table-cell table:formula="of:=6371*TAN(RADIANS([.I29]))/SIN(RADIANS([.I29]))+(([.D29]+6371*TAN(RADIANS([.I29])))*SIN([.K29]))/SIN(RADIANS(90-[.I29]-[.K29]))-6371" office:value-type="float" office:value="-22356.2988390511" calcext:value-type="float">
            <text:p>-22356.2988390511</text:p>
          </table:table-cell>
          <table:table-cell table:number-columns-repeated="100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urabaya 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.5" calcext:value-type="float">
            <text:p>24.5</text:p>
          </table:table-cell>
          <table:table-cell table:style-name="ce5" table:formula="of:=200*[.D30]/[.C30]" office:value-type="float" office:value="34.2657342657343" calcext:value-type="float">
            <text:p>34.26573426573430000</text:p>
          </table:table-cell>
          <table:table-cell table:style-name="ce5" office:value-type="float" office:value="-7.3197499194" calcext:value-type="float">
            <text:p>-7.31974991940000000</text:p>
          </table:table-cell>
          <table:table-cell table:style-name="ce5" office:value-type="float" office:value="112.778236478" calcext:value-type="float">
            <text:p>112.77823647800000000</text:p>
          </table:table-cell>
          <table:table-cell table:formula="of:=6371*ACOS(COS(RADIANS(90-[.F30])) *COS(RADIANS(90-[.$F$1])) +SIN(RADIANS(90-[.F30])) *SIN(RADIANS(90-[.$F$1])) *COS(RADIANS([.G30]-[.$G$1])))" office:value-type="float" office:value="884.027127117279" calcext:value-type="float">
            <text:p>884.0271271173</text:p>
          </table:table-cell>
          <table:table-cell table:formula="of:=[.H30]/111.3194" office:value-type="float" office:value="7.94135727570647" calcext:value-type="float">
            <text:p>7.9413572757</text:p>
          </table:table-cell>
          <table:table-cell table:formula="of:=DEGREES(ATAN2([.C30];[.D30]))" office:value-type="float" office:value="9.72201801381104" calcext:value-type="float">
            <text:p>9.7220180138</text:p>
          </table:table-cell>
          <table:table-cell table:formula="of:=DEGREES(ATAN2([.D30];[.C30]))" office:value-type="float" office:value="80.277981986189" calcext:value-type="float">
            <text:p>80.2779819862</text:p>
          </table:table-cell>
          <table:table-cell table:formula="of:=([.H30]+[.D30])*[.C30]/[.D30]" office:value-type="float" office:value="5302.83180317432" calcext:value-type="float">
            <text:p>5302.8318031743</text:p>
          </table:table-cell>
          <table:table-cell table:formula="of:=360/[.J30]*[.H30]" office:value-type="float" office:value="32734.9491957448" calcext:value-type="float">
            <text:p>32734.9491957448</text:p>
          </table:table-cell>
          <table:table-cell table:formula="of:=6371*(COS(RADIANS([.I30]))+SIN(RADIANS([.I30]))/TAN(RADIANS(90-[.I30]-[.K30])))" office:value-type="float" office:value="34623.162951196" calcext:value-type="float">
            <text:p>34623.162951196</text:p>
          </table:table-cell>
          <table:table-cell table:style-name="ce1" table:formula="of:=90-[.I30]-[.K30]" office:value-type="float" office:value="1.78066073810457" calcext:value-type="float">
            <text:p>1.7806607381</text:p>
          </table:table-cell>
          <table:table-cell table:formula="of:=6371*TAN(RADIANS([.$I30]))/SIN(RADIANS([.$I30]))+(([.$D30]+6371*TAN(RADIANS([.$I30])))*SIN([.$K30]))/SIN(RADIANS(90-[.$I30]-[.$K30]))-6371" office:value-type="string" office:string-value="-28917.3131" calcext:value-type="string">
            <text:p>-28917.3131</text:p>
          </table:table-cell>
          <table:table-cell table:number-columns-repeated="100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im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5" table:formula="of:=200*[.D31]/[.C31]" office:value-type="float" office:value="50" calcext:value-type="float">
            <text:p>50.00000000000000000</text:p>
          </table:table-cell>
          <table:table-cell table:style-name="ce5" office:value-type="float" office:value="-8.4085" calcext:value-type="float">
            <text:p>-8.40850000000000000</text:p>
          </table:table-cell>
          <table:table-cell table:style-name="ce5" office:value-type="float" office:value="118.6997" calcext:value-type="float">
            <text:p>118.69970000000000000</text:p>
          </table:table-cell>
          <table:table-cell table:formula="of:=6371*ACOS(COS(RADIANS(90-[.F31])) *COS(RADIANS(90-[.$F$1])) +SIN(RADIANS(90-[.F31])) *SIN(RADIANS(90-[.$F$1])) *COS(RADIANS([.G31]-[.$G$1])))" office:value-type="float" office:value="1384.91966993533" calcext:value-type="float">
            <text:p>1384.9196699353</text:p>
          </table:table-cell>
          <table:table-cell table:formula="of:=[.H31]/111.3194" office:value-type="float" office:value="12.4409552147724" calcext:value-type="float">
            <text:p>12.4409552148</text:p>
          </table:table-cell>
          <table:table-cell table:formula="of:=DEGREES(ATAN2([.C31];[.D31]))" office:value-type="float" office:value="14.0362434679265" calcext:value-type="float">
            <text:p>14.0362434679</text:p>
          </table:table-cell>
          <table:table-cell table:formula="of:=DEGREES(ATAN2([.D31];[.C31]))" office:value-type="float" office:value="75.9637565320735" calcext:value-type="float">
            <text:p>75.9637565321</text:p>
          </table:table-cell>
          <table:table-cell table:formula="of:=([.H31]+[.D31])*[.C31]/[.D31]" office:value-type="float" office:value="5595.67867974132" calcext:value-type="float">
            <text:p>5595.6786797413</text:p>
          </table:table-cell>
          <table:table-cell table:formula="of:=360/[.J31]*[.H31]" office:value-type="float" office:value="35520.2645434285" calcext:value-type="float">
            <text:p>35520.2645434285</text:p>
          </table:table-cell>
          <table:table-cell table:formula="of:=6371*(COS(RADIANS([.I31]))+SIN(RADIANS([.I31]))/TAN(RADIANS(90-[.I31]-[.K31])))" office:value-type="float" office:value="55503.8008582825" calcext:value-type="float">
            <text:p>55503.8008582825</text:p>
          </table:table-cell>
          <table:table-cell table:style-name="ce1" table:formula="of:=90-[.I31]-[.K31]" office:value-type="float" office:value="1.59528825315412" calcext:value-type="float">
            <text:p>1.5952882532</text:p>
          </table:table-cell>
          <table:table-cell table:formula="of:=6371*TAN(RADIANS([.I31]))/SIN(RADIANS([.I31]))+(([.D31]+6371*TAN(RADIANS([.I31])))*SIN([.K31]))/SIN(RADIANS(90-[.I31]-[.K31]))-6371" office:value-type="float" office:value="27476.9416770309" calcext:value-type="float">
            <text:p>27476.9416770309</text:p>
          </table:table-cell>
          <table:table-cell table:number-columns-repeated="100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Jember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1" calcext:value-type="float">
            <text:p>41</text:p>
          </table:table-cell>
          <table:table-cell table:style-name="ce5" table:formula="of:=200*[.D32]/[.C32]" office:value-type="float" office:value="33.6065573770492" calcext:value-type="float">
            <text:p>33.60655737704920000</text:p>
          </table:table-cell>
          <table:table-cell table:style-name="ce5" office:value-type="float" office:value="-8.1689216667" calcext:value-type="float">
            <text:p>-8.16892166670000000</text:p>
          </table:table-cell>
          <table:table-cell table:style-name="ce5" office:value-type="float" office:value="113.701585" calcext:value-type="float">
            <text:p>113.70158500000000000</text:p>
          </table:table-cell>
          <table:table-cell table:formula="of:=6371*ACOS(COS(RADIANS(90-[.F32])) *COS(RADIANS(90-[.$F$1])) +SIN(RADIANS(90-[.F32])) *SIN(RADIANS(90-[.$F$1])) *COS(RADIANS([.G32]-[.$G$1])))" office:value-type="float" office:value="1014.47904981608" calcext:value-type="float">
            <text:p>1014.4790498161</text:p>
          </table:table-cell>
          <table:table-cell table:formula="of:=[.H32]/111.3194" office:value-type="float" office:value="9.11322779152669" calcext:value-type="float">
            <text:p>9.1132277915</text:p>
          </table:table-cell>
          <table:table-cell table:formula="of:=DEGREES(ATAN2([.C32];[.D32]))" office:value-type="float" office:value="9.53846273398614" calcext:value-type="float">
            <text:p>9.538462734</text:p>
          </table:table-cell>
          <table:table-cell table:formula="of:=DEGREES(ATAN2([.D32];[.C32]))" office:value-type="float" office:value="80.4615372660139" calcext:value-type="float">
            <text:p>80.461537266</text:p>
          </table:table-cell>
          <table:table-cell table:formula="of:=([.H32]+[.D32])*[.C32]/[.D32]" office:value-type="float" office:value="6281.3875159786" calcext:value-type="float">
            <text:p>6281.3875159786</text:p>
          </table:table-cell>
          <table:table-cell table:formula="of:=360/[.J32]*[.H32]" office:value-type="float" office:value="38288.3980489343" calcext:value-type="float">
            <text:p>38288.3980489343</text:p>
          </table:table-cell>
          <table:table-cell table:formula="of:=6371*(COS(RADIANS([.I32]))+SIN(RADIANS([.I32]))/TAN(RADIANS(90-[.I32]-[.K32])))" office:value-type="float" office:value="142250.275317188" calcext:value-type="float">
            <text:p>142250.275317188</text:p>
          </table:table-cell>
          <table:table-cell table:style-name="ce1" table:formula="of:=90-[.I32]-[.K32]" office:value-type="float" office:value="0.42523494245944" calcext:value-type="float">
            <text:p>0.4252349425</text:p>
          </table:table-cell>
          <table:table-cell table:formula="of:=6371*TAN(RADIANS([.I32]))/SIN(RADIANS([.I32]))+(([.D32]+6371*TAN(RADIANS([.I32])))*SIN([.K32]))/SIN(RADIANS(90-[.I32]-[.K32]))-6371" office:value-type="float" office:value="-134415.648917261" calcext:value-type="float">
            <text:p>-134415.648917261</text:p>
          </table:table-cell>
          <table:table-cell table:number-columns-repeated="100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akassar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3" calcext:value-type="float">
            <text:p>43</text:p>
          </table:table-cell>
          <table:table-cell table:style-name="ce5" table:formula="of:=200*[.D33]/[.C33]" office:value-type="float" office:value="57.3333333333333" calcext:value-type="float">
            <text:p>57.33333333333330000</text:p>
          </table:table-cell>
          <table:table-cell table:style-name="ce5" office:value-type="float" office:value="-5.07443" calcext:value-type="float">
            <text:p>-5.07443000000000000</text:p>
          </table:table-cell>
          <table:table-cell table:style-name="ce5" office:value-type="float" office:value="119.4953" calcext:value-type="float">
            <text:p>119.49530000000000000</text:p>
          </table:table-cell>
          <table:table-cell table:formula="of:=6371*ACOS(COS(RADIANS(90-[.F33])) *COS(RADIANS(90-[.$F$1])) +SIN(RADIANS(90-[.F33])) *SIN(RADIANS(90-[.$F$1])) *COS(RADIANS([.G33]-[.$G$1])))" office:value-type="float" office:value="1253.0921815239" calcext:value-type="float">
            <text:p>1253.0921815239</text:p>
          </table:table-cell>
          <table:table-cell table:formula="of:=[.H33]/111.3194" office:value-type="float" office:value="11.2567277718341" calcext:value-type="float">
            <text:p>11.2567277718</text:p>
          </table:table-cell>
          <table:table-cell table:formula="of:=DEGREES(ATAN2([.C33];[.D33]))" office:value-type="float" office:value="15.9958323135229" calcext:value-type="float">
            <text:p>15.9958323135</text:p>
          </table:table-cell>
          <table:table-cell table:formula="of:=DEGREES(ATAN2([.D33];[.C33]))" office:value-type="float" office:value="74.0041676864771" calcext:value-type="float">
            <text:p>74.0041676865</text:p>
          </table:table-cell>
          <table:table-cell table:formula="of:=([.H33]+[.D33])*[.C33]/[.D33]" office:value-type="float" office:value="4521.25179601362" calcext:value-type="float">
            <text:p>4521.2517960136</text:p>
          </table:table-cell>
          <table:table-cell table:formula="of:=360/[.J33]*[.H33]" office:value-type="float" office:value="28201.9201318604" calcext:value-type="float">
            <text:p>28201.9201318604</text:p>
          </table:table-cell>
          <table:table-cell table:formula="of:=6371*(COS(RADIANS([.I33]))+SIN(RADIANS([.I33]))/TAN(RADIANS(90-[.I33]-[.K33])))" office:value-type="float" office:value="21249.9127802707" calcext:value-type="float">
            <text:p>21249.9127802707</text:p>
          </table:table-cell>
          <table:table-cell table:style-name="ce1" table:formula="of:=90-[.I33]-[.K33]" office:value-type="float" office:value="4.73910454168886" calcext:value-type="float">
            <text:p>4.7391045417</text:p>
          </table:table-cell>
          <table:table-cell table:formula="of:=6371*TAN(RADIANS([.I33]))/SIN(RADIANS([.I33]))+(([.D33]+6371*TAN(RADIANS([.I33])))*SIN([.K33]))/SIN(RADIANS(90-[.I33]-[.K33]))-6371" office:value-type="float" office:value="-15496.4962261732" calcext:value-type="float">
            <text:p>-15496.4962261732</text:p>
          </table:table-cell>
          <table:table-cell table:number-columns-repeated="100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ekasi</text:p>
          </table:table-cell>
          <table:table-cell table:style-name="ce1" office:value-type="float" office:value="170.5" calcext:value-type="float">
            <text:p>170.5</text:p>
          </table:table-cell>
          <table:table-cell table:style-name="ce1" office:value-type="float" office:value="25" calcext:value-type="float">
            <text:p>25</text:p>
          </table:table-cell>
          <table:table-cell table:style-name="ce5" table:formula="of:=200*[.D34]/[.C34]" office:value-type="float" office:value="29.3255131964809" calcext:value-type="float">
            <text:p>29.32551319648090000</text:p>
          </table:table-cell>
          <table:table-cell table:style-name="ce5" office:value-type="float" office:value="-6.24209441" calcext:value-type="float">
            <text:p>-6.24209441000000000</text:p>
          </table:table-cell>
          <table:table-cell table:style-name="ce5" office:value-type="float" office:value="106.99999679" calcext:value-type="float">
            <text:p>106.99999679000000000</text:p>
          </table:table-cell>
          <table:table-cell table:formula="of:=6371*ACOS(COS(RADIANS(90-[.F34])) *COS(RADIANS(90-[.$F$1])) +SIN(RADIANS(90-[.F34])) *SIN(RADIANS(90-[.$F$1])) *COS(RADIANS([.G34]-[.$G$1])))" office:value-type="float" office:value="726.577513299188" calcext:value-type="float">
            <text:p>726.5775132992</text:p>
          </table:table-cell>
          <table:table-cell table:formula="of:=[.H34]/111.3194" office:value-type="float" office:value="6.52696217639682" calcext:value-type="float">
            <text:p>6.5269621764</text:p>
          </table:table-cell>
          <table:table-cell table:formula="of:=DEGREES(ATAN2([.C34];[.D34]))" office:value-type="float" office:value="8.3416984441485" calcext:value-type="float">
            <text:p>8.3416984441</text:p>
          </table:table-cell>
          <table:table-cell table:formula="of:=DEGREES(ATAN2([.D34];[.C34]))" office:value-type="float" office:value="81.6583015558515" calcext:value-type="float">
            <text:p>81.6583015559</text:p>
          </table:table-cell>
          <table:table-cell table:formula="of:=([.H34]+[.D34])*[.C34]/[.D34]" office:value-type="float" office:value="5125.75864070046" calcext:value-type="float">
            <text:p>5125.7586407005</text:p>
          </table:table-cell>
          <table:table-cell table:formula="of:=360/[.J34]*[.H34]" office:value-type="float" office:value="31356.6723298648" calcext:value-type="float">
            <text:p>31356.6723298648</text:p>
          </table:table-cell>
          <table:table-cell table:formula="of:=6371*(COS(RADIANS([.I34]))+SIN(RADIANS([.I34]))/TAN(RADIANS(90-[.I34]-[.K34])))" office:value-type="float" office:value="29186.7575140789" calcext:value-type="float">
            <text:p>29186.7575140789</text:p>
          </table:table-cell>
          <table:table-cell table:style-name="ce1" table:formula="of:=90-[.I34]-[.K34]" office:value-type="float" office:value="1.81473626775167" calcext:value-type="float">
            <text:p>1.8147362678</text:p>
          </table:table-cell>
          <table:table-cell table:formula="of:=6371*TAN(RADIANS([.I34]))/SIN(RADIANS([.I34]))+(([.D34]+6371*TAN(RADIANS([.I34])))*SIN([.K34]))/SIN(RADIANS(90-[.I34]-[.K34]))-6371" office:value-type="float" office:value="-508.510215091731" calcext:value-type="float">
            <text:p>-508.5102150917</text:p>
          </table:table-cell>
          <table:table-cell table:number-columns-repeated="100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mbon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" calcext:value-type="float">
            <text:p>24</text:p>
          </table:table-cell>
          <table:table-cell table:style-name="ce5" table:formula="of:=200*[.D35]/[.C35]" office:value-type="float" office:value="77.4193548387097" calcext:value-type="float">
            <text:p>77.41935483870970000</text:p>
          </table:table-cell>
          <table:table-cell table:style-name="ce5" office:value-type="float" office:value="-3.6110539268" calcext:value-type="float">
            <text:p>-3.61105392680000000</text:p>
          </table:table-cell>
          <table:table-cell table:style-name="ce5" office:value-type="float" office:value="128.1955295659" calcext:value-type="float">
            <text:p>128.19552956590000000</text:p>
          </table:table-cell>
          <table:table-cell table:formula="of:=6371*ACOS(COS(RADIANS(90-[.F35])) *COS(RADIANS(90-[.$F$1])) +SIN(RADIANS(90-[.F35])) *SIN(RADIANS(90-[.$F$1])) *COS(RADIANS([.G35]-[.$G$1])))" office:value-type="float" office:value="2129.43095296645" calcext:value-type="float">
            <text:p>2129.4309529665</text:p>
          </table:table-cell>
          <table:table-cell table:formula="of:=[.H35]/111.3194" office:value-type="float" office:value="19.1290193170862" calcext:value-type="float">
            <text:p>19.1290193171</text:p>
          </table:table-cell>
          <table:table-cell table:formula="of:=DEGREES(ATAN2([.C35];[.D35]))" office:value-type="float" office:value="21.1612598168283" calcext:value-type="float">
            <text:p>21.1612598168</text:p>
          </table:table-cell>
          <table:table-cell table:formula="of:=DEGREES(ATAN2([.D35];[.C35]))" office:value-type="float" office:value="68.8387401831717" calcext:value-type="float">
            <text:p>68.8387401832</text:p>
          </table:table-cell>
          <table:table-cell table:formula="of:=([.H35]+[.D35])*[.C35]/[.D35]" office:value-type="float" office:value="5563.02996182999" calcext:value-type="float">
            <text:p>5563.02996183</text:p>
          </table:table-cell>
          <table:table-cell table:formula="of:=360/[.J35]*[.H35]" office:value-type="float" office:value="36226.347093867" calcext:value-type="float">
            <text:p>36226.347093867</text:p>
          </table:table-cell>
          <table:table-cell table:formula="of:=6371*(COS(RADIANS([.I35]))+SIN(RADIANS([.I35]))/TAN(RADIANS(90-[.I35]-[.K35])))" office:value-type="float" office:value="64855.4248341233" calcext:value-type="float">
            <text:p>64855.4248341233</text:p>
          </table:table-cell>
          <table:table-cell table:style-name="ce1" table:formula="of:=90-[.I35]-[.K35]" office:value-type="float" office:value="2.03224049974207" calcext:value-type="float">
            <text:p>2.0322404997</text:p>
          </table:table-cell>
          <table:table-cell table:formula="of:=6371*TAN(RADIANS([.I35]))/SIN(RADIANS([.I35]))+(([.D35]+6371*TAN(RADIANS([.I35])))*SIN([.K35]))/SIN(RADIANS(90-[.I35]-[.K35]))-6371" office:value-type="float" office:value="-16811.3032408436" calcext:value-type="float">
            <text:p>-16811.3032408436</text:p>
          </table:table-cell>
          <table:table-cell table:number-columns-repeated="100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sikmalay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" calcext:value-type="float">
            <text:p>13</text:p>
          </table:table-cell>
          <table:table-cell table:style-name="ce5" table:formula="of:=200*[.D36]/[.C36]" office:value-type="float" office:value="26" calcext:value-type="float">
            <text:p>26.00000000000000000</text:p>
          </table:table-cell>
          <table:table-cell table:style-name="ce5" office:value-type="float" office:value="-7.36198862" calcext:value-type="float">
            <text:p>-7.36198862000000000</text:p>
          </table:table-cell>
          <table:table-cell table:style-name="ce5" office:value-type="float" office:value="108.11321055" calcext:value-type="float">
            <text:p>108.11321055000000000</text:p>
          </table:table-cell>
          <table:table-cell table:formula="of:=6371*ACOS(COS(RADIANS(90-[.F36])) *COS(RADIANS(90-[.$F$1])) +SIN(RADIANS(90-[.F36])) *SIN(RADIANS(90-[.$F$1])) *COS(RADIANS([.G36]-[.$G$1])))" office:value-type="float" office:value="814.35377091156" calcext:value-type="float">
            <text:p>814.3537709116</text:p>
          </table:table-cell>
          <table:table-cell table:formula="of:=[.H36]/111.3194" office:value-type="float" office:value="7.31547035747192" calcext:value-type="float">
            <text:p>7.3154703575</text:p>
          </table:table-cell>
          <table:table-cell table:formula="of:=DEGREES(ATAN2([.C36];[.D36]))" office:value-type="float" office:value="7.40691212849523" calcext:value-type="float">
            <text:p>7.4069121285</text:p>
          </table:table-cell>
          <table:table-cell table:formula="of:=DEGREES(ATAN2([.D36];[.C36]))" office:value-type="float" office:value="82.5930878715048" calcext:value-type="float">
            <text:p>82.5930878715</text:p>
          </table:table-cell>
          <table:table-cell table:formula="of:=([.H36]+[.D36])*[.C36]/[.D36]" office:value-type="float" office:value="6364.25977624277" calcext:value-type="float">
            <text:p>6364.2597762428</text:p>
          </table:table-cell>
          <table:table-cell table:formula="of:=360/[.J36]*[.H36]" office:value-type="float" office:value="39580.2397061406" calcext:value-type="float">
            <text:p>39580.2397061406</text:p>
          </table:table-cell>
          <table:table-cell table:formula="of:=6371*(COS(RADIANS([.I36]))+SIN(RADIANS([.I36]))/TAN(RADIANS(90-[.I36]-[.K36])))" office:value-type="float" office:value="514623.982948976" calcext:value-type="float">
            <text:p>514623.982948976</text:p>
          </table:table-cell>
          <table:table-cell table:style-name="ce1" table:formula="of:=90-[.I36]-[.K36]" office:value-type="float" office:value="0.0914417710232982" calcext:value-type="float">
            <text:p>0.091441771</text:p>
          </table:table-cell>
          <table:table-cell table:formula="of:=6371*TAN(RADIANS([.I36]))/SIN(RADIANS([.I36]))+(([.D36]+6371*TAN(RADIANS([.I36])))*SIN([.K36]))/SIN(RADIANS(90-[.I36]-[.K36]))-6371" office:value-type="float" office:value="411621.625788878" calcext:value-type="float">
            <text:p>411621.625788878</text:p>
          </table:table-cell>
          <table:table-cell table:number-columns-repeated="100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emarang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" calcext:value-type="float">
            <text:p>19</text:p>
          </table:table-cell>
          <table:table-cell table:style-name="ce5" table:formula="of:=200*[.D37]/[.C37]" office:value-type="float" office:value="36.1904761904762" calcext:value-type="float">
            <text:p>36.19047619047620000</text:p>
          </table:table-cell>
          <table:table-cell table:style-name="ce5" office:value-type="float" office:value="-7.0145140562" calcext:value-type="float">
            <text:p>-7.01451405620000000</text:p>
          </table:table-cell>
          <table:table-cell table:style-name="ce5" office:value-type="float" office:value="110.4356714235" calcext:value-type="float">
            <text:p>110.43567142350000000</text:p>
          </table:table-cell>
          <table:table-cell table:formula="of:=6371*ACOS(COS(RADIANS(90-[.F37])) *COS(RADIANS(90-[.$F$1])) +SIN(RADIANS(90-[.F37])) *SIN(RADIANS(90-[.$F$1])) *COS(RADIANS([.G37]-[.$G$1])))" office:value-type="float" office:value="773.562768425728" calcext:value-type="float">
            <text:p>773.5627684257</text:p>
          </table:table-cell>
          <table:table-cell table:formula="of:=[.H37]/111.3194" office:value-type="float" office:value="6.94903824873049" calcext:value-type="float">
            <text:p>6.9490382487</text:p>
          </table:table-cell>
          <table:table-cell table:formula="of:=DEGREES(ATAN2([.C37];[.D37]))" office:value-type="float" office:value="10.2568198416964" calcext:value-type="float">
            <text:p>10.2568198417</text:p>
          </table:table-cell>
          <table:table-cell table:formula="of:=DEGREES(ATAN2([.D37];[.C37]))" office:value-type="float" office:value="79.7431801583036" calcext:value-type="float">
            <text:p>79.7431801583</text:p>
          </table:table-cell>
          <table:table-cell table:formula="of:=([.H37]+[.D37])*[.C37]/[.D37]" office:value-type="float" office:value="4379.95214130008" calcext:value-type="float">
            <text:p>4379.9521413001</text:p>
          </table:table-cell>
          <table:table-cell table:formula="of:=360/[.J37]*[.H37]" office:value-type="float" office:value="27150.9689095995" calcext:value-type="float">
            <text:p>27150.9689095995</text:p>
          </table:table-cell>
          <table:table-cell table:formula="of:=6371*(COS(RADIANS([.I37]))+SIN(RADIANS([.I37]))/TAN(RADIANS(90-[.I37]-[.K37])))" office:value-type="float" office:value="19660.8683944002" calcext:value-type="float">
            <text:p>19660.8683944002</text:p>
          </table:table-cell>
          <table:table-cell table:style-name="ce1" table:formula="of:=90-[.I37]-[.K37]" office:value-type="float" office:value="3.30778159296591" calcext:value-type="float">
            <text:p>3.307781593</text:p>
          </table:table-cell>
          <table:table-cell table:formula="of:=6371*TAN(RADIANS([.I37]))/SIN(RADIANS([.I37]))+(([.D37]+6371*TAN(RADIANS([.I37])))*SIN([.K37]))/SIN(RADIANS(90-[.I37]-[.K37]))-6371" office:value-type="float" office:value="-12819.6787514401" calcext:value-type="float">
            <text:p>-12819.6787514401</text:p>
          </table:table-cell>
          <table:table-cell table:number-columns-repeated="100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edan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8.5" calcext:value-type="float">
            <text:p>28.5</text:p>
          </table:table-cell>
          <table:table-cell table:style-name="ce5" table:formula="of:=200*[.D38]/[.C38]" office:value-type="float" office:value="38" calcext:value-type="float">
            <text:p>38.00000000000000000</text:p>
          </table:table-cell>
          <table:table-cell table:style-name="ce5" office:value-type="float" office:value="-3.58406696" calcext:value-type="float">
            <text:p>-3.58406696000000000</text:p>
          </table:table-cell>
          <table:table-cell table:style-name="ce5" office:value-type="float" office:value="98.67833333" calcext:value-type="float">
            <text:p>98.67833333000000000</text:p>
          </table:table-cell>
          <table:table-cell table:formula="of:=6371*ACOS(COS(RADIANS(90-[.F38])) *COS(RADIANS(90-[.$F$1])) +SIN(RADIANS(90-[.F38])) *SIN(RADIANS(90-[.$F$1])) *COS(RADIANS([.G38]-[.$G$1])))" office:value-type="float" office:value="1245.90268953876" calcext:value-type="float">
            <text:p>1245.9026895388</text:p>
          </table:table-cell>
          <table:table-cell table:formula="of:=[.H38]/111.3194" office:value-type="float" office:value="11.1921434138053" calcext:value-type="float">
            <text:p>11.1921434138</text:p>
          </table:table-cell>
          <table:table-cell table:formula="of:=DEGREES(ATAN2([.C38];[.D38]))" office:value-type="float" office:value="10.75796708839" calcext:value-type="float">
            <text:p>10.7579670884</text:p>
          </table:table-cell>
          <table:table-cell table:formula="of:=DEGREES(ATAN2([.D38];[.C38]))" office:value-type="float" office:value="79.24203291161" calcext:value-type="float">
            <text:p>79.2420329116</text:p>
          </table:table-cell>
          <table:table-cell table:formula="of:=([.H38]+[.D38])*[.C38]/[.D38]" office:value-type="float" office:value="6707.38257651977" calcext:value-type="float">
            <text:p>6707.3825765198</text:p>
          </table:table-cell>
          <table:table-cell table:formula="of:=360/[.J38]*[.H38]" office:value-type="float" office:value="41692.3536341732" calcext:value-type="float">
            <text:p>41692.3536341732</text:p>
          </table:table-cell>
          <table:table-cell table:formula="of:=6371*(COS(RADIANS([.I38]))+SIN(RADIANS([.I38]))/TAN(RADIANS(90-[.I38]-[.K38])))" office:value-type="float" office:value="-156935.43635976" calcext:value-type="float">
            <text:p>-156935.43635976</text:p>
          </table:table-cell>
          <table:table-cell table:style-name="ce1" table:formula="of:=90-[.I38]-[.K38]" office:value-type="float" office:value="-0.43417632541528" calcext:value-type="float">
            <text:p>-0.4341763254</text:p>
          </table:table-cell>
          <table:table-cell table:formula="of:=6371*TAN(RADIANS([.I38]))/SIN(RADIANS([.I38]))+(([.D38]+6371*TAN(RADIANS([.I38])))*SIN([.K38]))/SIN(RADIANS(90-[.I38]-[.K38]))-6371" office:value-type="float" office:value="110002.560797365" calcext:value-type="float">
            <text:p>110002.560797365</text:p>
          </table:table-cell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mean</text:p>
          </table:table-cell>
          <table:table-cell table:formula="of:=AVERAGE([.L4:.L38])" office:value-type="float" office:value="6466.28729295408" calcext:value-type="float">
            <text:p>6466.2872929541</text:p>
          </table:table-cell>
          <table:table-cell table:formula="of:=AVERAGE([.M4:.M38])" office:value-type="float" office:value="40525.3408463347" calcext:value-type="float">
            <text:p>40525.3408463347</text:p>
          </table:table-cell>
          <table:table-cell table:formula="of:=AVERAGE([.N4:.N38])" office:value-type="float" office:value="46415.8901801586" calcext:value-type="float">
            <text:p>46415.8901801586</text:p>
          </table:table-cell>
          <table:table-cell table:formula="of:=AVERAGE([.O4:.O38])" office:value-type="float" office:value="0.731670130755001" calcext:value-type="float">
            <text:p>0.7316701308</text:p>
          </table:table-cell>
          <table:table-cell table:formula="of:=AVERAGE([.P4:.P38])" office:value-type="float" office:value="45699.9718384441" calcext:value-type="float">
            <text:p>45699.9718384441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stddev</text:p>
          </table:table-cell>
          <table:table-cell table:formula="of:=STDEV([.L4:.L38])" office:value-type="float" office:value="1912.30788745338" calcext:value-type="float">
            <text:p>1912.3078874534</text:p>
          </table:table-cell>
          <table:table-cell table:formula="of:=STDEV([.M4:.M38])" office:value-type="float" office:value="11594.0553740188" calcext:value-type="float">
            <text:p>11594.0553740188</text:p>
          </table:table-cell>
          <table:table-cell table:formula="of:=STDEV([.N4:.N38])" office:value-type="float" office:value="282135.427675403" calcext:value-type="float">
            <text:p>282135.427675403</text:p>
          </table:table-cell>
          <table:table-cell table:formula="of:=STDEV([.O4:.O38])" office:value-type="float" office:value="2.62926511233567" calcext:value-type="float">
            <text:p>2.6292651123</text:p>
          </table:table-cell>
          <table:table-cell table:formula="of:=STDEV([.P4:.P38])" office:value-type="float" office:value="245492.951735378" calcext:value-type="float">
            <text:p>245492.951735378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cv</text:p>
          </table:table-cell>
          <table:table-cell table:formula="of:=[.L40]/[.L39]" office:value-type="float" office:value="0.295735064159168" calcext:value-type="float">
            <text:p>0.2957350642</text:p>
          </table:table-cell>
          <table:table-cell table:formula="of:=[.M40]/[.M39]" office:value-type="float" office:value="0.286093963231094" calcext:value-type="float">
            <text:p>0.2860939632</text:p>
          </table:table-cell>
          <table:table-cell table:formula="of:=[.N40]/[.N39]" office:value-type="float" office:value="6.07842328522243" calcext:value-type="float">
            <text:p>6.0784232852</text:p>
          </table:table-cell>
          <table:table-cell table:formula="of:=[.O40]/[.O39]" office:value-type="float" office:value="3.59351161379592" calcext:value-type="float">
            <text:p>3.5935116138</text:p>
          </table:table-cell>
          <table:table-cell table:formula="of:=[.P40]/[.P39]" office:value-type="float" office:value="5.37184032855055" calcext:value-type="float">
            <text:p>5.3718403286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max</text:p>
          </table:table-cell>
          <table:table-cell table:formula="of:=MAX([.L4:.L38])" office:value-type="float" office:value="11845.0254451243" calcext:value-type="float">
            <text:p>11845.0254451243</text:p>
          </table:table-cell>
          <table:table-cell table:formula="of:=MAX([.M4:.M38])" office:value-type="float" office:value="73840.8844950277" calcext:value-type="float">
            <text:p>73840.8844950277</text:p>
          </table:table-cell>
          <table:table-cell table:formula="of:=MAX([.N4:.N38])" office:value-type="float" office:value="1294298.61263979" calcext:value-type="float">
            <text:p>1294298.61263979</text:p>
          </table:table-cell>
          <table:table-cell table:formula="of:=MAX([.O4:.O38])" office:value-type="float" office:value="12.3290968492907" calcext:value-type="float">
            <text:p>12.3290968493</text:p>
          </table:table-cell>
          <table:table-cell table:formula="of:=MAX([.P4:.P38])" office:value-type="float" office:value="1276735.46809066" calcext:value-type="float">
            <text:p>1276735.46809066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min</text:p>
          </table:table-cell>
          <table:table-cell table:formula="of:=MIN([.L4:.L38])" office:value-type="float" office:value="2178.94002390034" calcext:value-type="float">
            <text:p>2178.9400239003</text:p>
          </table:table-cell>
          <table:table-cell table:formula="of:=MIN([.M4:.M38])" office:value-type="float" office:value="13659.8147013406" calcext:value-type="float">
            <text:p>13659.8147013406</text:p>
          </table:table-cell>
          <table:table-cell table:formula="of:=MIN([.N4:.N38])" office:value-type="float" office:value="-793485.355420935" calcext:value-type="float">
            <text:p>-793485.355420935</text:p>
          </table:table-cell>
          <table:table-cell table:formula="of:=MIN([.O4:.O38])" office:value-type="float" office:value="-3.22409073807647" calcext:value-type="float">
            <text:p>-3.2240907381</text:p>
          </table:table-cell>
          <table:table-cell table:formula="of:=MIN([.P4:.P38])" office:value-type="float" office:value="-390152.17682774" calcext:value-type="float">
            <text:p>-390152.17682774</text:p>
          </table:table-cell>
          <table:table-cell table:number-columns-repeated="1008"/>
        </table:table-row>
        <table:table-row table:style-name="ro1" table:number-rows-repeated="959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jang Bayangan Terhadap Jarak" table:style-name="ta2">
        <table:table-column table:style-name="co14" table:number-columns-repeated="1024" table:default-cell-style-name="Default"/>
        <table:table-row table:style-name="ro3">
          <table:table-cell>
            <draw:frame table:end-cell-address="'Panjang Bayangan Terhadap Jarak'.M39" table:end-x="38.98pt" table:end-y="7.82pt" draw:z-index="0" draw:name="Chart 1" draw:style-name="gr1" draw:text-style-name="P1" svg:width="677.96pt" svg:height="494.22pt" svg:x="0pt" svg:y="0pt">
              <loext:p draw:notify-on-update-of-ranges="Data.E3:Data.E3 Data.E4:Data.E38 Data.H4:Data.H3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Jarak Pengamat vs Ketinggian Matahari GE" table:style-name="ta3">
        <table:table-column table:style-name="co14" table:number-columns-repeated="1024" table:default-cell-style-name="Default"/>
        <table:table-row table:style-name="ro3">
          <table:table-cell>
            <draw:frame table:end-cell-address="'Jarak Pengamat vs Ketinggian Matahari GE'.M39" table:end-x="38.98pt" table:end-y="7.82pt" draw:z-index="0" draw:name="Chart 2" draw:style-name="gr1" draw:text-style-name="P1" svg:width="677.96pt" svg:height="494.22pt" svg:x="0pt" svg:y="0pt">
              <loext:p draw:notify-on-update-of-ranges="Data.P3:Data.P38 Data.H3:Data.H3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Jarak dari Pontianak vs Ketinggian Matahari FE" table:style-name="ta4">
        <table:table-column table:style-name="co14" table:number-columns-repeated="1024" table:default-cell-style-name="Default"/>
        <table:table-row table:style-name="ro3">
          <table:table-cell>
            <draw:frame table:end-cell-address="'Jarak dari Pontianak vs Ketinggian Matahari FE'.M39" table:end-x="38.98pt" table:end-y="7.82pt" draw:z-index="0" draw:name="Chart 3" draw:style-name="gr1" draw:text-style-name="P1" svg:width="677.96pt" svg:height="494.22pt" svg:x="0pt" svg:y="0pt">
              <loext:p draw:notify-on-update-of-ranges="Data.L3:Data.L3 Data.L4:Data.L43 Data.H4:Data.H3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Sudut vs Jarak" table:style-name="ta5">
        <table:table-column table:style-name="co14" table:number-columns-repeated="1024" table:default-cell-style-name="Default"/>
        <table:table-row table:style-name="ro3">
          <table:table-cell>
            <draw:frame table:end-cell-address="'Sudut vs Jarak'.M39" table:end-x="38.98pt" table:end-y="7.82pt" draw:z-index="0" draw:name="Chart 4" draw:style-name="gr1" draw:text-style-name="P1" svg:width="677.96pt" svg:height="494.22pt" svg:x="0pt" svg:y="0pt">
              <loext:p draw:notify-on-update-of-ranges="Data.K3:Data.K3 Data.K4:Data.K43 Data.I4:Data.I3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Simulasi GE (unused)" table:style-name="ta6">
        <table:table-column table:style-name="co13" table:number-columns-repeated="1024" table:default-cell-style-name="Default"/>
        <table:table-row table:style-name="ro1">
          <table:table-cell table:style-name="ce2" office:value-type="string" calcext:value-type="string">
            <text:p>Distance (°)</text:p>
          </table:table-cell>
          <table:table-cell table:style-name="ce2" office:value-type="string" calcext:value-type="string">
            <text:p>Distance (km)</text:p>
          </table:table-cell>
          <table:table-cell table:style-name="ce2" office:value-type="string" calcext:value-type="string">
            <text:p>Angle 1 (°)</text:p>
          </table:table-cell>
          <table:table-cell table:style-name="ce2" office:value-type="string" calcext:value-type="string">
            <text:p>Angle 2 (°)</text:p>
          </table:table-cell>
          <table:table-cell table:style-name="ce2" office:value-type="string" calcext:value-type="string">
            <text:p>Gnomon (cm)</text:p>
          </table:table-cell>
          <table:table-cell table:style-name="ce2" office:value-type="string" calcext:value-type="string">
            <text:p>Shadow (cm)</text:p>
          </table:table-cell>
          <table:table-cell table:style-name="ce7" table:number-columns-repeated="22"/>
          <table:table-cell table:number-columns-repeated="99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111.3194*[.A2]" office:value-type="float" office:value="0" calcext:value-type="float">
            <text:p>0</text:p>
          </table:table-cell>
          <table:table-cell table:style-name="ce1" table:formula="of:=[.A2]" office:value-type="float" office:value="0" calcext:value-type="float">
            <text:p>0</text:p>
          </table:table-cell>
          <table:table-cell table:style-name="ce1" table:formula="of:=90-[.C2]" office:value-type="float" office:value="90" calcext:value-type="float">
            <text:p>90</text:p>
          </table:table-cell>
          <table:table-cell table:style-name="ce1" office:value-type="float" office:value="200" calcext:value-type="float">
            <text:p>200</text:p>
          </table:table-cell>
          <table:table-cell table:formula="of:=[.E2]*TAN(RADIANS([.C2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111.3194*[.A3]" office:value-type="float" office:value="111.3194" calcext:value-type="float">
            <text:p>111.3194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90-[.C3]" office:value-type="float" office:value="89" calcext:value-type="float">
            <text:p>89</text:p>
          </table:table-cell>
          <table:table-cell table:style-name="ce1" office:value-type="float" office:value="200" calcext:value-type="float">
            <text:p>200</text:p>
          </table:table-cell>
          <table:table-cell table:formula="of:=[.E3]*TAN(RADIANS([.C3]))" office:value-type="float" office:value="3.49101298564352" calcext:value-type="float">
            <text:p>3.491012985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111.3194*[.A4]" office:value-type="float" office:value="222.6388" calcext:value-type="float">
            <text:p>222.6388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90-[.C4]" office:value-type="float" office:value="88" calcext:value-type="float">
            <text:p>88</text:p>
          </table:table-cell>
          <table:table-cell table:style-name="ce1" office:value-type="float" office:value="200" calcext:value-type="float">
            <text:p>200</text:p>
          </table:table-cell>
          <table:table-cell table:formula="of:=[.E4]*TAN(RADIANS([.C4]))" office:value-type="float" office:value="6.98415389834955" calcext:value-type="float">
            <text:p>6.984153898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111.3194*[.A5]" office:value-type="float" office:value="333.9582" calcext:value-type="float">
            <text:p>333.9582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style-name="ce1" table:formula="of:=90-[.C5]" office:value-type="float" office:value="87" calcext:value-type="float">
            <text:p>87</text:p>
          </table:table-cell>
          <table:table-cell table:style-name="ce1" office:value-type="float" office:value="200" calcext:value-type="float">
            <text:p>200</text:p>
          </table:table-cell>
          <table:table-cell table:formula="of:=[.E5]*TAN(RADIANS([.C5]))" office:value-type="float" office:value="10.4815558566082" calcext:value-type="float">
            <text:p>10.4815558566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111.3194*[.A6]" office:value-type="float" office:value="445.2776" calcext:value-type="float">
            <text:p>445.2776</text:p>
          </table:table-cell>
          <table:table-cell table:style-name="ce1" table:formula="of:=[.A6]" office:value-type="float" office:value="4" calcext:value-type="float">
            <text:p>4</text:p>
          </table:table-cell>
          <table:table-cell table:style-name="ce1" table:formula="of:=90-[.C6]" office:value-type="float" office:value="86" calcext:value-type="float">
            <text:p>86</text:p>
          </table:table-cell>
          <table:table-cell table:style-name="ce1" office:value-type="float" office:value="200" calcext:value-type="float">
            <text:p>200</text:p>
          </table:table-cell>
          <table:table-cell table:formula="of:=[.E6]*TAN(RADIANS([.C6]))" office:value-type="float" office:value="13.9853623887021" calcext:value-type="float">
            <text:p>13.985362388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11.3194*[.A7]" office:value-type="float" office:value="556.597" calcext:value-type="float">
            <text:p>556.597</text:p>
          </table:table-cell>
          <table:table-cell table:style-name="ce1" table:formula="of:=[.A7]" office:value-type="float" office:value="5" calcext:value-type="float">
            <text:p>5</text:p>
          </table:table-cell>
          <table:table-cell table:style-name="ce1" table:formula="of:=90-[.C7]" office:value-type="float" office:value="85" calcext:value-type="float">
            <text:p>85</text:p>
          </table:table-cell>
          <table:table-cell table:style-name="ce1" office:value-type="float" office:value="200" calcext:value-type="float">
            <text:p>200</text:p>
          </table:table-cell>
          <table:table-cell table:formula="of:=[.E7]*TAN(RADIANS([.C7]))" office:value-type="float" office:value="17.4977327051848" calcext:value-type="float">
            <text:p>17.497732705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111.3194*[.A8]" office:value-type="float" office:value="667.9164" calcext:value-type="float">
            <text:p>667.9164</text:p>
          </table:table-cell>
          <table:table-cell table:style-name="ce1" table:formula="of:=[.A8]" office:value-type="float" office:value="6" calcext:value-type="float">
            <text:p>6</text:p>
          </table:table-cell>
          <table:table-cell table:style-name="ce1" table:formula="of:=90-[.C8]" office:value-type="float" office:value="84" calcext:value-type="float">
            <text:p>84</text:p>
          </table:table-cell>
          <table:table-cell table:style-name="ce1" office:value-type="float" office:value="200" calcext:value-type="float">
            <text:p>200</text:p>
          </table:table-cell>
          <table:table-cell table:formula="of:=[.E8]*TAN(RADIANS([.C8]))" office:value-type="float" office:value="21.0208470531353" calcext:value-type="float">
            <text:p>21.020847053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111.3194*[.A9]" office:value-type="float" office:value="779.2358" calcext:value-type="float">
            <text:p>779.2358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90-[.C9]" office:value-type="float" office:value="83" calcext:value-type="float">
            <text:p>83</text:p>
          </table:table-cell>
          <table:table-cell table:style-name="ce1" office:value-type="float" office:value="200" calcext:value-type="float">
            <text:p>200</text:p>
          </table:table-cell>
          <table:table-cell table:formula="of:=[.E9]*TAN(RADIANS([.C9]))" office:value-type="float" office:value="24.5569121805809" calcext:value-type="float">
            <text:p>24.556912180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111.3194*[.A10]" office:value-type="float" office:value="890.5552" calcext:value-type="float">
            <text:p>890.5552</text:p>
          </table:table-cell>
          <table:table-cell table:style-name="ce1" table:formula="of:=[.A10]" office:value-type="float" office:value="8" calcext:value-type="float">
            <text:p>8</text:p>
          </table:table-cell>
          <table:table-cell table:style-name="ce1" table:formula="of:=90-[.C10]" office:value-type="float" office:value="82" calcext:value-type="float">
            <text:p>82</text:p>
          </table:table-cell>
          <table:table-cell table:style-name="ce1" office:value-type="float" office:value="200" calcext:value-type="float">
            <text:p>200</text:p>
          </table:table-cell>
          <table:table-cell table:formula="of:=[.E10]*TAN(RADIANS([.C10]))" office:value-type="float" office:value="28.1081669404783" calcext:value-type="float">
            <text:p>28.108166940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111.3194*[.A11]" office:value-type="float" office:value="1001.8746" calcext:value-type="float">
            <text:p>1001.8746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table:formula="of:=90-[.C11]" office:value-type="float" office:value="81" calcext:value-type="float">
            <text:p>81</text:p>
          </table:table-cell>
          <table:table-cell table:style-name="ce1" office:value-type="float" office:value="200" calcext:value-type="float">
            <text:p>200</text:p>
          </table:table-cell>
          <table:table-cell table:formula="of:=[.E11]*TAN(RADIANS([.C11]))" office:value-type="float" office:value="31.6768880649073" calcext:value-type="float">
            <text:p>31.676888064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111.3194*[.A12]" office:value-type="float" office:value="1113.194" calcext:value-type="float">
            <text:p>1113.194</text:p>
          </table:table-cell>
          <table:table-cell table:style-name="ce1" table:formula="of:=[.A12]" office:value-type="float" office:value="10" calcext:value-type="float">
            <text:p>10</text:p>
          </table:table-cell>
          <table:table-cell table:style-name="ce1" table:formula="of:=90-[.C12]" office:value-type="float" office:value="80" calcext:value-type="float">
            <text:p>80</text:p>
          </table:table-cell>
          <table:table-cell table:style-name="ce1" office:value-type="float" office:value="200" calcext:value-type="float">
            <text:p>200</text:p>
          </table:table-cell>
          <table:table-cell table:formula="of:=[.E12]*TAN(RADIANS([.C12]))" office:value-type="float" office:value="35.265396141693" calcext:value-type="float">
            <text:p>35.265396141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111.3194*[.A13]" office:value-type="float" office:value="1224.5134" calcext:value-type="float">
            <text:p>1224.5134</text:p>
          </table:table-cell>
          <table:table-cell table:style-name="ce1" table:formula="of:=[.A13]" office:value-type="float" office:value="11" calcext:value-type="float">
            <text:p>11</text:p>
          </table:table-cell>
          <table:table-cell table:style-name="ce1" table:formula="of:=90-[.C13]" office:value-type="float" office:value="79" calcext:value-type="float">
            <text:p>79</text:p>
          </table:table-cell>
          <table:table-cell table:style-name="ce1" office:value-type="float" office:value="200" calcext:value-type="float">
            <text:p>200</text:p>
          </table:table-cell>
          <table:table-cell table:formula="of:=[.E13]*TAN(RADIANS([.C13]))" office:value-type="float" office:value="38.8760618275437" calcext:value-type="float">
            <text:p>38.876061827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111.3194*[.A14]" office:value-type="float" office:value="1335.8328" calcext:value-type="float">
            <text:p>1335.8328</text:p>
          </table:table-cell>
          <table:table-cell table:style-name="ce1" table:formula="of:=[.A14]" office:value-type="float" office:value="12" calcext:value-type="float">
            <text:p>12</text:p>
          </table:table-cell>
          <table:table-cell table:style-name="ce1" table:formula="of:=90-[.C14]" office:value-type="float" office:value="78" calcext:value-type="float">
            <text:p>78</text:p>
          </table:table-cell>
          <table:table-cell table:style-name="ce1" office:value-type="float" office:value="200" calcext:value-type="float">
            <text:p>200</text:p>
          </table:table-cell>
          <table:table-cell table:formula="of:=[.E14]*TAN(RADIANS([.C14]))" office:value-type="float" office:value="42.5113123340044" calcext:value-type="float">
            <text:p>42.51131233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111.3194*[.A15]" office:value-type="float" office:value="1447.1522" calcext:value-type="float">
            <text:p>1447.1522</text:p>
          </table:table-cell>
          <table:table-cell table:style-name="ce1" table:formula="of:=[.A15]" office:value-type="float" office:value="13" calcext:value-type="float">
            <text:p>13</text:p>
          </table:table-cell>
          <table:table-cell table:style-name="ce1" table:formula="of:=90-[.C15]" office:value-type="float" office:value="77" calcext:value-type="float">
            <text:p>77</text:p>
          </table:table-cell>
          <table:table-cell table:style-name="ce1" office:value-type="float" office:value="200" calcext:value-type="float">
            <text:p>200</text:p>
          </table:table-cell>
          <table:table-cell table:formula="of:=[.E15]*TAN(RADIANS([.C15]))" office:value-type="float" office:value="46.1736382251126" calcext:value-type="float">
            <text:p>46.173638225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111.3194*[.A16]" office:value-type="float" office:value="1558.4716" calcext:value-type="float">
            <text:p>1558.4716</text:p>
          </table:table-cell>
          <table:table-cell table:style-name="ce1" table:formula="of:=[.A16]" office:value-type="float" office:value="14" calcext:value-type="float">
            <text:p>14</text:p>
          </table:table-cell>
          <table:table-cell table:style-name="ce1" table:formula="of:=90-[.C16]" office:value-type="float" office:value="76" calcext:value-type="float">
            <text:p>76</text:p>
          </table:table-cell>
          <table:table-cell table:style-name="ce1" office:value-type="float" office:value="200" calcext:value-type="float">
            <text:p>200</text:p>
          </table:table-cell>
          <table:table-cell table:formula="of:=[.E16]*TAN(RADIANS([.C16]))" office:value-type="float" office:value="49.8656005686361" calcext:value-type="float">
            <text:p>49.865600568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111.3194*[.A17]" office:value-type="float" office:value="1669.791" calcext:value-type="float">
            <text:p>1669.791</text:p>
          </table:table-cell>
          <table:table-cell table:style-name="ce1" table:formula="of:=[.A17]" office:value-type="float" office:value="15" calcext:value-type="float">
            <text:p>15</text:p>
          </table:table-cell>
          <table:table-cell table:style-name="ce1" table:formula="of:=90-[.C17]" office:value-type="float" office:value="75" calcext:value-type="float">
            <text:p>75</text:p>
          </table:table-cell>
          <table:table-cell table:style-name="ce1" office:value-type="float" office:value="200" calcext:value-type="float">
            <text:p>200</text:p>
          </table:table-cell>
          <table:table-cell table:formula="of:=[.E17]*TAN(RADIANS([.C17]))" office:value-type="float" office:value="53.5898384862245" calcext:value-type="float">
            <text:p>53.589838486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111.3194*[.A18]" office:value-type="float" office:value="1781.1104" calcext:value-type="float">
            <text:p>1781.1104</text:p>
          </table:table-cell>
          <table:table-cell table:style-name="ce1" table:formula="of:=[.A18]" office:value-type="float" office:value="16" calcext:value-type="float">
            <text:p>16</text:p>
          </table:table-cell>
          <table:table-cell table:style-name="ce1" table:formula="of:=90-[.C18]" office:value-type="float" office:value="74" calcext:value-type="float">
            <text:p>74</text:p>
          </table:table-cell>
          <table:table-cell table:style-name="ce1" office:value-type="float" office:value="200" calcext:value-type="float">
            <text:p>200</text:p>
          </table:table-cell>
          <table:table-cell table:formula="of:=[.E18]*TAN(RADIANS([.C18]))" office:value-type="float" office:value="57.3490771517616" calcext:value-type="float">
            <text:p>57.349077151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111.3194*[.A19]" office:value-type="float" office:value="1892.4298" calcext:value-type="float">
            <text:p>1892.4298</text:p>
          </table:table-cell>
          <table:table-cell table:style-name="ce1" table:formula="of:=[.A19]" office:value-type="float" office:value="17" calcext:value-type="float">
            <text:p>17</text:p>
          </table:table-cell>
          <table:table-cell table:style-name="ce1" table:formula="of:=90-[.C19]" office:value-type="float" office:value="73" calcext:value-type="float">
            <text:p>73</text:p>
          </table:table-cell>
          <table:table-cell table:style-name="ce1" office:value-type="float" office:value="200" calcext:value-type="float">
            <text:p>200</text:p>
          </table:table-cell>
          <table:table-cell table:formula="of:=[.E19]*TAN(RADIANS([.C19]))" office:value-type="float" office:value="61.1461362917321" calcext:value-type="float">
            <text:p>61.1461362917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111.3194*[.A20]" office:value-type="float" office:value="2003.7492" calcext:value-type="float">
            <text:p>2003.7492</text:p>
          </table:table-cell>
          <table:table-cell table:style-name="ce1" table:formula="of:=[.A20]" office:value-type="float" office:value="18" calcext:value-type="float">
            <text:p>18</text:p>
          </table:table-cell>
          <table:table-cell table:style-name="ce1" table:formula="of:=90-[.C20]" office:value-type="float" office:value="72" calcext:value-type="float">
            <text:p>72</text:p>
          </table:table-cell>
          <table:table-cell table:style-name="ce1" office:value-type="float" office:value="200" calcext:value-type="float">
            <text:p>200</text:p>
          </table:table-cell>
          <table:table-cell table:formula="of:=[.E20]*TAN(RADIANS([.C20]))" office:value-type="float" office:value="64.9839392465813" calcext:value-type="float">
            <text:p>64.983939246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111.3194*[.A21]" office:value-type="float" office:value="2115.0686" calcext:value-type="float">
            <text:p>2115.0686</text:p>
          </table:table-cell>
          <table:table-cell table:style-name="ce1" table:formula="of:=[.A21]" office:value-type="float" office:value="19" calcext:value-type="float">
            <text:p>19</text:p>
          </table:table-cell>
          <table:table-cell table:style-name="ce1" table:formula="of:=90-[.C21]" office:value-type="float" office:value="71" calcext:value-type="float">
            <text:p>71</text:p>
          </table:table-cell>
          <table:table-cell table:style-name="ce1" office:value-type="float" office:value="200" calcext:value-type="float">
            <text:p>200</text:p>
          </table:table-cell>
          <table:table-cell table:formula="of:=[.E21]*TAN(RADIANS([.C21]))" office:value-type="float" office:value="68.8655226579331" calcext:value-type="float">
            <text:p>68.8655226579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111.3194*[.A22]" office:value-type="float" office:value="2226.388" calcext:value-type="float">
            <text:p>2226.388</text:p>
          </table:table-cell>
          <table:table-cell table:style-name="ce1" table:formula="of:=[.A22]" office:value-type="float" office:value="20" calcext:value-type="float">
            <text:p>20</text:p>
          </table:table-cell>
          <table:table-cell table:style-name="ce1" table:formula="of:=90-[.C22]" office:value-type="float" office:value="70" calcext:value-type="float">
            <text:p>70</text:p>
          </table:table-cell>
          <table:table-cell table:style-name="ce1" office:value-type="float" office:value="200" calcext:value-type="float">
            <text:p>200</text:p>
          </table:table-cell>
          <table:table-cell table:formula="of:=[.E22]*TAN(RADIANS([.C22]))" office:value-type="float" office:value="72.7940468532405" calcext:value-type="float">
            <text:p>72.7940468532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111.3194*[.A23]" office:value-type="float" office:value="2337.7074" calcext:value-type="float">
            <text:p>2337.7074</text:p>
          </table:table-cell>
          <table:table-cell table:style-name="ce1" table:formula="of:=[.A23]" office:value-type="float" office:value="21" calcext:value-type="float">
            <text:p>21</text:p>
          </table:table-cell>
          <table:table-cell table:style-name="ce1" table:formula="of:=90-[.C23]" office:value-type="float" office:value="69" calcext:value-type="float">
            <text:p>69</text:p>
          </table:table-cell>
          <table:table-cell table:style-name="ce1" office:value-type="float" office:value="200" calcext:value-type="float">
            <text:p>200</text:p>
          </table:table-cell>
          <table:table-cell table:formula="of:=[.E23]*TAN(RADIANS([.C23]))" office:value-type="float" office:value="76.7728070070832" calcext:value-type="float">
            <text:p>76.772807007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111.3194*[.A24]" office:value-type="float" office:value="2449.0268" calcext:value-type="float">
            <text:p>2449.0268</text:p>
          </table:table-cell>
          <table:table-cell table:style-name="ce1" table:formula="of:=[.A24]" office:value-type="float" office:value="22" calcext:value-type="float">
            <text:p>22</text:p>
          </table:table-cell>
          <table:table-cell table:style-name="ce1" table:formula="of:=90-[.C24]" office:value-type="float" office:value="68" calcext:value-type="float">
            <text:p>68</text:p>
          </table:table-cell>
          <table:table-cell table:style-name="ce1" office:value-type="float" office:value="200" calcext:value-type="float">
            <text:p>200</text:p>
          </table:table-cell>
          <table:table-cell table:formula="of:=[.E24]*TAN(RADIANS([.C24]))" office:value-type="float" office:value="80.8052451670314" calcext:value-type="float">
            <text:p>80.805245167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111.3194*[.A25]" office:value-type="float" office:value="2560.3462" calcext:value-type="float">
            <text:p>2560.3462</text:p>
          </table:table-cell>
          <table:table-cell table:style-name="ce1" table:formula="of:=[.A25]" office:value-type="float" office:value="23" calcext:value-type="float">
            <text:p>23</text:p>
          </table:table-cell>
          <table:table-cell table:style-name="ce1" table:formula="of:=90-[.C25]" office:value-type="float" office:value="67" calcext:value-type="float">
            <text:p>67</text:p>
          </table:table-cell>
          <table:table-cell table:style-name="ce1" office:value-type="float" office:value="200" calcext:value-type="float">
            <text:p>200</text:p>
          </table:table-cell>
          <table:table-cell table:formula="of:=[.E25]*TAN(RADIANS([.C25]))" office:value-type="float" office:value="84.8949632419209" calcext:value-type="float">
            <text:p>84.8949632419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111.3194*[.A26]" office:value-type="float" office:value="2671.6656" calcext:value-type="float">
            <text:p>2671.6656</text:p>
          </table:table-cell>
          <table:table-cell table:style-name="ce1" table:formula="of:=[.A26]" office:value-type="float" office:value="24" calcext:value-type="float">
            <text:p>24</text:p>
          </table:table-cell>
          <table:table-cell table:style-name="ce1" table:formula="of:=90-[.C26]" office:value-type="float" office:value="66" calcext:value-type="float">
            <text:p>66</text:p>
          </table:table-cell>
          <table:table-cell table:style-name="ce1" office:value-type="float" office:value="200" calcext:value-type="float">
            <text:p>200</text:p>
          </table:table-cell>
          <table:table-cell table:formula="of:=[.E26]*TAN(RADIANS([.C26]))" office:value-type="float" office:value="89.0457370617072" calcext:value-type="float">
            <text:p>89.0457370617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111.3194*[.A27]" office:value-type="float" office:value="2782.985" calcext:value-type="float">
            <text:p>2782.985</text:p>
          </table:table-cell>
          <table:table-cell table:style-name="ce1" table:formula="of:=[.A27]" office:value-type="float" office:value="25" calcext:value-type="float">
            <text:p>25</text:p>
          </table:table-cell>
          <table:table-cell table:style-name="ce1" table:formula="of:=90-[.C27]" office:value-type="float" office:value="65" calcext:value-type="float">
            <text:p>65</text:p>
          </table:table-cell>
          <table:table-cell table:style-name="ce1" office:value-type="float" office:value="200" calcext:value-type="float">
            <text:p>200</text:p>
          </table:table-cell>
          <table:table-cell table:formula="of:=[.E27]*TAN(RADIANS([.C27]))" office:value-type="float" office:value="93.2615316309997" calcext:value-type="float">
            <text:p>93.261531631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111.3194*[.A28]" office:value-type="float" office:value="2894.3044" calcext:value-type="float">
            <text:p>2894.3044</text:p>
          </table:table-cell>
          <table:table-cell table:style-name="ce1" table:formula="of:=[.A28]" office:value-type="float" office:value="26" calcext:value-type="float">
            <text:p>26</text:p>
          </table:table-cell>
          <table:table-cell table:style-name="ce1" table:formula="of:=90-[.C28]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formula="of:=[.E28]*TAN(RADIANS([.C28]))" office:value-type="float" office:value="97.5465177131723" calcext:value-type="float">
            <text:p>97.5465177132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111.3194*[.A29]" office:value-type="float" office:value="3005.6238" calcext:value-type="float">
            <text:p>3005.6238</text:p>
          </table:table-cell>
          <table:table-cell table:style-name="ce1" table:formula="of:=[.A29]" office:value-type="float" office:value="27" calcext:value-type="float">
            <text:p>27</text:p>
          </table:table-cell>
          <table:table-cell table:style-name="ce1" table:formula="of:=90-[.C29]" office:value-type="float" office:value="63" calcext:value-type="float">
            <text:p>63</text:p>
          </table:table-cell>
          <table:table-cell table:style-name="ce1" office:value-type="float" office:value="200" calcext:value-type="float">
            <text:p>200</text:p>
          </table:table-cell>
          <table:table-cell table:formula="of:=[.E29]*TAN(RADIANS([.C29]))" office:value-type="float" office:value="101.905089898886" calcext:value-type="float">
            <text:p>101.9050898989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111.3194*[.A30]" office:value-type="float" office:value="3116.9432" calcext:value-type="float">
            <text:p>3116.9432</text:p>
          </table:table-cell>
          <table:table-cell table:style-name="ce1" table:formula="of:=[.A30]" office:value-type="float" office:value="28" calcext:value-type="float">
            <text:p>28</text:p>
          </table:table-cell>
          <table:table-cell table:style-name="ce1" table:formula="of:=90-[.C30]" office:value-type="float" office:value="62" calcext:value-type="float">
            <text:p>62</text:p>
          </table:table-cell>
          <table:table-cell table:style-name="ce1" office:value-type="float" office:value="200" calcext:value-type="float">
            <text:p>200</text:p>
          </table:table-cell>
          <table:table-cell table:formula="of:=[.E30]*TAN(RADIANS([.C30]))" office:value-type="float" office:value="106.341886332296" calcext:value-type="float">
            <text:p>106.3418863323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111.3194*[.A31]" office:value-type="float" office:value="3228.2626" calcext:value-type="float">
            <text:p>3228.2626</text:p>
          </table:table-cell>
          <table:table-cell table:style-name="ce1" table:formula="of:=[.A31]" office:value-type="float" office:value="29" calcext:value-type="float">
            <text:p>29</text:p>
          </table:table-cell>
          <table:table-cell table:style-name="ce1" table:formula="of:=90-[.C31]" office:value-type="float" office:value="61" calcext:value-type="float">
            <text:p>61</text:p>
          </table:table-cell>
          <table:table-cell table:style-name="ce1" office:value-type="float" office:value="200" calcext:value-type="float">
            <text:p>200</text:p>
          </table:table-cell>
          <table:table-cell table:formula="of:=[.E31]*TAN(RADIANS([.C31]))" office:value-type="float" office:value="110.861810290554" calcext:value-type="float">
            <text:p>110.8618102906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111.3194*[.A32]" office:value-type="float" office:value="3339.582" calcext:value-type="float">
            <text:p>3339.582</text:p>
          </table:table-cell>
          <table:table-cell table:style-name="ce1" table:formula="of:=[.A32]" office:value-type="float" office:value="30" calcext:value-type="float">
            <text:p>30</text:p>
          </table:table-cell>
          <table:table-cell table:style-name="ce1" table:formula="of:=90-[.C32]" office:value-type="float" office:value="60" calcext:value-type="float">
            <text:p>60</text:p>
          </table:table-cell>
          <table:table-cell table:style-name="ce1" office:value-type="float" office:value="200" calcext:value-type="float">
            <text:p>200</text:p>
          </table:table-cell>
          <table:table-cell table:formula="of:=[.E32]*TAN(RADIANS([.C32]))" office:value-type="float" office:value="115.470053837925" calcext:value-type="float">
            <text:p>115.4700538379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111.3194*[.A33]" office:value-type="float" office:value="3450.9014" calcext:value-type="float">
            <text:p>3450.9014</text:p>
          </table:table-cell>
          <table:table-cell table:style-name="ce1" table:formula="of:=[.A33]" office:value-type="float" office:value="31" calcext:value-type="float">
            <text:p>31</text:p>
          </table:table-cell>
          <table:table-cell table:style-name="ce1" table:formula="of:=90-[.C33]" office:value-type="float" office:value="59" calcext:value-type="float">
            <text:p>59</text:p>
          </table:table-cell>
          <table:table-cell table:style-name="ce1" office:value-type="float" office:value="200" calcext:value-type="float">
            <text:p>200</text:p>
          </table:table-cell>
          <table:table-cell table:formula="of:=[.E33]*TAN(RADIANS([.C33]))" office:value-type="float" office:value="120.172123805512" calcext:value-type="float">
            <text:p>120.1721238055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111.3194*[.A34]" office:value-type="float" office:value="3562.2208" calcext:value-type="float">
            <text:p>3562.2208</text:p>
          </table:table-cell>
          <table:table-cell table:style-name="ce1" table:formula="of:=[.A34]" office:value-type="float" office:value="32" calcext:value-type="float">
            <text:p>32</text:p>
          </table:table-cell>
          <table:table-cell table:style-name="ce1" table:formula="of:=90-[.C34]" office:value-type="float" office:value="58" calcext:value-type="float">
            <text:p>58</text:p>
          </table:table-cell>
          <table:table-cell table:style-name="ce1" office:value-type="float" office:value="200" calcext:value-type="float">
            <text:p>200</text:p>
          </table:table-cell>
          <table:table-cell table:formula="of:=[.E34]*TAN(RADIANS([.C34]))" office:value-type="float" office:value="124.973870381866" calcext:value-type="float">
            <text:p>124.9738703819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111.3194*[.A35]" office:value-type="float" office:value="3673.5402" calcext:value-type="float">
            <text:p>3673.5402</text:p>
          </table:table-cell>
          <table:table-cell table:style-name="ce1" table:formula="of:=[.A35]" office:value-type="float" office:value="33" calcext:value-type="float">
            <text:p>33</text:p>
          </table:table-cell>
          <table:table-cell table:style-name="ce1" table:formula="of:=90-[.C35]" office:value-type="float" office:value="57" calcext:value-type="float">
            <text:p>57</text:p>
          </table:table-cell>
          <table:table-cell table:style-name="ce1" office:value-type="float" office:value="200" calcext:value-type="float">
            <text:p>200</text:p>
          </table:table-cell>
          <table:table-cell table:formula="of:=[.E35]*TAN(RADIANS([.C35]))" office:value-type="float" office:value="129.881518639502" calcext:value-type="float">
            <text:p>129.8815186395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111.3194*[.A36]" office:value-type="float" office:value="3784.8596" calcext:value-type="float">
            <text:p>3784.8596</text:p>
          </table:table-cell>
          <table:table-cell table:style-name="ce1" table:formula="of:=[.A36]" office:value-type="float" office:value="34" calcext:value-type="float">
            <text:p>34</text:p>
          </table:table-cell>
          <table:table-cell table:style-name="ce1" table:formula="of:=90-[.C36]" office:value-type="float" office:value="56" calcext:value-type="float">
            <text:p>56</text:p>
          </table:table-cell>
          <table:table-cell table:style-name="ce1" office:value-type="float" office:value="200" calcext:value-type="float">
            <text:p>200</text:p>
          </table:table-cell>
          <table:table-cell table:formula="of:=[.E36]*TAN(RADIANS([.C36]))" office:value-type="float" office:value="134.901703368485" calcext:value-type="float">
            <text:p>134.9017033685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111.3194*[.A37]" office:value-type="float" office:value="3896.179" calcext:value-type="float">
            <text:p>3896.179</text:p>
          </table:table-cell>
          <table:table-cell table:style-name="ce1" table:formula="of:=[.A37]" office:value-type="float" office:value="35" calcext:value-type="float">
            <text:p>35</text:p>
          </table:table-cell>
          <table:table-cell table:style-name="ce1" table:formula="of:=90-[.C37]" office:value-type="float" office:value="55" calcext:value-type="float">
            <text:p>55</text:p>
          </table:table-cell>
          <table:table-cell table:style-name="ce1" office:value-type="float" office:value="200" calcext:value-type="float">
            <text:p>200</text:p>
          </table:table-cell>
          <table:table-cell table:formula="of:=[.E37]*TAN(RADIANS([.C37]))" office:value-type="float" office:value="140.041507641942" calcext:value-type="float">
            <text:p>140.0415076419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111.3194*[.A38]" office:value-type="float" office:value="4007.4984" calcext:value-type="float">
            <text:p>4007.4984</text:p>
          </table:table-cell>
          <table:table-cell table:style-name="ce1" table:formula="of:=[.A38]" office:value-type="float" office:value="36" calcext:value-type="float">
            <text:p>36</text:p>
          </table:table-cell>
          <table:table-cell table:style-name="ce1" table:formula="of:=90-[.C38]" office:value-type="float" office:value="54" calcext:value-type="float">
            <text:p>54</text:p>
          </table:table-cell>
          <table:table-cell table:style-name="ce1" office:value-type="float" office:value="200" calcext:value-type="float">
            <text:p>200</text:p>
          </table:table-cell>
          <table:table-cell table:formula="of:=[.E38]*TAN(RADIANS([.C38]))" office:value-type="float" office:value="145.308505601072" calcext:value-type="float">
            <text:p>145.30850560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111.3194*[.A39]" office:value-type="float" office:value="4118.8178" calcext:value-type="float">
            <text:p>4118.8178</text:p>
          </table:table-cell>
          <table:table-cell table:style-name="ce1" table:formula="of:=[.A39]" office:value-type="float" office:value="37" calcext:value-type="float">
            <text:p>37</text:p>
          </table:table-cell>
          <table:table-cell table:style-name="ce1" table:formula="of:=90-[.C39]" office:value-type="float" office:value="53" calcext:value-type="float">
            <text:p>53</text:p>
          </table:table-cell>
          <table:table-cell table:style-name="ce1" office:value-type="float" office:value="200" calcext:value-type="float">
            <text:p>200</text:p>
          </table:table-cell>
          <table:table-cell table:formula="of:=[.E39]*TAN(RADIANS([.C39]))" office:value-type="float" office:value="150.710810020559" calcext:value-type="float">
            <text:p>150.7108100206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111.3194*[.A40]" office:value-type="float" office:value="4230.1372" calcext:value-type="float">
            <text:p>4230.1372</text:p>
          </table:table-cell>
          <table:table-cell table:style-name="ce1" table:formula="of:=[.A40]" office:value-type="float" office:value="38" calcext:value-type="float">
            <text:p>38</text:p>
          </table:table-cell>
          <table:table-cell table:style-name="ce1" table:formula="of:=90-[.C40]" office:value-type="float" office:value="52" calcext:value-type="float">
            <text:p>52</text:p>
          </table:table-cell>
          <table:table-cell table:style-name="ce1" office:value-type="float" office:value="200" calcext:value-type="float">
            <text:p>200</text:p>
          </table:table-cell>
          <table:table-cell table:formula="of:=[.E40]*TAN(RADIANS([.C40]))" office:value-type="float" office:value="156.257125301343" calcext:value-type="float">
            <text:p>156.2571253013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111.3194*[.A41]" office:value-type="float" office:value="4341.4566" calcext:value-type="float">
            <text:p>4341.4566</text:p>
          </table:table-cell>
          <table:table-cell table:style-name="ce1" table:formula="of:=[.A41]" office:value-type="float" office:value="39" calcext:value-type="float">
            <text:p>39</text:p>
          </table:table-cell>
          <table:table-cell table:style-name="ce1" table:formula="of:=90-[.C41]" office:value-type="float" office:value="51" calcext:value-type="float">
            <text:p>51</text:p>
          </table:table-cell>
          <table:table-cell table:style-name="ce1" office:value-type="float" office:value="200" calcext:value-type="float">
            <text:p>200</text:p>
          </table:table-cell>
          <table:table-cell table:formula="of:=[.E41]*TAN(RADIANS([.C41]))" office:value-type="float" office:value="161.956806639001" calcext:value-type="float">
            <text:p>161.956806639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111.3194*[.A42]" office:value-type="float" office:value="4452.776" calcext:value-type="float">
            <text:p>4452.776</text:p>
          </table:table-cell>
          <table:table-cell table:style-name="ce1" table:formula="of:=[.A42]" office:value-type="float" office:value="40" calcext:value-type="float">
            <text:p>40</text:p>
          </table:table-cell>
          <table:table-cell table:style-name="ce1" table:formula="of:=90-[.C42]"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formula="of:=[.E42]*TAN(RADIANS([.C42]))" office:value-type="float" office:value="167.819926235456" calcext:value-type="float">
            <text:p>167.8199262355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111.3194*[.A43]" office:value-type="float" office:value="4564.0954" calcext:value-type="float">
            <text:p>4564.0954</text:p>
          </table:table-cell>
          <table:table-cell table:style-name="ce1" table:formula="of:=[.A43]" office:value-type="float" office:value="41" calcext:value-type="float">
            <text:p>41</text:p>
          </table:table-cell>
          <table:table-cell table:style-name="ce1" table:formula="of:=90-[.C43]" office:value-type="float" office:value="49" calcext:value-type="float">
            <text:p>49</text:p>
          </table:table-cell>
          <table:table-cell table:style-name="ce1" office:value-type="float" office:value="200" calcext:value-type="float">
            <text:p>200</text:p>
          </table:table-cell>
          <table:table-cell table:formula="of:=[.E43]*TAN(RADIANS([.C43]))" office:value-type="float" office:value="173.857347563245" calcext:value-type="float">
            <text:p>173.8573475632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111.3194*[.A44]" office:value-type="float" office:value="4675.4148" calcext:value-type="float">
            <text:p>4675.4148</text:p>
          </table:table-cell>
          <table:table-cell table:style-name="ce1" table:formula="of:=[.A44]" office:value-type="float" office:value="42" calcext:value-type="float">
            <text:p>42</text:p>
          </table:table-cell>
          <table:table-cell table:style-name="ce1" table:formula="of:=90-[.C44]" office:value-type="float" office:value="48" calcext:value-type="float">
            <text:p>48</text:p>
          </table:table-cell>
          <table:table-cell table:style-name="ce1" office:value-type="float" office:value="200" calcext:value-type="float">
            <text:p>200</text:p>
          </table:table-cell>
          <table:table-cell table:formula="of:=[.E44]*TAN(RADIANS([.C44]))" office:value-type="float" office:value="180.080808859568" calcext:value-type="float">
            <text:p>180.0808088596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111.3194*[.A45]" office:value-type="float" office:value="4786.7342" calcext:value-type="float">
            <text:p>4786.7342</text:p>
          </table:table-cell>
          <table:table-cell table:style-name="ce1" table:formula="of:=[.A45]" office:value-type="float" office:value="43" calcext:value-type="float">
            <text:p>43</text:p>
          </table:table-cell>
          <table:table-cell table:style-name="ce1" table:formula="of:=90-[.C45]" office:value-type="float" office:value="47" calcext:value-type="float">
            <text:p>47</text:p>
          </table:table-cell>
          <table:table-cell table:style-name="ce1" office:value-type="float" office:value="200" calcext:value-type="float">
            <text:p>200</text:p>
          </table:table-cell>
          <table:table-cell table:formula="of:=[.E45]*TAN(RADIANS([.C45]))" office:value-type="float" office:value="186.503017227532" calcext:value-type="float">
            <text:p>186.5030172275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111.3194*[.A46]" office:value-type="float" office:value="4898.0536" calcext:value-type="float">
            <text:p>4898.0536</text:p>
          </table:table-cell>
          <table:table-cell table:style-name="ce1" table:formula="of:=[.A46]" office:value-type="float" office:value="44" calcext:value-type="float">
            <text:p>44</text:p>
          </table:table-cell>
          <table:table-cell table:style-name="ce1" table:formula="of:=90-[.C46]" office:value-type="float" office:value="46" calcext:value-type="float">
            <text:p>46</text:p>
          </table:table-cell>
          <table:table-cell table:style-name="ce1" office:value-type="float" office:value="200" calcext:value-type="float">
            <text:p>200</text:p>
          </table:table-cell>
          <table:table-cell table:formula="of:=[.E46]*TAN(RADIANS([.C46]))" office:value-type="float" office:value="193.137754961415" calcext:value-type="float">
            <text:p>193.1377549614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111.3194*[.A47]" office:value-type="float" office:value="5009.373" calcext:value-type="float">
            <text:p>5009.373</text:p>
          </table:table-cell>
          <table:table-cell table:style-name="ce1" table:formula="of:=[.A47]" office:value-type="float" office:value="45" calcext:value-type="float">
            <text:p>45</text:p>
          </table:table-cell>
          <table:table-cell table:style-name="ce1" table:formula="of:=90-[.C47]" office:value-type="float" office:value="45" calcext:value-type="float">
            <text:p>45</text:p>
          </table:table-cell>
          <table:table-cell table:style-name="ce1" office:value-type="float" office:value="200" calcext:value-type="float">
            <text:p>200</text:p>
          </table:table-cell>
          <table:table-cell table:formula="of:=[.E47]*TAN(RADIANS([.C47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111.3194*[.A48]" office:value-type="float" office:value="5120.6924" calcext:value-type="float">
            <text:p>5120.6924</text:p>
          </table:table-cell>
          <table:table-cell table:style-name="ce1" table:formula="of:=[.A48]" office:value-type="float" office:value="46" calcext:value-type="float">
            <text:p>46</text:p>
          </table:table-cell>
          <table:table-cell table:style-name="ce1" table:formula="of:=90-[.C48]" office:value-type="float" office:value="44" calcext:value-type="float">
            <text:p>44</text:p>
          </table:table-cell>
          <table:table-cell table:style-name="ce1" office:value-type="float" office:value="200" calcext:value-type="float">
            <text:p>200</text:p>
          </table:table-cell>
          <table:table-cell table:formula="of:=[.E48]*TAN(RADIANS([.C48]))" office:value-type="float" office:value="207.106062758114" calcext:value-type="float">
            <text:p>207.1060627581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111.3194*[.A49]" office:value-type="float" office:value="5232.0118" calcext:value-type="float">
            <text:p>5232.0118</text:p>
          </table:table-cell>
          <table:table-cell table:style-name="ce1" table:formula="of:=[.A49]" office:value-type="float" office:value="47" calcext:value-type="float">
            <text:p>47</text:p>
          </table:table-cell>
          <table:table-cell table:style-name="ce1" table:formula="of:=90-[.C49]" office:value-type="float" office:value="43" calcext:value-type="float">
            <text:p>43</text:p>
          </table:table-cell>
          <table:table-cell table:style-name="ce1" office:value-type="float" office:value="200" calcext:value-type="float">
            <text:p>200</text:p>
          </table:table-cell>
          <table:table-cell table:formula="of:=[.E49]*TAN(RADIANS([.C49]))" office:value-type="float" office:value="214.473742004937" calcext:value-type="float">
            <text:p>214.4737420049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formula="of:=111.3194*[.A50]" office:value-type="float" office:value="5343.3312" calcext:value-type="float">
            <text:p>5343.3312</text:p>
          </table:table-cell>
          <table:table-cell table:style-name="ce1" table:formula="of:=[.A50]" office:value-type="float" office:value="48" calcext:value-type="float">
            <text:p>48</text:p>
          </table:table-cell>
          <table:table-cell table:style-name="ce1" table:formula="of:=90-[.C50]" office:value-type="float" office:value="42" calcext:value-type="float">
            <text:p>42</text:p>
          </table:table-cell>
          <table:table-cell table:style-name="ce1" office:value-type="float" office:value="200" calcext:value-type="float">
            <text:p>200</text:p>
          </table:table-cell>
          <table:table-cell table:formula="of:=[.E50]*TAN(RADIANS([.C50]))" office:value-type="float" office:value="222.122502965839" calcext:value-type="float">
            <text:p>222.1225029658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formula="of:=111.3194*[.A51]" office:value-type="float" office:value="5454.6506" calcext:value-type="float">
            <text:p>5454.6506</text:p>
          </table:table-cell>
          <table:table-cell table:style-name="ce1" table:formula="of:=[.A51]" office:value-type="float" office:value="49" calcext:value-type="float">
            <text:p>49</text:p>
          </table:table-cell>
          <table:table-cell table:style-name="ce1" table:formula="of:=90-[.C51]" office:value-type="float" office:value="41" calcext:value-type="float">
            <text:p>41</text:p>
          </table:table-cell>
          <table:table-cell table:style-name="ce1" office:value-type="float" office:value="200" calcext:value-type="float">
            <text:p>200</text:p>
          </table:table-cell>
          <table:table-cell table:formula="of:=[.E51]*TAN(RADIANS([.C51]))" office:value-type="float" office:value="230.073681444202" calcext:value-type="float">
            <text:p>230.0736814442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111.3194*[.A52]" office:value-type="float" office:value="5565.97" calcext:value-type="float">
            <text:p>5565.97</text:p>
          </table:table-cell>
          <table:table-cell table:style-name="ce1" table:formula="of:=[.A52]" office:value-type="float" office:value="50" calcext:value-type="float">
            <text:p>50</text:p>
          </table:table-cell>
          <table:table-cell table:style-name="ce1" table:formula="of:=90-[.C52]" office:value-type="float" office:value="40" calcext:value-type="float">
            <text:p>40</text:p>
          </table:table-cell>
          <table:table-cell table:style-name="ce1" office:value-type="float" office:value="200" calcext:value-type="float">
            <text:p>200</text:p>
          </table:table-cell>
          <table:table-cell table:formula="of:=[.E52]*TAN(RADIANS([.C52]))" office:value-type="float" office:value="238.350718518842" calcext:value-type="float">
            <text:p>238.3507185188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formula="of:=111.3194*[.A53]" office:value-type="float" office:value="5677.2894" calcext:value-type="float">
            <text:p>5677.2894</text:p>
          </table:table-cell>
          <table:table-cell table:style-name="ce1" table:formula="of:=[.A53]" office:value-type="float" office:value="51" calcext:value-type="float">
            <text:p>51</text:p>
          </table:table-cell>
          <table:table-cell table:style-name="ce1" table:formula="of:=90-[.C53]" office:value-type="float" office:value="39" calcext:value-type="float">
            <text:p>39</text:p>
          </table:table-cell>
          <table:table-cell table:style-name="ce1" office:value-type="float" office:value="200" calcext:value-type="float">
            <text:p>200</text:p>
          </table:table-cell>
          <table:table-cell table:formula="of:=[.E53]*TAN(RADIANS([.C53]))" office:value-type="float" office:value="246.97943130701" calcext:value-type="float">
            <text:p>246.979431307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formula="of:=111.3194*[.A54]" office:value-type="float" office:value="5788.6088" calcext:value-type="float">
            <text:p>5788.6088</text:p>
          </table:table-cell>
          <table:table-cell table:style-name="ce1" table:formula="of:=[.A54]" office:value-type="float" office:value="52" calcext:value-type="float">
            <text:p>52</text:p>
          </table:table-cell>
          <table:table-cell table:style-name="ce1" table:formula="of:=90-[.C54]" office:value-type="float" office:value="38" calcext:value-type="float">
            <text:p>38</text:p>
          </table:table-cell>
          <table:table-cell table:style-name="ce1" office:value-type="float" office:value="200" calcext:value-type="float">
            <text:p>200</text:p>
          </table:table-cell>
          <table:table-cell table:formula="of:=[.E54]*TAN(RADIANS([.C54]))" office:value-type="float" office:value="255.988326438616" calcext:value-type="float">
            <text:p>255.9883264386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formula="of:=111.3194*[.A55]" office:value-type="float" office:value="5899.9282" calcext:value-type="float">
            <text:p>5899.9282</text:p>
          </table:table-cell>
          <table:table-cell table:style-name="ce1" table:formula="of:=[.A55]" office:value-type="float" office:value="53" calcext:value-type="float">
            <text:p>53</text:p>
          </table:table-cell>
          <table:table-cell table:style-name="ce1" table:formula="of:=90-[.C55]" office:value-type="float" office:value="37" calcext:value-type="float">
            <text:p>37</text:p>
          </table:table-cell>
          <table:table-cell table:style-name="ce1" office:value-type="float" office:value="200" calcext:value-type="float">
            <text:p>200</text:p>
          </table:table-cell>
          <table:table-cell table:formula="of:=[.E55]*TAN(RADIANS([.C55]))" office:value-type="float" office:value="265.408964324082" calcext:value-type="float">
            <text:p>265.4089643241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formula="of:=111.3194*[.A56]" office:value-type="float" office:value="6011.2476" calcext:value-type="float">
            <text:p>6011.2476</text:p>
          </table:table-cell>
          <table:table-cell table:style-name="ce1" table:formula="of:=[.A56]" office:value-type="float" office:value="54" calcext:value-type="float">
            <text:p>54</text:p>
          </table:table-cell>
          <table:table-cell table:style-name="ce1" table:formula="of:=90-[.C56]" office:value-type="float" office:value="36" calcext:value-type="float">
            <text:p>36</text:p>
          </table:table-cell>
          <table:table-cell table:style-name="ce1" office:value-type="float" office:value="200" calcext:value-type="float">
            <text:p>200</text:p>
          </table:table-cell>
          <table:table-cell table:formula="of:=[.E56]*TAN(RADIANS([.C56]))" office:value-type="float" office:value="275.276384094235" calcext:value-type="float">
            <text:p>275.2763840942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formula="of:=111.3194*[.A57]" office:value-type="float" office:value="6122.567" calcext:value-type="float">
            <text:p>6122.567</text:p>
          </table:table-cell>
          <table:table-cell table:style-name="ce1" table:formula="of:=[.A57]" office:value-type="float" office:value="55" calcext:value-type="float">
            <text:p>55</text:p>
          </table:table-cell>
          <table:table-cell table:style-name="ce1" table:formula="of:=90-[.C57]" office:value-type="float" office:value="35" calcext:value-type="float">
            <text:p>35</text:p>
          </table:table-cell>
          <table:table-cell table:style-name="ce1" office:value-type="float" office:value="200" calcext:value-type="float">
            <text:p>200</text:p>
          </table:table-cell>
          <table:table-cell table:formula="of:=[.E57]*TAN(RADIANS([.C57]))" office:value-type="float" office:value="285.629601348423" calcext:value-type="float">
            <text:p>285.6296013484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formula="of:=111.3194*[.A58]" office:value-type="float" office:value="6233.8864" calcext:value-type="float">
            <text:p>6233.8864</text:p>
          </table:table-cell>
          <table:table-cell table:style-name="ce1" table:formula="of:=[.A58]" office:value-type="float" office:value="56" calcext:value-type="float">
            <text:p>56</text:p>
          </table:table-cell>
          <table:table-cell table:style-name="ce1" table:formula="of:=90-[.C58]" office:value-type="float" office:value="34" calcext:value-type="float">
            <text:p>34</text:p>
          </table:table-cell>
          <table:table-cell table:style-name="ce1" office:value-type="float" office:value="200" calcext:value-type="float">
            <text:p>200</text:p>
          </table:table-cell>
          <table:table-cell table:formula="of:=[.E58]*TAN(RADIANS([.C58]))" office:value-type="float" office:value="296.512193702548" calcext:value-type="float">
            <text:p>296.5121937025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formula="of:=111.3194*[.A59]" office:value-type="float" office:value="6345.2058" calcext:value-type="float">
            <text:p>6345.2058</text:p>
          </table:table-cell>
          <table:table-cell table:style-name="ce1" table:formula="of:=[.A59]" office:value-type="float" office:value="57" calcext:value-type="float">
            <text:p>57</text:p>
          </table:table-cell>
          <table:table-cell table:style-name="ce1" table:formula="of:=90-[.C59]" office:value-type="float" office:value="33" calcext:value-type="float">
            <text:p>33</text:p>
          </table:table-cell>
          <table:table-cell table:style-name="ce1" office:value-type="float" office:value="200" calcext:value-type="float">
            <text:p>200</text:p>
          </table:table-cell>
          <table:table-cell table:formula="of:=[.E59]*TAN(RADIANS([.C59]))" office:value-type="float" office:value="307.972992762917" calcext:value-type="float">
            <text:p>307.9729927629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formula="of:=111.3194*[.A60]" office:value-type="float" office:value="6456.5252" calcext:value-type="float">
            <text:p>6456.5252</text:p>
          </table:table-cell>
          <table:table-cell table:style-name="ce1" table:formula="of:=[.A60]" office:value-type="float" office:value="58" calcext:value-type="float">
            <text:p>58</text:p>
          </table:table-cell>
          <table:table-cell table:style-name="ce1" table:formula="of:=90-[.C60]" office:value-type="float" office:value="32" calcext:value-type="float">
            <text:p>32</text:p>
          </table:table-cell>
          <table:table-cell table:style-name="ce1" office:value-type="float" office:value="200" calcext:value-type="float">
            <text:p>200</text:p>
          </table:table-cell>
          <table:table-cell table:formula="of:=[.E60]*TAN(RADIANS([.C60]))" office:value-type="float" office:value="320.06690580821" calcext:value-type="float">
            <text:p>320.0669058082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formula="of:=111.3194*[.A61]" office:value-type="float" office:value="6567.8446" calcext:value-type="float">
            <text:p>6567.8446</text:p>
          </table:table-cell>
          <table:table-cell table:style-name="ce1" table:formula="of:=[.A61]" office:value-type="float" office:value="59" calcext:value-type="float">
            <text:p>59</text:p>
          </table:table-cell>
          <table:table-cell table:style-name="ce1" table:formula="of:=90-[.C61]" office:value-type="float" office:value="31" calcext:value-type="float">
            <text:p>31</text:p>
          </table:table-cell>
          <table:table-cell table:style-name="ce1" office:value-type="float" office:value="200" calcext:value-type="float">
            <text:p>200</text:p>
          </table:table-cell>
          <table:table-cell table:formula="of:=[.E61]*TAN(RADIANS([.C61]))" office:value-type="float" office:value="332.855896470104" calcext:value-type="float">
            <text:p>332.8558964701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formula="of:=111.3194*[.A62]" office:value-type="float" office:value="6679.164" calcext:value-type="float">
            <text:p>6679.164</text:p>
          </table:table-cell>
          <table:table-cell table:style-name="ce1" table:formula="of:=[.A62]" office:value-type="float" office:value="60" calcext:value-type="float">
            <text:p>60</text:p>
          </table:table-cell>
          <table:table-cell table:style-name="ce1" table:formula="of:=90-[.C62]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E62]*TAN(RADIANS([.C62]))" office:value-type="float" office:value="346.410161513775" calcext:value-type="float">
            <text:p>346.4101615138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formula="of:=111.3194*[.A63]" office:value-type="float" office:value="6790.4834" calcext:value-type="float">
            <text:p>6790.4834</text:p>
          </table:table-cell>
          <table:table-cell table:style-name="ce1" table:formula="of:=[.A63]" office:value-type="float" office:value="61" calcext:value-type="float">
            <text:p>61</text:p>
          </table:table-cell>
          <table:table-cell table:style-name="ce1" table:formula="of:=90-[.C63]" office:value-type="float" office:value="29" calcext:value-type="float">
            <text:p>29</text:p>
          </table:table-cell>
          <table:table-cell table:style-name="ce1" office:value-type="float" office:value="200" calcext:value-type="float">
            <text:p>200</text:p>
          </table:table-cell>
          <table:table-cell table:formula="of:=[.E63]*TAN(RADIANS([.C63]))" office:value-type="float" office:value="360.809551054285" calcext:value-type="float">
            <text:p>360.8095510543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formula="of:=111.3194*[.A64]" office:value-type="float" office:value="6901.8028" calcext:value-type="float">
            <text:p>6901.8028</text:p>
          </table:table-cell>
          <table:table-cell table:style-name="ce1" table:formula="of:=[.A64]" office:value-type="float" office:value="62" calcext:value-type="float">
            <text:p>62</text:p>
          </table:table-cell>
          <table:table-cell table:style-name="ce1" table:formula="of:=90-[.C64]" office:value-type="float" office:value="28" calcext:value-type="float">
            <text:p>28</text:p>
          </table:table-cell>
          <table:table-cell table:style-name="ce1" office:value-type="float" office:value="200" calcext:value-type="float">
            <text:p>200</text:p>
          </table:table-cell>
          <table:table-cell table:formula="of:=[.E64]*TAN(RADIANS([.C64]))" office:value-type="float" office:value="376.145293069266" calcext:value-type="float">
            <text:p>376.145293069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formula="of:=111.3194*[.A65]" office:value-type="float" office:value="7013.1222" calcext:value-type="float">
            <text:p>7013.1222</text:p>
          </table:table-cell>
          <table:table-cell table:style-name="ce1" table:formula="of:=[.A65]" office:value-type="float" office:value="63" calcext:value-type="float">
            <text:p>63</text:p>
          </table:table-cell>
          <table:table-cell table:style-name="ce1" table:formula="of:=90-[.C65]" office:value-type="float" office:value="27" calcext:value-type="float">
            <text:p>27</text:p>
          </table:table-cell>
          <table:table-cell table:style-name="ce1" office:value-type="float" office:value="200" calcext:value-type="float">
            <text:p>200</text:p>
          </table:table-cell>
          <table:table-cell table:formula="of:=[.E65]*TAN(RADIANS([.C65]))" office:value-type="float" office:value="392.52210110103" calcext:value-type="float">
            <text:p>392.522101101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111.3194*[.A66]" office:value-type="float" office:value="7124.4416" calcext:value-type="float">
            <text:p>7124.4416</text:p>
          </table:table-cell>
          <table:table-cell table:style-name="ce1" table:formula="of:=[.A66]" office:value-type="float" office:value="64" calcext:value-type="float">
            <text:p>64</text:p>
          </table:table-cell>
          <table:table-cell table:style-name="ce1" table:formula="of:=90-[.C66]" office:value-type="float" office:value="26" calcext:value-type="float">
            <text:p>26</text:p>
          </table:table-cell>
          <table:table-cell table:style-name="ce1" office:value-type="float" office:value="200" calcext:value-type="float">
            <text:p>200</text:p>
          </table:table-cell>
          <table:table-cell table:formula="of:=[.E66]*TAN(RADIANS([.C66]))" office:value-type="float" office:value="410.060768315859" calcext:value-type="float">
            <text:p>410.0607683159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formula="of:=111.3194*[.A67]" office:value-type="float" office:value="7235.761" calcext:value-type="float">
            <text:p>7235.761</text:p>
          </table:table-cell>
          <table:table-cell table:style-name="ce1" table:formula="of:=[.A67]" office:value-type="float" office:value="65" calcext:value-type="float">
            <text:p>65</text:p>
          </table:table-cell>
          <table:table-cell table:style-name="ce1" table:formula="of:=90-[.C67]" office:value-type="float" office:value="25" calcext:value-type="float">
            <text:p>25</text:p>
          </table:table-cell>
          <table:table-cell table:style-name="ce1" office:value-type="float" office:value="200" calcext:value-type="float">
            <text:p>200</text:p>
          </table:table-cell>
          <table:table-cell table:formula="of:=[.E67]*TAN(RADIANS([.C67]))" office:value-type="float" office:value="428.901384101912" calcext:value-type="float">
            <text:p>428.901384101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formula="of:=111.3194*[.A68]" office:value-type="float" office:value="7347.0804" calcext:value-type="float">
            <text:p>7347.0804</text:p>
          </table:table-cell>
          <table:table-cell table:style-name="ce1" table:formula="of:=[.A68]" office:value-type="float" office:value="66" calcext:value-type="float">
            <text:p>66</text:p>
          </table:table-cell>
          <table:table-cell table:style-name="ce1" table:formula="of:=90-[.C68]" office:value-type="float" office:value="24" calcext:value-type="float">
            <text:p>24</text:p>
          </table:table-cell>
          <table:table-cell table:style-name="ce1" office:value-type="float" office:value="200" calcext:value-type="float">
            <text:p>200</text:p>
          </table:table-cell>
          <table:table-cell table:formula="of:=[.E68]*TAN(RADIANS([.C68]))" office:value-type="float" office:value="449.207354780843" calcext:value-type="float">
            <text:p>449.2073547808</text:p>
          </table:table-cell>
          <table:table-cell table:number-columns-repeated="101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formula="of:=111.3194*[.A69]" office:value-type="float" office:value="7458.3998" calcext:value-type="float">
            <text:p>7458.3998</text:p>
          </table:table-cell>
          <table:table-cell table:style-name="ce1" table:formula="of:=[.A69]" office:value-type="float" office:value="67" calcext:value-type="float">
            <text:p>67</text:p>
          </table:table-cell>
          <table:table-cell table:style-name="ce1" table:formula="of:=90-[.C69]" office:value-type="float" office:value="23" calcext:value-type="float">
            <text:p>23</text:p>
          </table:table-cell>
          <table:table-cell table:style-name="ce1" office:value-type="float" office:value="200" calcext:value-type="float">
            <text:p>200</text:p>
          </table:table-cell>
          <table:table-cell table:formula="of:=[.E69]*TAN(RADIANS([.C69]))" office:value-type="float" office:value="471.170473164751" calcext:value-type="float">
            <text:p>471.1704731648</text:p>
          </table:table-cell>
          <table:table-cell table:number-columns-repeated="101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formula="of:=111.3194*[.A70]" office:value-type="float" office:value="7569.7192" calcext:value-type="float">
            <text:p>7569.7192</text:p>
          </table:table-cell>
          <table:table-cell table:style-name="ce1" table:formula="of:=[.A70]" office:value-type="float" office:value="68" calcext:value-type="float">
            <text:p>68</text:p>
          </table:table-cell>
          <table:table-cell table:style-name="ce1" table:formula="of:=90-[.C70]" office:value-type="float" office:value="22" calcext:value-type="float">
            <text:p>22</text:p>
          </table:table-cell>
          <table:table-cell table:style-name="ce1" office:value-type="float" office:value="200" calcext:value-type="float">
            <text:p>200</text:p>
          </table:table-cell>
          <table:table-cell table:formula="of:=[.E70]*TAN(RADIANS([.C70]))" office:value-type="float" office:value="495.017370683259" calcext:value-type="float">
            <text:p>495.017370683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formula="of:=111.3194*[.A71]" office:value-type="float" office:value="7681.0386" calcext:value-type="float">
            <text:p>7681.0386</text:p>
          </table:table-cell>
          <table:table-cell table:style-name="ce1" table:formula="of:=[.A71]" office:value-type="float" office:value="69" calcext:value-type="float">
            <text:p>69</text:p>
          </table:table-cell>
          <table:table-cell table:style-name="ce1" table:formula="of:=90-[.C71]" office:value-type="float" office:value="21" calcext:value-type="float">
            <text:p>21</text:p>
          </table:table-cell>
          <table:table-cell table:style-name="ce1" office:value-type="float" office:value="200" calcext:value-type="float">
            <text:p>200</text:p>
          </table:table-cell>
          <table:table-cell table:formula="of:=[.E71]*TAN(RADIANS([.C71]))" office:value-type="float" office:value="521.01781293876" calcext:value-type="float">
            <text:p>521.0178129388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111.3194*[.A72]" office:value-type="float" office:value="7792.358" calcext:value-type="float">
            <text:p>7792.358</text:p>
          </table:table-cell>
          <table:table-cell table:style-name="ce1" table:formula="of:=[.A72]" office:value-type="float" office:value="70" calcext:value-type="float">
            <text:p>70</text:p>
          </table:table-cell>
          <table:table-cell table:style-name="ce1" table:formula="of:=90-[.C72]" office:value-type="float" office:value="20" calcext:value-type="float">
            <text:p>20</text:p>
          </table:table-cell>
          <table:table-cell table:style-name="ce1" office:value-type="float" office:value="200" calcext:value-type="float">
            <text:p>200</text:p>
          </table:table-cell>
          <table:table-cell table:formula="of:=[.E72]*TAN(RADIANS([.C72]))" office:value-type="float" office:value="549.495483890924" calcext:value-type="float">
            <text:p>549.4954838909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formula="of:=111.3194*[.A73]" office:value-type="float" office:value="7903.6774" calcext:value-type="float">
            <text:p>7903.6774</text:p>
          </table:table-cell>
          <table:table-cell table:style-name="ce1" table:formula="of:=[.A73]" office:value-type="float" office:value="71" calcext:value-type="float">
            <text:p>71</text:p>
          </table:table-cell>
          <table:table-cell table:style-name="ce1" table:formula="of:=90-[.C73]" office:value-type="float" office:value="19" calcext:value-type="float">
            <text:p>19</text:p>
          </table:table-cell>
          <table:table-cell table:style-name="ce1" office:value-type="float" office:value="200" calcext:value-type="float">
            <text:p>200</text:p>
          </table:table-cell>
          <table:table-cell table:formula="of:=[.E73]*TAN(RADIANS([.C73]))" office:value-type="float" office:value="580.842175535164" calcext:value-type="float">
            <text:p>580.8421755352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formula="of:=111.3194*[.A74]" office:value-type="float" office:value="8014.9968" calcext:value-type="float">
            <text:p>8014.9968</text:p>
          </table:table-cell>
          <table:table-cell table:style-name="ce1" table:formula="of:=[.A74]" office:value-type="float" office:value="72" calcext:value-type="float">
            <text:p>72</text:p>
          </table:table-cell>
          <table:table-cell table:style-name="ce1" table:formula="of:=90-[.C74]" office:value-type="float" office:value="18" calcext:value-type="float">
            <text:p>18</text:p>
          </table:table-cell>
          <table:table-cell table:style-name="ce1" office:value-type="float" office:value="200" calcext:value-type="float">
            <text:p>200</text:p>
          </table:table-cell>
          <table:table-cell table:formula="of:=[.E74]*TAN(RADIANS([.C74]))" office:value-type="float" office:value="615.536707435051" calcext:value-type="float">
            <text:p>615.5367074351</text:p>
          </table:table-cell>
          <table:table-cell table:number-columns-repeated="101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formula="of:=111.3194*[.A75]" office:value-type="float" office:value="8126.3162" calcext:value-type="float">
            <text:p>8126.3162</text:p>
          </table:table-cell>
          <table:table-cell table:style-name="ce1" table:formula="of:=[.A75]" office:value-type="float" office:value="73" calcext:value-type="float">
            <text:p>73</text:p>
          </table:table-cell>
          <table:table-cell table:style-name="ce1" table:formula="of:=90-[.C75]" office:value-type="float" office:value="17" calcext:value-type="float">
            <text:p>17</text:p>
          </table:table-cell>
          <table:table-cell table:style-name="ce1" office:value-type="float" office:value="200" calcext:value-type="float">
            <text:p>200</text:p>
          </table:table-cell>
          <table:table-cell table:formula="of:=[.E75]*TAN(RADIANS([.C75]))" office:value-type="float" office:value="654.170523696828" calcext:value-type="float">
            <text:p>654.1705236968</text:p>
          </table:table-cell>
          <table:table-cell table:number-columns-repeated="101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formula="of:=111.3194*[.A76]" office:value-type="float" office:value="8237.6356" calcext:value-type="float">
            <text:p>8237.6356</text:p>
          </table:table-cell>
          <table:table-cell table:style-name="ce1" table:formula="of:=[.A76]" office:value-type="float" office:value="74" calcext:value-type="float">
            <text:p>74</text:p>
          </table:table-cell>
          <table:table-cell table:style-name="ce1" table:formula="of:=90-[.C76]" office:value-type="float" office:value="16" calcext:value-type="float">
            <text:p>16</text:p>
          </table:table-cell>
          <table:table-cell table:style-name="ce1" office:value-type="float" office:value="200" calcext:value-type="float">
            <text:p>200</text:p>
          </table:table-cell>
          <table:table-cell table:formula="of:=[.E76]*TAN(RADIANS([.C76]))" office:value-type="float" office:value="697.482888768182" calcext:value-type="float">
            <text:p>697.4828887682</text:p>
          </table:table-cell>
          <table:table-cell table:number-columns-repeated="101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formula="of:=111.3194*[.A77]" office:value-type="float" office:value="8348.955" calcext:value-type="float">
            <text:p>8348.955</text:p>
          </table:table-cell>
          <table:table-cell table:style-name="ce1" table:formula="of:=[.A77]" office:value-type="float" office:value="75" calcext:value-type="float">
            <text:p>75</text:p>
          </table:table-cell>
          <table:table-cell table:style-name="ce1" table:formula="of:=90-[.C77]" office:value-type="float" office:value="15" calcext:value-type="float">
            <text:p>15</text:p>
          </table:table-cell>
          <table:table-cell table:style-name="ce1" office:value-type="float" office:value="200" calcext:value-type="float">
            <text:p>200</text:p>
          </table:table-cell>
          <table:table-cell table:formula="of:=[.E77]*TAN(RADIANS([.C77]))" office:value-type="float" office:value="746.410161513776" calcext:value-type="float">
            <text:p>746.4101615138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formula="of:=111.3194*[.A78]" office:value-type="float" office:value="8460.2744" calcext:value-type="float">
            <text:p>8460.2744</text:p>
          </table:table-cell>
          <table:table-cell table:style-name="ce1" table:formula="of:=[.A78]" office:value-type="float" office:value="76" calcext:value-type="float">
            <text:p>76</text:p>
          </table:table-cell>
          <table:table-cell table:style-name="ce1" table:formula="of:=90-[.C78]" office:value-type="float" office:value="14" calcext:value-type="float">
            <text:p>14</text:p>
          </table:table-cell>
          <table:table-cell table:style-name="ce1" office:value-type="float" office:value="200" calcext:value-type="float">
            <text:p>200</text:p>
          </table:table-cell>
          <table:table-cell table:formula="of:=[.E78]*TAN(RADIANS([.C78]))" office:value-type="float" office:value="802.156186707169" calcext:value-type="float">
            <text:p>802.156186707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formula="of:=111.3194*[.A79]" office:value-type="float" office:value="8571.5938" calcext:value-type="float">
            <text:p>8571.5938</text:p>
          </table:table-cell>
          <table:table-cell table:style-name="ce1" table:formula="of:=[.A79]" office:value-type="float" office:value="77" calcext:value-type="float">
            <text:p>77</text:p>
          </table:table-cell>
          <table:table-cell table:style-name="ce1" table:formula="of:=90-[.C79]" office:value-type="float" office:value="13" calcext:value-type="float">
            <text:p>13</text:p>
          </table:table-cell>
          <table:table-cell table:style-name="ce1" office:value-type="float" office:value="200" calcext:value-type="float">
            <text:p>200</text:p>
          </table:table-cell>
          <table:table-cell table:formula="of:=[.E79]*TAN(RADIANS([.C79]))" office:value-type="float" office:value="866.295174856831" calcext:value-type="float">
            <text:p>866.2951748568</text:p>
          </table:table-cell>
          <table:table-cell table:number-columns-repeated="101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formula="of:=111.3194*[.A80]" office:value-type="float" office:value="8682.9132" calcext:value-type="float">
            <text:p>8682.9132</text:p>
          </table:table-cell>
          <table:table-cell table:style-name="ce1" table:formula="of:=[.A80]" office:value-type="float" office:value="78" calcext:value-type="float">
            <text:p>78</text:p>
          </table:table-cell>
          <table:table-cell table:style-name="ce1" table:formula="of:=90-[.C80]" office:value-type="float" office:value="12" calcext:value-type="float">
            <text:p>12</text:p>
          </table:table-cell>
          <table:table-cell table:style-name="ce1" office:value-type="float" office:value="200" calcext:value-type="float">
            <text:p>200</text:p>
          </table:table-cell>
          <table:table-cell table:formula="of:=[.E80]*TAN(RADIANS([.C80]))" office:value-type="float" office:value="940.92602189569" calcext:value-type="float">
            <text:p>940.9260218957</text:p>
          </table:table-cell>
          <table:table-cell table:number-columns-repeated="101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formula="of:=111.3194*[.A81]" office:value-type="float" office:value="8794.2326" calcext:value-type="float">
            <text:p>8794.2326</text:p>
          </table:table-cell>
          <table:table-cell table:style-name="ce1" table:formula="of:=[.A81]" office:value-type="float" office:value="79" calcext:value-type="float">
            <text:p>79</text:p>
          </table:table-cell>
          <table:table-cell table:style-name="ce1" table:formula="of:=90-[.C81]" office:value-type="float" office:value="11" calcext:value-type="float">
            <text:p>11</text:p>
          </table:table-cell>
          <table:table-cell table:style-name="ce1" office:value-type="float" office:value="200" calcext:value-type="float">
            <text:p>200</text:p>
          </table:table-cell>
          <table:table-cell table:formula="of:=[.E81]*TAN(RADIANS([.C81]))" office:value-type="float" office:value="1028.91080319406" calcext:value-type="float">
            <text:p>1028.9108031941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formula="of:=111.3194*[.A82]" office:value-type="float" office:value="8905.552" calcext:value-type="float">
            <text:p>8905.552</text:p>
          </table:table-cell>
          <table:table-cell table:style-name="ce1" table:formula="of:=[.A82]" office:value-type="float" office:value="80" calcext:value-type="float">
            <text:p>80</text:p>
          </table:table-cell>
          <table:table-cell table:style-name="ce1" table:formula="of:=90-[.C82]" office:value-type="float" office:value="10" calcext:value-type="float">
            <text:p>10</text:p>
          </table:table-cell>
          <table:table-cell table:style-name="ce1" office:value-type="float" office:value="200" calcext:value-type="float">
            <text:p>200</text:p>
          </table:table-cell>
          <table:table-cell table:formula="of:=[.E82]*TAN(RADIANS([.C82]))" office:value-type="float" office:value="1134.25636392354" calcext:value-type="float">
            <text:p>1134.2563639236</text:p>
          </table:table-cell>
          <table:table-cell table:number-columns-repeated="101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formula="of:=111.3194*[.A83]" office:value-type="float" office:value="9016.8714" calcext:value-type="float">
            <text:p>9016.8714</text:p>
          </table:table-cell>
          <table:table-cell table:style-name="ce1" table:formula="of:=[.A83]" office:value-type="float" office:value="81" calcext:value-type="float">
            <text:p>81</text:p>
          </table:table-cell>
          <table:table-cell table:style-name="ce1" table:formula="of:=90-[.C83]" office:value-type="float" office:value="9" calcext:value-type="float">
            <text:p>9</text:p>
          </table:table-cell>
          <table:table-cell table:style-name="ce1" office:value-type="float" office:value="200" calcext:value-type="float">
            <text:p>200</text:p>
          </table:table-cell>
          <table:table-cell table:formula="of:=[.E83]*TAN(RADIANS([.C83]))" office:value-type="float" office:value="1262.75030293501" calcext:value-type="float">
            <text:p>1262.750302935</text:p>
          </table:table-cell>
          <table:table-cell table:number-columns-repeated="101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formula="of:=111.3194*[.A84]" office:value-type="float" office:value="9128.1908" calcext:value-type="float">
            <text:p>9128.1908</text:p>
          </table:table-cell>
          <table:table-cell table:style-name="ce1" table:formula="of:=[.A84]" office:value-type="float" office:value="82" calcext:value-type="float">
            <text:p>82</text:p>
          </table:table-cell>
          <table:table-cell table:style-name="ce1" table:formula="of:=90-[.C84]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formula="of:=[.E84]*TAN(RADIANS([.C84]))" office:value-type="float" office:value="1423.07394447684" calcext:value-type="float">
            <text:p>1423.0739444769</text:p>
          </table:table-cell>
          <table:table-cell table:number-columns-repeated="101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formula="of:=111.3194*[.A85]" office:value-type="float" office:value="9239.5102" calcext:value-type="float">
            <text:p>9239.5102</text:p>
          </table:table-cell>
          <table:table-cell table:style-name="ce1" table:formula="of:=[.A85]" office:value-type="float" office:value="83" calcext:value-type="float">
            <text:p>83</text:p>
          </table:table-cell>
          <table:table-cell table:style-name="ce1" table:formula="of:=90-[.C85]" office:value-type="float" office:value="7" calcext:value-type="float">
            <text:p>7</text:p>
          </table:table-cell>
          <table:table-cell table:style-name="ce1" office:value-type="float" office:value="200" calcext:value-type="float">
            <text:p>200</text:p>
          </table:table-cell>
          <table:table-cell table:formula="of:=[.E85]*TAN(RADIANS([.C85]))" office:value-type="float" office:value="1628.86928559492" calcext:value-type="float">
            <text:p>1628.8692855949</text:p>
          </table:table-cell>
          <table:table-cell table:number-columns-repeated="101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formula="of:=111.3194*[.A86]" office:value-type="float" office:value="9350.8296" calcext:value-type="float">
            <text:p>9350.8296</text:p>
          </table:table-cell>
          <table:table-cell table:style-name="ce1" table:formula="of:=[.A86]" office:value-type="float" office:value="84" calcext:value-type="float">
            <text:p>84</text:p>
          </table:table-cell>
          <table:table-cell table:style-name="ce1" table:formula="of:=90-[.C86]" office:value-type="float" office:value="6" calcext:value-type="float">
            <text:p>6</text:p>
          </table:table-cell>
          <table:table-cell table:style-name="ce1" office:value-type="float" office:value="200" calcext:value-type="float">
            <text:p>200</text:p>
          </table:table-cell>
          <table:table-cell table:formula="of:=[.E86]*TAN(RADIANS([.C86]))" office:value-type="float" office:value="1902.87289084452" calcext:value-type="float">
            <text:p>1902.8728908445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formula="of:=111.3194*[.A87]" office:value-type="float" office:value="9462.149" calcext:value-type="float">
            <text:p>9462.149</text:p>
          </table:table-cell>
          <table:table-cell table:style-name="ce1" table:formula="of:=[.A87]" office:value-type="float" office:value="85" calcext:value-type="float">
            <text:p>85</text:p>
          </table:table-cell>
          <table:table-cell table:style-name="ce1" table:formula="of:=90-[.C87]" office:value-type="float" office:value="5" calcext:value-type="float">
            <text:p>5</text:p>
          </table:table-cell>
          <table:table-cell table:style-name="ce1" office:value-type="float" office:value="200" calcext:value-type="float">
            <text:p>200</text:p>
          </table:table-cell>
          <table:table-cell table:formula="of:=[.E87]*TAN(RADIANS([.C87]))" office:value-type="float" office:value="2286.01046055227" calcext:value-type="float">
            <text:p>2286.0104605523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formula="of:=111.3194*[.A88]" office:value-type="float" office:value="9573.4684" calcext:value-type="float">
            <text:p>9573.4684</text:p>
          </table:table-cell>
          <table:table-cell table:style-name="ce1" table:formula="of:=[.A88]" office:value-type="float" office:value="86" calcext:value-type="float">
            <text:p>86</text:p>
          </table:table-cell>
          <table:table-cell table:style-name="ce1" table:formula="of:=90-[.C88]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formula="of:=[.E88]*TAN(RADIANS([.C88]))" office:value-type="float" office:value="2860.13325134239" calcext:value-type="float">
            <text:p>2860.1332513424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formula="of:=111.3194*[.A89]" office:value-type="float" office:value="9684.7878" calcext:value-type="float">
            <text:p>9684.7878</text:p>
          </table:table-cell>
          <table:table-cell table:style-name="ce1" table:formula="of:=[.A89]" office:value-type="float" office:value="87" calcext:value-type="float">
            <text:p>87</text:p>
          </table:table-cell>
          <table:table-cell table:style-name="ce1" table:formula="of:=90-[.C89]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formula="of:=[.E89]*TAN(RADIANS([.C89]))" office:value-type="float" office:value="3816.22733754563" calcext:value-type="float">
            <text:p>3816.2273375456</text:p>
          </table:table-cell>
          <table:table-cell table:number-columns-repeated="101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formula="of:=111.3194*[.A90]" office:value-type="float" office:value="9796.1072" calcext:value-type="float">
            <text:p>9796.1072</text:p>
          </table:table-cell>
          <table:table-cell table:style-name="ce1" table:formula="of:=[.A90]" office:value-type="float" office:value="88" calcext:value-type="float">
            <text:p>88</text:p>
          </table:table-cell>
          <table:table-cell table:style-name="ce1" table:formula="of:=90-[.C90]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formula="of:=[.E90]*TAN(RADIANS([.C90]))" office:value-type="float" office:value="5727.2506565831" calcext:value-type="float">
            <text:p>5727.2506565831</text:p>
          </table:table-cell>
          <table:table-cell table:number-columns-repeated="101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formula="of:=111.3194*[.A91]" office:value-type="float" office:value="9907.4266" calcext:value-type="float">
            <text:p>9907.4266</text:p>
          </table:table-cell>
          <table:table-cell table:style-name="ce1" table:formula="of:=[.A91]" office:value-type="float" office:value="89" calcext:value-type="float">
            <text:p>89</text:p>
          </table:table-cell>
          <table:table-cell table:style-name="ce1" table:formula="of:=90-[.C91]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formula="of:=[.E91]*TAN(RADIANS([.C91]))" office:value-type="float" office:value="11457.9923261518" calcext:value-type="float">
            <text:p>11457.9923261518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7" loext:min-decimal-places="17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njang_20_Bayangan_20_Terhadap_20_Jarak" style:display-name="PageStyle_Panjang Bayangan Terhadap Jara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rak_20_Pengamat_20_vs_20_Ketinggian_20_Matahari_20_GE" style:display-name="PageStyle_Jarak Pengamat vs Ketinggian Matahari 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rak_20_dari_20_Pontianak_20_vs_20_Ketinggian_20_Matahari_20_FE" style:display-name="PageStyle_Jarak dari Pontianak vs Ketinggian Matahari F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dut_20_vs_20_Jarak" style:display-name="PageStyle_Sudut vs Jara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si_20_GE_20__28_unused_29_" style:display-name="PageStyle_Simulasi GE (unuse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156" meta:object-count="4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H4:Data.H38 Data.E3:Data.E38" chart:data-source-has-labels="row" svg:x="1.538cm" svg:y="0.348cm" svg:width="21.902cm" svg:height="15.71cm">
          <chartooo:coordinate-region svg:x="2.424cm" svg:y="0.547cm" svg:width="20.591cm" svg:height="14.864cm"/>
          <chart:axis chart:dimension="x" chart:name="primary-x" chart:style-name="ch3">
            <chart:title svg:x="11.538cm" svg:y="16.407cm" chart:style-name="ch4">
              <text:p>Jarak (km)</text:p>
            </chart:title>
            <chart:grid chart:style-name="ch5" chart:class="major"/>
          </chart:axis>
          <chart:axis chart:dimension="y" chart:name="primary-y" chart:style-name="ch3">
            <chart:title svg:x="0.451cm" svg:y="11.191cm" chart:style-name="ch6">
              <text:p>Panjang Bayangan Normalized (cm)</text:p>
            </chart:title>
            <chart:grid chart:style-name="ch5" chart:class="major"/>
          </chart:axis>
          <chart:series chart:style-name="ch7" chart:values-cell-range-address="Data.E4:Data.E38" chart:label-cell-address="Data.E3:Data.E3" chart:class="chart:scatter">
            <chart:domain table:cell-range-address="Data.H4:Data.H38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ormalized Shadow (cm)</text:p>
                <draw:g>
                  <svg:desc>Data.E3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46.24975801128">
                <text:p>5546.24975801128</text:p>
                <draw:g>
                  <svg:desc>Data.H4:Data.H38</svg:desc>
                </draw:g>
              </table:table-cell>
              <table:table-cell office:value-type="float" office:value="253.333333333333">
                <text:p>253.333333333333</text:p>
                <draw:g>
                  <svg:desc>Data.E4:Data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4.831811215193">
                <text:p>874.831811215193</text:p>
              </table:table-cell>
              <table:table-cell office:value-type="float" office:value="24.1992882562278">
                <text:p>24.1992882562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.7987242424">
                <text:p>1150.7987242424</text:p>
              </table:table-cell>
              <table:table-cell office:value-type="float" office:value="33.9884393063584">
                <text:p>33.9884393063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2.377058085175">
                <text:p>842.377058085175</text:p>
              </table:table-cell>
              <table:table-cell office:value-type="float" office:value="29.5652173913043">
                <text:p>29.5652173913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604922628624">
                <text:p>776.604922628624</text:p>
              </table:table-cell>
              <table:table-cell office:value-type="float" office:value="25.8620689655172">
                <text:p>25.862068965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7.237647489273">
                <text:p>777.237647489273</text:p>
              </table:table-cell>
              <table:table-cell office:value-type="float" office:value="24.6153846153846">
                <text:p>24.615384615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.71865657733">
                <text:p>751.71865657733</text:p>
              </table:table-cell>
              <table:table-cell office:value-type="float" office:value="18.0645161290323">
                <text:p>18.064516129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.00639454415">
                <text:p>800.0063945441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6.94683975998">
                <text:p>1526.94683975998</text:p>
              </table:table-cell>
              <table:table-cell office:value-type="float" office:value="53.9892021595681">
                <text:p>53.989202159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6.529065305305">
                <text:p>796.529065305305</text:p>
              </table:table-cell>
              <table:table-cell office:value-type="float" office:value="26.4313725490196">
                <text:p>26.431372549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8.179139187876">
                <text:p>708.179139187876</text:p>
              </table:table-cell>
              <table:table-cell office:value-type="float" office:value="24.5398773006135">
                <text:p>24.5398773006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.645975764234">
                <text:p>804.645975764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.484243547537">
                <text:p>758.484243547537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2.312401924386">
                <text:p>822.3124019243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9.29394195143">
                <text:p>1179.29394195143</text:p>
              </table:table-cell>
              <table:table-cell office:value-type="float" office:value="42.3529411764706">
                <text:p>42.3529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8.451330436612">
                <text:p>598.451330436612</text:p>
              </table:table-cell>
              <table:table-cell office:value-type="float" office:value="24.1269841269841">
                <text:p>24.1269841269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0.76803911214">
                <text:p>3480.76803911214</text:p>
              </table:table-cell>
              <table:table-cell office:value-type="float" office:value="129.70297029703">
                <text:p>129.7029702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8.30224753771">
                <text:p>878.30224753771</text:p>
              </table:table-cell>
              <table:table-cell office:value-type="float" office:value="27.4936061381074">
                <text:p>27.4936061381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9.077751696958">
                <text:p>959.077751696958</text:p>
              </table:table-cell>
              <table:table-cell office:value-type="float" office:value="28.3641160949868">
                <text:p>28.3641160949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077742407247">
                <text:p>959.077742407247</text:p>
              </table:table-cell>
              <table:table-cell office:value-type="float" office:value="29.0909090909091">
                <text:p>29.0909090909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.730600595035">
                <text:p>709.730600595035</text:p>
              </table:table-cell>
              <table:table-cell office:value-type="float" office:value="67.714631197098">
                <text:p>67.714631197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225848695484">
                <text:p>795.225848695484</text:p>
              </table:table-cell>
              <table:table-cell office:value-type="float" office:value="23.7627118644068">
                <text:p>23.7627118644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3.689707485049">
                <text:p>753.689707485049</text:p>
              </table:table-cell>
              <table:table-cell office:value-type="float" office:value="12.8440366972477">
                <text:p>12.84403669724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0.6543211256">
                <text:p>2440.6543211256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.009606672641">
                <text:p>800.009606672641</text:p>
              </table:table-cell>
              <table:table-cell office:value-type="float" office:value="21.6748768472906">
                <text:p>21.6748768472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8.612376296542">
                <text:p>878.61237629654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4.027127117279">
                <text:p>884.027127117279</text:p>
              </table:table-cell>
              <table:table-cell office:value-type="float" office:value="34.2657342657343">
                <text:p>34.2657342657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4.91966993533">
                <text:p>1384.919669935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4.47904981608">
                <text:p>1014.47904981608</text:p>
              </table:table-cell>
              <table:table-cell office:value-type="float" office:value="33.6065573770492">
                <text:p>33.606557377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3.0921815239">
                <text:p>1253.0921815239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6.577513299188">
                <text:p>726.577513299188</text:p>
              </table:table-cell>
              <table:table-cell office:value-type="float" office:value="29.3255131964809">
                <text:p>29.3255131964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9.43095296645">
                <text:p>2129.43095296645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.35377091156">
                <text:p>814.35377091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3.562768425728">
                <text:p>773.562768425728</text:p>
              </table:table-cell>
              <table:table-cell office:value-type="float" office:value="36.1904761904762">
                <text:p>36.1904761904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5.90268953876">
                <text:p>1245.90268953876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H3:Data.H38 Data.P3:Data.P38" svg:x="1.538cm" svg:y="0.348cm" svg:width="21.902cm" svg:height="15.71cm">
          <chartooo:coordinate-region svg:x="3.191cm" svg:y="0.547cm" svg:width="19.744cm" svg:height="15.312cm"/>
          <chart:axis chart:dimension="x" chart:name="primary-x" chart:style-name="ch3">
            <chart:title svg:x="10.678cm" svg:y="16.407cm" chart:style-name="ch4">
              <text:p>Jarak Pengamat (km)</text:p>
            </chart:title>
            <chart:grid chart:style-name="ch5" chart:class="major"/>
          </chart:axis>
          <chart:axis chart:dimension="y" chart:name="primary-y" chart:style-name="ch3">
            <chart:title svg:x="0.451cm" svg:y="10.662cm" chart:style-name="ch6">
              <text:p>Ketinggian Matahari GE (km)</text:p>
            </chart:title>
            <chart:grid chart:style-name="ch5" chart:class="major"/>
          </chart:axis>
          <chart:series chart:style-name="ch7" chart:values-cell-range-address="Data.P3:Data.P38" chart:class="chart:scatter">
            <chart:domain table:cell-range-address="Data.H3:Data.H38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H3:Data.H38</svg:desc>
                </draw:g>
              </table:table-cell>
              <table:table-cell office:value-type="float" office:value="NaN">
                <text:p>NaN</text:p>
                <draw:g>
                  <svg:desc>Data.P3:Data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46.24975801128">
                <text:p>5546.24975801128</text:p>
              </table:table-cell>
              <table:table-cell office:value-type="float" office:value="131831.888266713">
                <text:p>131831.88826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4.831811215193">
                <text:p>874.831811215193</text:p>
              </table:table-cell>
              <table:table-cell office:value-type="float" office:value="-53849.3088380988">
                <text:p>-53849.3088380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.7987242424">
                <text:p>1150.7987242424</text:p>
              </table:table-cell>
              <table:table-cell office:value-type="float" office:value="95693.2733938536">
                <text:p>95693.2733938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.377058085175">
                <text:p>842.377058085175</text:p>
              </table:table-cell>
              <table:table-cell office:value-type="float" office:value="-5349.54278129658">
                <text:p>-5349.54278129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.604922628624">
                <text:p>776.604922628624</text:p>
              </table:table-cell>
              <table:table-cell office:value-type="float" office:value="94630.7698575506">
                <text:p>94630.7698575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.237647489273">
                <text:p>777.237647489273</text:p>
              </table:table-cell>
              <table:table-cell office:value-type="float" office:value="1276735.46809066">
                <text:p>1276735.46809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.71865657733">
                <text:p>751.71865657733</text:p>
              </table:table-cell>
              <table:table-cell office:value-type="float" office:value="488.332813629677">
                <text:p>488.332813629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.00639454415">
                <text:p>800.00639454415</text:p>
              </table:table-cell>
              <table:table-cell office:value-type="float" office:value="-11076.6921690992">
                <text:p>-11076.6921690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.94683975998">
                <text:p>1526.94683975998</text:p>
              </table:table-cell>
              <table:table-cell office:value-type="float" office:value="-31364.213740153">
                <text:p>-31364.213740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6.529065305305">
                <text:p>796.529065305305</text:p>
              </table:table-cell>
              <table:table-cell office:value-type="float" office:value="91002.1595977458">
                <text:p>91002.1595977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8.179139187876">
                <text:p>708.179139187876</text:p>
              </table:table-cell>
              <table:table-cell office:value-type="float" office:value="63203.6942517965">
                <text:p>63203.6942517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4.645975764234">
                <text:p>804.645975764234</text:p>
              </table:table-cell>
              <table:table-cell office:value-type="float" office:value="13410.2898045633">
                <text:p>13410.2898045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8.484243547537">
                <text:p>758.484243547537</text:p>
              </table:table-cell>
              <table:table-cell office:value-type="float" office:value="14104.9189051749">
                <text:p>14104.9189051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2.312401924386">
                <text:p>822.312401924386</text:p>
              </table:table-cell>
              <table:table-cell office:value-type="float" office:value="-8818.51852234108">
                <text:p>-8818.51852234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9.29394195143">
                <text:p>1179.29394195143</text:p>
              </table:table-cell>
              <table:table-cell office:value-type="float" office:value="24430.1333881504">
                <text:p>24430.1333881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8.451330436612">
                <text:p>598.451330436612</text:p>
              </table:table-cell>
              <table:table-cell office:value-type="float" office:value="23270.5204069049">
                <text:p>23270.520406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0.76803911214">
                <text:p>3480.76803911214</text:p>
              </table:table-cell>
              <table:table-cell office:value-type="float" office:value="64376.7348112135">
                <text:p>64376.73481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.30224753771">
                <text:p>878.30224753771</text:p>
              </table:table-cell>
              <table:table-cell office:value-type="float" office:value="-390152.17682774">
                <text:p>-390152.17682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077751696958">
                <text:p>959.077751696958</text:p>
              </table:table-cell>
              <table:table-cell office:value-type="float" office:value="-25324.3614104518">
                <text:p>-25324.3614104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9.077742407247">
                <text:p>959.077742407247</text:p>
              </table:table-cell>
              <table:table-cell office:value-type="float" office:value="-7142.8564156296">
                <text:p>-7142.8564156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9.730600595035">
                <text:p>709.730600595035</text:p>
              </table:table-cell>
              <table:table-cell office:value-type="float" office:value="2880.86176545856">
                <text:p>2880.86176545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5.225848695484">
                <text:p>795.225848695484</text:p>
              </table:table-cell>
              <table:table-cell office:value-type="float" office:value="-126441.327813542">
                <text:p>-126441.327813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3.689707485049">
                <text:p>753.689707485049</text:p>
              </table:table-cell>
              <table:table-cell office:value-type="float" office:value="14145.831477512">
                <text:p>14145.831477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0.6543211256">
                <text:p>2440.6543211256</text:p>
              </table:table-cell>
              <table:table-cell office:value-type="float" office:value="-4214.06050591267">
                <text:p>-4214.06050591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009606672641">
                <text:p>800.009606672641</text:p>
              </table:table-cell>
              <table:table-cell office:value-type="float" office:value="-39365.9673729771">
                <text:p>-39365.9673729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8.612376296542">
                <text:p>878.612376296542</text:p>
              </table:table-cell>
              <table:table-cell office:value-type="float" office:value="-22356.2988390511">
                <text:p>-22356.2988390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4.027127117279">
                <text:p>884.027127117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4.91966993533">
                <text:p>1384.91966993533</text:p>
              </table:table-cell>
              <table:table-cell office:value-type="float" office:value="27476.9416770309">
                <text:p>27476.9416770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.47904981608">
                <text:p>1014.47904981608</text:p>
              </table:table-cell>
              <table:table-cell office:value-type="float" office:value="-134415.648917261">
                <text:p>-134415.648917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3.0921815239">
                <text:p>1253.0921815239</text:p>
              </table:table-cell>
              <table:table-cell office:value-type="float" office:value="-15496.4962261732">
                <text:p>-15496.4962261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6.577513299188">
                <text:p>726.577513299188</text:p>
              </table:table-cell>
              <table:table-cell office:value-type="float" office:value="-508.510215091731">
                <text:p>-508.510215091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9.43095296645">
                <text:p>2129.43095296645</text:p>
              </table:table-cell>
              <table:table-cell office:value-type="float" office:value="-16811.3032408436">
                <text:p>-16811.3032408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4.35377091156">
                <text:p>814.35377091156</text:p>
              </table:table-cell>
              <table:table-cell office:value-type="float" office:value="411621.625788878">
                <text:p>411621.625788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3.562768425728">
                <text:p>773.562768425728</text:p>
              </table:table-cell>
              <table:table-cell office:value-type="float" office:value="-12819.6787514401">
                <text:p>-12819.6787514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5.90268953876">
                <text:p>1245.90268953876</text:p>
              </table:table-cell>
              <table:table-cell office:value-type="float" office:value="110002.560797365">
                <text:p>110002.560797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H4:Data.H38 Data.L3:Data.L43" chart:data-source-has-labels="row" svg:x="1.538cm" svg:y="0.348cm" svg:width="21.902cm" svg:height="15.71cm">
          <chartooo:coordinate-region svg:x="2.636cm" svg:y="0.547cm" svg:width="20.168cm" svg:height="14.864cm"/>
          <chart:axis chart:dimension="x" chart:name="primary-x" chart:style-name="ch3">
            <chart:title svg:x="10.268cm" svg:y="16.407cm" chart:style-name="ch4">
              <text:p>Jarak dari Pontianak (km)</text:p>
            </chart:title>
            <chart:grid chart:style-name="ch5" chart:class="major"/>
          </chart:axis>
          <chart:axis chart:dimension="y" chart:name="primary-y" chart:style-name="ch3">
            <chart:title svg:x="0.451cm" svg:y="10.066cm" chart:style-name="ch6">
              <text:p>Jarak Matahari FE (m)</text:p>
            </chart:title>
            <chart:grid chart:style-name="ch5" chart:class="major"/>
          </chart:axis>
          <chart:series chart:style-name="ch7" chart:values-cell-range-address="Data.L4:Data.L43" chart:label-cell-address="Data.L3:Data.L3" chart:class="chart:scatter">
            <chart:domain table:cell-range-address="Data.H4:Data.H38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E Sun Distance</text:p>
                <draw:g>
                  <svg:desc>Data.L3:Data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46.24975801128">
                <text:p>5546.24975801128</text:p>
                <draw:g>
                  <svg:desc>Data.H4:Data.H38</svg:desc>
                </draw:g>
              </table:table-cell>
              <table:table-cell office:value-type="float" office:value="4408.6182300089">
                <text:p>4408.6182300089</text:p>
                <draw:g>
                  <svg:desc>Data.L4:Data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4.831811215193">
                <text:p>874.831811215193</text:p>
              </table:table-cell>
              <table:table-cell office:value-type="float" office:value="7511.22761621969">
                <text:p>7511.22761621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.7987242424">
                <text:p>1150.7987242424</text:p>
              </table:table-cell>
              <table:table-cell office:value-type="float" office:value="6944.70677870529">
                <text:p>6944.70677870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2.377058085175">
                <text:p>842.377058085175</text:p>
              </table:table-cell>
              <table:table-cell office:value-type="float" office:value="5928.43303998795">
                <text:p>5928.43303998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604922628624">
                <text:p>776.604922628624</text:p>
              </table:table-cell>
              <table:table-cell office:value-type="float" office:value="6121.74473499469">
                <text:p>6121.74473499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7.237647489273">
                <text:p>777.237647489273</text:p>
              </table:table-cell>
              <table:table-cell office:value-type="float" office:value="6445.05588585034">
                <text:p>6445.05588585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.71865657733">
                <text:p>751.71865657733</text:p>
              </table:table-cell>
              <table:table-cell office:value-type="float" office:value="8555.09941210616">
                <text:p>8555.0994121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.00639454415">
                <text:p>800.00639454415</text:p>
              </table:table-cell>
              <table:table-cell office:value-type="float" office:value="8405.19379019641">
                <text:p>8405.19379019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6.94683975998">
                <text:p>1526.94683975998</text:p>
              </table:table-cell>
              <table:table-cell office:value-type="float" office:value="5756.50973751087">
                <text:p>5756.50973751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6.529065305305">
                <text:p>796.529065305305</text:p>
              </table:table-cell>
              <table:table-cell office:value-type="float" office:value="6282.1487137345">
                <text:p>6282.148713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8.179139187876">
                <text:p>708.179139187876</text:p>
              </table:table-cell>
              <table:table-cell office:value-type="float" office:value="5853.15998438119">
                <text:p>5853.15998438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.645975764234">
                <text:p>804.645975764234</text:p>
              </table:table-cell>
              <table:table-cell office:value-type="float" office:value="11594.9425109176">
                <text:p>11594.9425109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.484243547537">
                <text:p>758.484243547537</text:p>
              </table:table-cell>
              <table:table-cell office:value-type="float" office:value="10492.9669574664">
                <text:p>10492.9669574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2.312401924386">
                <text:p>822.312401924386</text:p>
              </table:table-cell>
              <table:table-cell office:value-type="float" office:value="5582.08267949591">
                <text:p>5582.0826794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9.29394195143">
                <text:p>1179.29394195143</text:p>
              </table:table-cell>
              <table:table-cell office:value-type="float" office:value="5676.83805921511">
                <text:p>5676.83805921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8.451330436612">
                <text:p>598.451330436612</text:p>
              </table:table-cell>
              <table:table-cell office:value-type="float" office:value="5086.84655493507">
                <text:p>5086.84655493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0.76803911214">
                <text:p>3480.76803911214</text:p>
              </table:table-cell>
              <table:table-cell office:value-type="float" office:value="5569.29117481415">
                <text:p>5569.2911748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8.30224753771">
                <text:p>878.30224753771</text:p>
              </table:table-cell>
              <table:table-cell office:value-type="float" office:value="6545.53820999525">
                <text:p>6545.53820999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9.077751696958">
                <text:p>959.077751696958</text:p>
              </table:table-cell>
              <table:table-cell office:value-type="float" office:value="6914.21335615158">
                <text:p>6914.2133561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077742407247">
                <text:p>959.077742407247</text:p>
              </table:table-cell>
              <table:table-cell office:value-type="float" office:value="6846.65947904982">
                <text:p>6846.65947904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.730600595035">
                <text:p>709.730600595035</text:p>
              </table:table-cell>
              <table:table-cell office:value-type="float" office:value="2178.94002390034">
                <text:p>2178.94002390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225848695484">
                <text:p>795.225848695484</text:p>
              </table:table-cell>
              <table:table-cell office:value-type="float" office:value="6811.05635849266">
                <text:p>6811.05635849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3.689707485049">
                <text:p>753.689707485049</text:p>
              </table:table-cell>
              <table:table-cell office:value-type="float" office:value="11845.0254451243">
                <text:p>11845.0254451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0.6543211256">
                <text:p>2440.6543211256</text:p>
              </table:table-cell>
              <table:table-cell office:value-type="float" office:value="5608.47222253261">
                <text:p>5608.47222253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.009606672641">
                <text:p>800.009606672641</text:p>
              </table:table-cell>
              <table:table-cell office:value-type="float" office:value="7483.40682520664">
                <text:p>7483.40682520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8.612376296542">
                <text:p>878.612376296542</text:p>
              </table:table-cell>
              <table:table-cell office:value-type="float" office:value="6030.3445808983">
                <text:p>6030.3445808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4.027127117279">
                <text:p>884.027127117279</text:p>
              </table:table-cell>
              <table:table-cell office:value-type="float" office:value="5302.83180317432">
                <text:p>5302.83180317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4.91966993533">
                <text:p>1384.91966993533</text:p>
              </table:table-cell>
              <table:table-cell office:value-type="float" office:value="5595.67867974132">
                <text:p>5595.67867974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4.47904981608">
                <text:p>1014.47904981608</text:p>
              </table:table-cell>
              <table:table-cell office:value-type="float" office:value="6281.3875159786">
                <text:p>6281.3875159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3.0921815239">
                <text:p>1253.0921815239</text:p>
              </table:table-cell>
              <table:table-cell office:value-type="float" office:value="4521.25179601362">
                <text:p>4521.25179601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6.577513299188">
                <text:p>726.577513299188</text:p>
              </table:table-cell>
              <table:table-cell office:value-type="float" office:value="5125.75864070046">
                <text:p>5125.75864070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9.43095296645">
                <text:p>2129.43095296645</text:p>
              </table:table-cell>
              <table:table-cell office:value-type="float" office:value="5563.02996182999">
                <text:p>5563.02996182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.35377091156">
                <text:p>814.35377091156</text:p>
              </table:table-cell>
              <table:table-cell office:value-type="float" office:value="6364.25977624277">
                <text:p>6364.25977624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3.562768425728">
                <text:p>773.562768425728</text:p>
              </table:table-cell>
              <table:table-cell office:value-type="float" office:value="4379.95214130008">
                <text:p>4379.9521413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5.90268953876">
                <text:p>1245.90268953876</text:p>
              </table:table-cell>
              <table:table-cell office:value-type="float" office:value="6707.38257651977">
                <text:p>6707.38257651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6466.28729295408">
                <text:p>6466.28729295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912.30788745338">
                <text:p>1912.30788745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95735064159168">
                <text:p>0.295735064159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1845.0254451243">
                <text:p>11845.0254451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178.94002390034">
                <text:p>2178.940023900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I4:Data.I38 Data.K3:Data.K43" chart:data-source-has-labels="row" svg:x="1.538cm" svg:y="0.348cm" svg:width="21.902cm" svg:height="15.71cm">
          <chartooo:coordinate-region svg:x="2.212cm" svg:y="0.547cm" svg:width="20.804cm" svg:height="14.864cm"/>
          <chart:axis chart:dimension="x" chart:name="primary-x" chart:style-name="ch3">
            <chart:title svg:x="10.784cm" svg:y="16.407cm" chart:style-name="ch4">
              <text:p>Jarak dalam derajat</text:p>
            </chart:title>
            <chart:grid chart:style-name="ch5" chart:class="major"/>
          </chart:axis>
          <chart:axis chart:dimension="y" chart:name="primary-y" chart:style-name="ch3">
            <chart:title svg:x="0.451cm" svg:y="9.577cm" chart:style-name="ch6">
              <text:p>Sudut Bayangan</text:p>
            </chart:title>
            <chart:grid chart:style-name="ch5" chart:class="major"/>
          </chart:axis>
          <chart:series chart:style-name="ch7" chart:values-cell-range-address="Data.K4:Data.K43" chart:label-cell-address="Data.K3:Data.K3" chart:class="chart:scatter">
            <chart:domain table:cell-range-address="Data.I4:Data.I38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ngle 2</text:p>
                <draw:g>
                  <svg:desc>Data.K3:Data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8228499076646">
                <text:p>49.8228499076646</text:p>
                <draw:g>
                  <svg:desc>Data.I4:Data.I38</svg:desc>
                </draw:g>
              </table:table-cell>
              <table:table-cell office:value-type="float" office:value="38.2901631922431">
                <text:p>38.2901631922431</text:p>
                <draw:g>
                  <svg:desc>Data.K4:Data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5875428016315">
                <text:p>7.85875428016315</text:p>
              </table:table-cell>
              <table:table-cell office:value-type="float" office:value="83.1009518114993">
                <text:p>83.1009518114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378092609411">
                <text:p>10.3378092609411</text:p>
              </table:table-cell>
              <table:table-cell office:value-type="float" office:value="80.3551735840835">
                <text:p>80.355173584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720803458494">
                <text:p>7.56720803458494</text:p>
              </table:table-cell>
              <table:table-cell office:value-type="float" office:value="81.5910882673993">
                <text:p>81.5910882673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7636640719069">
                <text:p>6.97636640719069</text:p>
              </table:table-cell>
              <table:table-cell office:value-type="float" office:value="82.6319489283778">
                <text:p>82.6319489283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8205027595615">
                <text:p>6.98205027595615</text:p>
              </table:table-cell>
              <table:table-cell office:value-type="float" office:value="82.9834982552771">
                <text:p>82.9834982552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280909326973">
                <text:p>6.75280909326973</text:p>
              </table:table-cell>
              <table:table-cell office:value-type="float" office:value="84.8389019666397">
                <text:p>84.8389019666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658557757363">
                <text:p>7.18658557757363</text:p>
              </table:table-cell>
              <table:table-cell office:value-type="float" office:value="84.4312629220234">
                <text:p>84.4312629220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168080295077">
                <text:p>13.7168080295077</text:p>
              </table:table-cell>
              <table:table-cell office:value-type="float" office:value="74.8933080871378">
                <text:p>74.8933080871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5534817206439">
                <text:p>7.15534817206439</text:p>
              </table:table-cell>
              <table:table-cell office:value-type="float" office:value="82.471596199012">
                <text:p>82.471596199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6168663492506">
                <text:p>6.36168663492506</text:p>
              </table:table-cell>
              <table:table-cell office:value-type="float" office:value="83.004807702742">
                <text:p>83.004807702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2826367878585">
                <text:p>7.22826367878585</text:p>
              </table:table-cell>
              <table:table-cell office:value-type="float" office:value="85.9958270592906">
                <text:p>85.9958270592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1358544465329">
                <text:p>6.81358544465329</text:p>
              </table:table-cell>
              <table:table-cell office:value-type="float" office:value="85.8058172116091">
                <text:p>85.8058172116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8696401457775">
                <text:p>7.38696401457775</text:p>
              </table:table-cell>
              <table:table-cell office:value-type="float" office:value="81.4692343900519">
                <text:p>81.4692343900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937863656419">
                <text:p>10.5937863656419</text:p>
              </table:table-cell>
              <table:table-cell office:value-type="float" office:value="78.0434157568509">
                <text:p>78.0434157568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7598415403435">
                <text:p>5.37598415403435</text:p>
              </table:table-cell>
              <table:table-cell office:value-type="float" office:value="83.1213674234987">
                <text:p>83.1213674234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2682968028227">
                <text:p>31.2682968028227</text:p>
              </table:table-cell>
              <table:table-cell office:value-type="float" office:value="57.0359921955531">
                <text:p>57.0359921955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8992976550098">
                <text:p>7.88992976550098</text:p>
              </table:table-cell>
              <table:table-cell office:value-type="float" office:value="82.1727212160884">
                <text:p>82.1727212160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61554905701035">
                <text:p>8.61554905701035</text:p>
              </table:table-cell>
              <table:table-cell office:value-type="float" office:value="81.9281089100716">
                <text:p>81.9281089100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1554897355938">
                <text:p>8.61554897355938</text:p>
              </table:table-cell>
              <table:table-cell office:value-type="float" office:value="81.7241071729248">
                <text:p>81.7241071729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7562366123996">
                <text:p>6.37562366123996</text:p>
              </table:table-cell>
              <table:table-cell office:value-type="float" office:value="71.2952794894694">
                <text:p>71.2952794894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4364116852483">
                <text:p>7.14364116852483</text:p>
              </table:table-cell>
              <table:table-cell office:value-type="float" office:value="83.2242490190144">
                <text:p>83.2242490190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7051535927295">
                <text:p>6.77051535927295</text:p>
              </table:table-cell>
              <table:table-cell office:value-type="float" office:value="86.3255004791703">
                <text:p>86.325500479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9247886812685">
                <text:p>21.9247886812685</text:p>
              </table:table-cell>
              <table:table-cell office:value-type="float" office:value="66.0375110254218">
                <text:p>66.0375110254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661443263835">
                <text:p>7.18661443263835</text:p>
              </table:table-cell>
              <table:table-cell office:value-type="float" office:value="83.8147450844177">
                <text:p>83.8147450844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9271570181426">
                <text:p>7.89271570181426</text:p>
              </table:table-cell>
              <table:table-cell office:value-type="float" office:value="81.3571974199955">
                <text:p>81.3571974199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4135727570647">
                <text:p>7.94135727570647</text:p>
              </table:table-cell>
              <table:table-cell office:value-type="float" office:value="80.277981986189">
                <text:p>80.277981986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409552147724">
                <text:p>12.4409552147724</text:p>
              </table:table-cell>
              <table:table-cell office:value-type="float" office:value="75.9637565320735">
                <text:p>75.9637565320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1322779152669">
                <text:p>9.11322779152669</text:p>
              </table:table-cell>
              <table:table-cell office:value-type="float" office:value="80.4615372660139">
                <text:p>80.4615372660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567277718341">
                <text:p>11.2567277718341</text:p>
              </table:table-cell>
              <table:table-cell office:value-type="float" office:value="74.0041676864771">
                <text:p>74.0041676864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696217639682">
                <text:p>6.52696217639682</text:p>
              </table:table-cell>
              <table:table-cell office:value-type="float" office:value="81.6583015558515">
                <text:p>81.6583015558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1290193170862">
                <text:p>19.1290193170862</text:p>
              </table:table-cell>
              <table:table-cell office:value-type="float" office:value="68.8387401831717">
                <text:p>68.8387401831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1547035747192">
                <text:p>7.31547035747192</text:p>
              </table:table-cell>
              <table:table-cell office:value-type="float" office:value="82.5930878715048">
                <text:p>82.593087871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4903824873049">
                <text:p>6.94903824873049</text:p>
              </table:table-cell>
              <table:table-cell office:value-type="float" office:value="79.7431801583036">
                <text:p>79.7431801583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1921434138053">
                <text:p>11.1921434138053</text:p>
              </table:table-cell>
              <table:table-cell office:value-type="float" office:value="79.24203291161">
                <text:p>79.24203291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